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DejaVu Sans Mono" svg:font-family="'DejaVu Sans Mono'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19.78cm"/>
    </style:style>
    <style:style style:name="co5" style:family="table-column">
      <style:table-column-properties fo:break-before="auto" style:column-width="14.631cm"/>
    </style:style>
    <style:style style:name="co6" style:family="table-column">
      <style:table-column-properties fo:break-before="auto" style:column-width="11.17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3.63cm"/>
    </style:style>
    <style:style style:name="co11" style:family="table-column">
      <style:table-column-properties fo:break-before="auto" style:column-width="5.281cm"/>
    </style:style>
    <style:style style:name="co12" style:family="table-column">
      <style:table-column-properties fo:break-before="auto" style:column-width="9.077cm"/>
    </style:style>
    <style:style style:name="co13" style:family="table-column">
      <style:table-column-properties fo:break-before="auto" style:column-width="6.38cm"/>
    </style:style>
    <style:style style:name="co14" style:family="table-column">
      <style:table-column-properties fo:break-before="auto" style:column-width="10.41cm"/>
    </style:style>
    <style:style style:name="co15" style:family="table-column">
      <style:table-column-properties fo:break-before="auto" style:column-width="3.985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13.298cm"/>
    </style:style>
    <style:style style:name="co18" style:family="table-column">
      <style:table-column-properties fo:break-before="auto" style:column-width="13.788cm"/>
    </style:style>
    <style:style style:name="co19" style:family="table-column">
      <style:table-column-properties fo:break-before="auto" style:column-width="7.497cm"/>
    </style:style>
    <style:style style:name="co20" style:family="table-column">
      <style:table-column-properties fo:break-before="auto" style:column-width="3.004cm"/>
    </style:style>
    <style:style style:name="co21" style:family="table-column">
      <style:table-column-properties fo:break-before="auto" style:column-width="3.466cm"/>
    </style:style>
    <style:style style:name="co22" style:family="table-column">
      <style:table-column-properties fo:break-before="auto" style:column-width="13.603cm"/>
    </style:style>
    <style:style style:name="co23" style:family="table-column">
      <style:table-column-properties fo:break-before="auto" style:column-width="10.862cm"/>
    </style:style>
    <style:style style:name="co24" style:family="table-column">
      <style:table-column-properties fo:break-before="auto" style:column-width="2.364cm"/>
    </style:style>
    <style:style style:name="co25" style:family="table-column">
      <style:table-column-properties fo:break-before="auto" style:column-width="9.035cm"/>
    </style:style>
    <style:style style:name="co26" style:family="table-column">
      <style:table-column-properties fo:break-before="auto" style:column-width="11.714cm"/>
    </style:style>
    <style:style style:name="co27" style:family="table-column">
      <style:table-column-properties fo:break-before="auto" style:column-width="9.855cm"/>
    </style:style>
    <style:style style:name="co28" style:family="table-column">
      <style:table-column-properties fo:break-before="auto" style:column-width="8.368cm"/>
    </style:style>
    <style:style style:name="co29" style:family="table-column">
      <style:table-column-properties fo:break-before="auto" style:column-width="3.515cm"/>
    </style:style>
    <style:style style:name="co30" style:family="table-column">
      <style:table-column-properties fo:break-before="auto" style:column-width="4.101cm"/>
    </style:style>
    <style:style style:name="co31" style:family="table-column">
      <style:table-column-properties fo:break-before="auto" style:column-width="12.453cm"/>
    </style:style>
    <style:style style:name="co32" style:family="table-column">
      <style:table-column-properties fo:break-before="auto" style:column-width="13.979cm"/>
    </style:style>
    <style:style style:name="co33" style:family="table-column">
      <style:table-column-properties fo:break-before="auto" style:column-width="2.323cm"/>
    </style:style>
    <style:style style:name="co34" style:family="table-column">
      <style:table-column-properties fo:break-before="auto" style:column-width="9.703cm"/>
    </style:style>
    <style:style style:name="co35" style:family="table-column">
      <style:table-column-properties fo:break-before="auto" style:column-width="5.237cm"/>
    </style:style>
    <style:style style:name="co36" style:family="table-column">
      <style:table-column-properties fo:break-before="auto" style:column-width="14.305cm"/>
    </style:style>
    <style:style style:name="co37" style:family="table-column">
      <style:table-column-properties fo:break-before="auto" style:column-width="2.835cm"/>
    </style:style>
    <style:style style:name="co38" style:family="table-column">
      <style:table-column-properties fo:break-before="auto" style:column-width="10.522cm"/>
    </style:style>
    <style:style style:name="co39" style:family="table-column">
      <style:table-column-properties fo:break-before="auto" style:column-width="10.356cm"/>
    </style:style>
    <style:style style:name="co40" style:family="table-column">
      <style:table-column-properties fo:break-before="auto" style:column-width="10.165cm"/>
    </style:style>
    <style:style style:name="co41" style:family="table-column">
      <style:table-column-properties fo:break-before="auto" style:column-width="3.902cm"/>
    </style:style>
    <style:style style:name="co42" style:family="table-column">
      <style:table-column-properties fo:break-before="auto" style:column-width="7.579cm"/>
    </style:style>
    <style:style style:name="co43" style:family="table-column">
      <style:table-column-properties fo:break-before="auto" style:column-width="11.991cm"/>
    </style:style>
    <style:style style:name="co44" style:family="table-column">
      <style:table-column-properties fo:break-before="auto" style:column-width="8.341cm"/>
    </style:style>
    <style:style style:name="co45" style:family="table-column">
      <style:table-column-properties fo:break-before="auto" style:column-width="20.978cm"/>
    </style:style>
    <style:style style:name="co46" style:family="table-column">
      <style:table-column-properties fo:break-before="auto" style:column-width="3.944cm"/>
    </style:style>
    <style:style style:name="co47" style:family="table-column">
      <style:table-column-properties fo:break-before="auto" style:column-width="3.667cm"/>
    </style:style>
    <style:style style:name="co48" style:family="table-column">
      <style:table-column-properties fo:break-before="auto" style:column-width="7.108cm"/>
    </style:style>
    <style:style style:name="co49" style:family="table-column">
      <style:table-column-properties fo:break-before="auto" style:column-width="15.072cm"/>
    </style:style>
    <style:style style:name="co50" style:family="table-column">
      <style:table-column-properties fo:break-before="auto" style:column-width="2.891cm"/>
    </style:style>
    <style:style style:name="co51" style:family="table-column">
      <style:table-column-properties fo:break-before="auto" style:column-width="3.196cm"/>
    </style:style>
    <style:style style:name="co52" style:family="table-column">
      <style:table-column-properties fo:break-before="auto" style:column-width="10.52cm"/>
    </style:style>
    <style:style style:name="co53" style:family="table-column">
      <style:table-column-properties fo:break-before="auto" style:column-width="5.644cm"/>
    </style:style>
    <style:style style:name="co54" style:family="table-column">
      <style:table-column-properties fo:break-before="auto" style:column-width="16.321cm"/>
    </style:style>
    <style:style style:name="co55" style:family="table-column">
      <style:table-column-properties fo:break-before="auto" style:column-width="7.026cm"/>
    </style:style>
    <style:style style:name="co56" style:family="table-column">
      <style:table-column-properties fo:break-before="auto" style:column-width="10.245cm"/>
    </style:style>
    <style:style style:name="co57" style:family="table-column">
      <style:table-column-properties fo:break-before="auto" style:column-width="9.544cm"/>
    </style:style>
    <style:style style:name="co58" style:family="table-column">
      <style:table-column-properties fo:break-before="auto" style:column-width="22.648cm"/>
    </style:style>
    <style:style style:name="co59" style:family="table-column">
      <style:table-column-properties fo:break-before="auto" style:column-width="6.98cm"/>
    </style:style>
    <style:style style:name="co60" style:family="table-column">
      <style:table-column-properties fo:break-before="auto" style:column-width="10.058cm"/>
    </style:style>
    <style:style style:name="co61" style:family="table-column">
      <style:table-column-properties fo:break-before="auto" style:column-width="9.022cm"/>
    </style:style>
    <style:style style:name="co62" style:family="table-column">
      <style:table-column-properties fo:break-before="auto" style:column-width="22.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877cm" fo:break-before="auto" style:use-optimal-row-height="true"/>
    </style:style>
    <style:style style:name="ro8" style:family="table-row">
      <style:table-row-properties style:row-height="0.788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ro10" style:family="table-row">
      <style:table-row-properties style:row-height="2.457cm" fo:break-before="auto" style:use-optimal-row-height="true"/>
    </style:style>
    <style:style style:name="ro11" style:family="table-row">
      <style:table-row-properties style:row-height="1.081cm" fo:break-before="auto" style:use-optimal-row-height="true"/>
    </style:style>
    <style:style style:name="ro12" style:family="table-row">
      <style:table-row-properties style:row-height="0.467cm" fo:break-before="auto" style:use-optimal-row-height="true"/>
    </style:style>
    <style:style style:name="ro13" style:family="table-row">
      <style:table-row-properties style:row-height="2.79cm" fo:break-before="auto" style:use-optimal-row-height="true"/>
    </style:style>
    <style:style style:name="ro14" style:family="table-row">
      <style:table-row-properties style:row-height="4.159cm" fo:break-before="auto" style:use-optimal-row-height="true"/>
    </style:style>
    <style:style style:name="ro15" style:family="table-row">
      <style:table-row-properties style:row-height="5.528cm" fo:break-before="auto" style:use-optimal-row-height="true"/>
    </style:style>
    <style:style style:name="ro16" style:family="table-row">
      <style:table-row-properties style:row-height="1.078cm" fo:break-before="auto" style:use-optimal-row-height="true"/>
    </style:style>
    <style:style style:name="ro17" style:family="table-row">
      <style:table-row-properties style:row-height="1.432cm" fo:break-before="auto" style:use-optimal-row-height="true"/>
    </style:style>
    <style:style style:name="ro18" style:family="table-row">
      <style:table-row-properties style:row-height="1.286cm" fo:break-before="auto" style:use-optimal-row-height="true"/>
    </style:style>
    <style:style style:name="ro19" style:family="table-row">
      <style:table-row-properties style:row-height="1.868cm" fo:break-before="auto" style:use-optimal-row-height="true"/>
    </style:style>
    <style:style style:name="ro20" style:family="table-row">
      <style:table-row-properties style:row-height="1.871cm" fo:break-before="auto" style:use-optimal-row-height="true"/>
    </style:style>
    <style:style style:name="ro21" style:family="table-row">
      <style:table-row-properties style:row-height="2.605cm" fo:break-before="auto" style:use-optimal-row-height="true"/>
    </style:style>
    <style:style style:name="ro22" style:family="table-row">
      <style:table-row-properties style:row-height="1.762cm" fo:break-before="auto" style:use-optimal-row-height="true"/>
    </style:style>
    <style:style style:name="ro23" style:family="table-row">
      <style:table-row-properties style:row-height="1.42cm" fo:break-before="auto" style:use-optimal-row-height="true"/>
    </style:style>
    <style:style style:name="ro24" style:family="table-row">
      <style:table-row-properties style:row-height="0.736cm" fo:break-before="auto" style:use-optimal-row-height="true"/>
    </style:style>
    <style:style style:name="ro25" style:family="table-row">
      <style:table-row-properties style:row-height="1.921cm" fo:break-before="auto" style:use-optimal-row-height="true"/>
    </style:style>
    <style:style style:name="ro26" style:family="table-row">
      <style:table-row-properties style:row-height="1.131cm" fo:break-before="auto" style:use-optimal-row-height="true"/>
    </style:style>
    <style:style style:name="ro27" style:family="table-row">
      <style:table-row-properties style:row-height="1.695cm" fo:break-before="auto" style:use-optimal-row-height="true"/>
    </style:style>
    <style:style style:name="ro28" style:family="table-row">
      <style:table-row-properties style:row-height="1.49cm" fo:break-before="auto" style:use-optimal-row-height="true"/>
    </style:style>
    <style:style style:name="ro29" style:family="table-row">
      <style:table-row-properties style:row-height="4.554cm" fo:break-before="auto" style:use-optimal-row-height="true"/>
    </style:style>
    <style:style style:name="ro30" style:family="table-row">
      <style:table-row-properties style:row-height="3.817cm" fo:break-before="auto" style:use-optimal-row-height="true"/>
    </style:style>
    <style:style style:name="ro31" style:family="table-row">
      <style:table-row-properties style:row-height="1.473cm" fo:break-before="auto" style:use-optimal-row-height="true"/>
    </style:style>
    <style:style style:name="ro32" style:family="table-row">
      <style:table-row-properties style:row-height="2.106cm" fo:break-before="auto" style:use-optimal-row-height="true"/>
    </style:style>
    <style:style style:name="ro33" style:family="table-row">
      <style:table-row-properties style:row-height="2.552cm" fo:break-before="auto" style:use-optimal-row-height="true"/>
    </style:style>
    <style:style style:name="ro34" style:family="table-row">
      <style:table-row-properties style:row-height="2.422cm" fo:break-before="auto" style:use-optimal-row-height="true"/>
    </style:style>
    <style:style style:name="ro35" style:family="table-row">
      <style:table-row-properties style:row-height="3.133cm" fo:break-before="auto" style:use-optimal-row-height="true"/>
    </style:style>
    <style:style style:name="ro36" style:family="table-row">
      <style:table-row-properties style:row-height="2.157cm" fo:break-before="auto" style:use-optimal-row-height="true"/>
    </style:style>
    <style:style style:name="ro37" style:family="table-row">
      <style:table-row-properties style:row-height="1.184cm" fo:break-before="auto" style:use-optimal-row-height="true"/>
    </style:style>
    <style:style style:name="ro38" style:family="table-row">
      <style:table-row-properties style:row-height="2.263cm" fo:break-before="auto" style:use-optimal-row-height="true"/>
    </style:style>
    <style:style style:name="ro39" style:family="table-row">
      <style:table-row-properties style:row-height="2.947cm" fo:break-before="auto" style:use-optimal-row-height="true"/>
    </style:style>
    <style:style style:name="ro40" style:family="table-row">
      <style:table-row-properties style:row-height="3.632cm" fo:break-before="auto" style:use-optimal-row-height="true"/>
    </style:style>
    <style:style style:name="ro41" style:family="table-row">
      <style:table-row-properties style:row-height="4.316cm" fo:break-before="auto" style:use-optimal-row-height="true"/>
    </style:style>
    <style:style style:name="ro42" style:family="table-row">
      <style:table-row-properties style:row-height="5.685cm" fo:break-before="auto" style:use-optimal-row-height="true"/>
    </style:style>
    <style:style style:name="ro43" style:family="table-row">
      <style:table-row-properties style:row-height="3.21cm" fo:break-before="auto" style:use-optimal-row-height="true"/>
    </style:style>
    <style:style style:name="ro4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Default">
      <style:table-cell-properties style:vertical-align="top"/>
    </style:style>
    <style:style style:name="ce45" style:family="table-cell" style:parent-style-name="Default">
      <style:table-cell-properties fo:background-color="#ffcc99" style:vertical-align="top"/>
    </style:style>
    <style:style style:name="ce46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>
      <style:table-cell-properties fo:background-color="transparent" style:vertical-align="top"/>
    </style:style>
    <style:style style:name="ce55" style:family="table-cell" style:parent-style-name="Default">
      <style:table-cell-properties style:text-align-source="value-type" style:repeat-content="false" style:vertical-align="top"/>
    </style:style>
    <style:style style:name="ce57" style:family="table-cell" style:parent-style-name="Default">
      <style:table-cell-properties style:text-align-source="value-type" style:repeat-content="false" fo:background-color="transparent" style:vertical-align="top"/>
    </style:style>
    <style:style style:name="ce58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59" style:family="table-cell" style:parent-style-name="Default">
      <style:table-cell-properties fo:background-color="#fff200" style:text-align-source="value-type" style:repeat-content="false" style:vertical-align="top"/>
    </style:style>
    <style:style style:name="ce60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61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11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66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74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9999ff" style:vertical-align="top"/>
    </style:style>
    <style:style style:name="ce35" style:family="table-cell" style:parent-style-name="Default">
      <style:table-cell-properties style:vertical-align="top"/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ce56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37" style:family="table-cell" style:parent-style-name="Default">
      <style:table-cell-properties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25" style:family="table-cell" style:parent-style-name="Default">
      <style:table-cell-properties fo:background-color="#ccff99" style:vertical-align="top"/>
    </style:style>
    <style:style style:name="ce26" style:family="table-cell" style:parent-style-name="Default">
      <style:table-cell-properties fo:background-color="#ccff99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41" style:family="table-cell" style:parent-style-name="Default">
      <style:table-cell-properties style:vertical-align="top"/>
      <style:text-properties fo:color="#800080" style:font-name="DejaVu Sans Mono" fo:font-size="8.5pt" fo:language="none" fo:country="none" fo:font-weight="bold" style:font-name-asian="DejaVu Sans Mono" style:font-size-asian="8.5pt" style:language-asian="none" style:country-asian="none" style:font-weight-asian="bold" style:font-name-complex="DejaVu Sans Mono" style:font-size-complex="8.5pt" style:language-complex="none" style:country-complex="none" style:font-weight-complex="bold"/>
    </style:style>
    <style:style style:name="ce80" style:family="table-cell" style:parent-style-name="Default">
      <style:table-cell-properties fo:background-color="#ff3333" style:vertical-align="top"/>
    </style:style>
    <style:style style:name="ce85" style:family="table-cell" style:parent-style-name="Default">
      <style:table-cell-properties fo:background-color="transparent"/>
    </style:style>
    <style:style style:name="ce87" style:family="table-cell" style:parent-style-name="Default">
      <style:table-cell-properties style:vertical-align="top"/>
      <style:text-properties fo:color="#ce181e"/>
    </style:style>
    <style:style style:name="ce88" style:family="table-cell" style:parent-style-name="Default">
      <style:table-cell-properties style:vertical-align="top"/>
      <style:text-properties fo:color="#ff9900"/>
    </style:style>
    <style:style style:name="ce89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90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91" style:family="table-cell" style:parent-style-name="Default">
      <style:table-cell-properties style:vertical-align="top"/>
      <style:text-properties fo:color="#5983b0"/>
    </style:style>
    <style:style style:name="ce92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7" style:family="text">
      <style:text-properties fo:color="#008000" style:font-name-asian="DejaVu Sans Mono" style:font-name-complex="DejaVu Sans Mono" style:font-size-asian="8.5pt" style:font-size-complex="8.5pt"/>
    </style:style>
    <style:style style:name="T8" style:family="text">
      <style:text-properties style:font-name-asian="DejaVu Sans Mono" style:font-name-complex="DejaVu Sans Mono" style:font-size-asian="8.5pt" style:font-size-complex="8.5pt" fo:color="#000000"/>
    </style:style>
    <style:style style:name="T9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0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1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12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1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5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16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17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8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9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22" style:family="text">
      <style:text-properties fo:text-shadow="none" style:font-size-complex="8.5pt" style:font-weight-asian="normal" style:font-weight-complex="normal" style:font-style-asian="normal" style:font-style-complex="normal" style:text-emphasize="none" style:font-relief="none" fo:color="#008000" style:font-name="DejaVu Sans Mono" fo:font-size="8.5pt" fo:font-weight="normal" style:text-underline-style="none" style:text-underline-color="font-color" style:text-line-through-type="none" fo:font-style="normal" style:text-outline="fals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text-overline-style="none" style:text-overline-color="font-color"/>
    </style:style>
    <style:style style:name="T23" style:family="text">
      <style:text-properties fo:text-shadow="none" style:font-size-complex="8.5pt" style:font-weight-asian="normal" style:font-weight-complex="normal" style:font-style-asian="normal" style:font-style-complex="normal" style:text-emphasize="none" style:font-relief="none" style:font-name="DejaVu Sans Mono" fo:font-size="8.5pt" fo:font-weight="normal" style:text-underline-style="none" style:text-underline-color="font-color" style:text-line-through-type="none" fo:font-style="normal" style:text-outline="fals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text-overline-style="none" style:text-overline-color="font-color" fo:color="#000000"/>
    </style:style>
    <style:style style:name="T24" style:family="text">
      <style:text-properties style:font-size-complex="8.5pt" style:font-name="DejaVu Sans Mono" fo:font-size="8.5pt" style:font-name-asian="DejaVu Sans Mono" style:font-name-complex="DejaVu Sans Mono" style:font-size-asian="8.5pt" fo:color="#800080" fo:font-weight="bold" style:font-weight-asian="bold" style:font-weight-complex="bold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2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/>
    </style:style>
    <style:style style:name="T27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28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2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30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31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32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33" style:family="text">
      <style:text-properties fo:color="#800080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34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35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36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37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38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39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40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2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4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4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4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46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4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48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4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5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51" style:family="text">
      <style:text-properties style:font-name-asian="DejaVu Sans Mono" style:font-name-complex="DejaVu Sans Mono" style:font-size-asian="8.5pt" style:font-size-complex="8.5pt" fo:color="#008000"/>
    </style:style>
    <style:style style:name="T5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5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5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5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5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57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5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 fo:font-weight="normal" style:font-weight-asian="normal" style:font-weight-complex="normal"/>
    </style:style>
    <style:style style:name="T6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font-weight="normal" style:font-weight-asian="normal" style:font-weight-complex="normal" fo:color="#008000"/>
    </style:style>
    <style:style style:name="T6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6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63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64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65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66" style:family="text">
      <style:text-properties fo:color="#00800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67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6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800080" fo:font-weight="bold" style:font-weight-asian="bold" style:font-weight-complex="bold"/>
    </style:style>
    <style:style style:name="T69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fo:color="#008000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1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72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73" style:family="text">
      <style:text-properties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74" style:family="text">
      <style:text-properties fo:color="#ff8c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7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7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7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79" style:family="text">
      <style:text-properties fo:color="#80008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8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8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83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800080"/>
    </style:style>
    <style:style style:name="T8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ff" fo:language="zxx" fo:country="none" style:language-asian="zxx" style:country-asian="none" style:language-complex="zxx" style:country-complex="none"/>
    </style:style>
    <style:style style:name="T8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800080" fo:language="none" fo:country="none" style:language-asian="none" style:country-asian="none" style:language-complex="none" style:country-complex="none"/>
    </style:style>
    <style:style style:name="T8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ff" fo:font-weight="bold" style:font-weight-asian="bold" style:font-weight-complex="bold"/>
    </style:style>
    <style:style style:name="T8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8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8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9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9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9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9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Arial" fo:font-size="10pt" style:font-name-asian="Andale Sans UI" style:font-name-complex="Tahoma" style:font-size-asian="10pt" style:font-size-complex="10pt"/>
    </style:style>
    <style:style style:name="T94" style:family="text">
      <style:text-properties fo:color="#00a933" fo:font-weight="bold" style:font-weight-asian="bold" style:font-weight-complex="bold"/>
    </style:style>
    <style:style style:name="T9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fo:color="#ce181e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ce181e" fo:font-weight="bold" style:font-weight-asian="bold" style:font-weight-complex="bold"/>
    </style:style>
    <style:style style:name="T98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99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ce181e"/>
    </style:style>
    <style:style style:name="T100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1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0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103" style:family="text">
      <style:text-properties fo:color="#ce181e" fo:font-weight="bold" style:font-weight-asian="bold" style:font-weight-complex="bold"/>
    </style:style>
    <style:style style:name="T104" style:family="text">
      <style:text-properties fo:color="#000000" style:font-name-asian="DejaVu Sans Mono" style:font-name-complex="DejaVu Sans Mono" style:font-size-asian="8.5pt" style:font-size-complex="8.5pt" style:font-weight-asian="bold" style:font-weight-complex="bold"/>
    </style:style>
    <style:style style:name="T105" style:family="text">
      <style:text-properties style:font-name-asian="DejaVu Sans Mono" style:font-name-complex="DejaVu Sans Mono" style:font-size-asian="8.5pt" style:font-size-complex="8.5pt" style:font-weight-asian="bold" style:font-weight-complex="bold"/>
    </style:style>
    <style:style style:name="T106" style:family="text">
      <style:text-properties fo:color="#0000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fo:color="#0000ff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10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10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11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1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112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11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11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11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116" style:family="text">
      <style:text-properties style:font-name-asian="Consolas" style:font-name-complex="Consolas" style:font-size-asian="9.5pt" style:font-size-complex="9.5pt"/>
    </style:style>
    <style:style style:name="T117" style:family="text">
      <style:text-properties style:text-position="super 58%"/>
    </style:style>
    <style:style style:name="T118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46" office:value-type="string" calcext:value-type="string">
            <text:p>Note that the following tests must be performed on an interface fully supporting buffering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6" office:value-type="string" calcext:value-type="string">
            <text:p>Ideally use FTDI ports (e.g. COM21/22) which are known to have best feature support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6" office:value-type="string" calcext:value-type="string">
            <text:p>e.g. Microsoft and Prolific do not properly support buffering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6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ow counts and rates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<text:span text:style-name="T1">Byte rate must be at least 600/s (i.e. 9600 baud -</text:span> 15% - overhead - view)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4000/s (i.e. 115200 baud - 25% - more overhead - more view)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46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6" office:value-type="string" calcext:value-type="string">
            <text:p>Ideally use FTDI ports (e.g. COM21/22) which are known to have best feature support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6" office:value-type="string" calcext:value-type="string">
            <text:p>VSPE e.g. doesn't support XOn/XOff software flow control.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46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5" office:value-type="string" calcext:value-type="string">
            <text:p>ToDo</text:p>
          </table:table-cell>
          <table:table-cell table:style-name="ce45" table:number-columns-repeated="2"/>
          <table:table-cell table:style-name="ce45" office:value-type="string" calcext:value-type="string">
            <text:p>"YAT – BreakStateTest.jpg" still of any purpose?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5" office:value-type="string" calcext:value-type="string">
            <text:p>ToDo</text:p>
          </table:table-cell>
          <table:table-cell table:style-name="ce45"/>
          <table:table-cell table:style-name="ce45" office:value-type="string" calcext:value-type="string">
            <text:p>Suspend/Resume</text:p>
          </table:table-cell>
          <table:table-cell table:style-name="ce45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58"/>
        </table:table-row>
        <table:table-row table:style-name="ro1">
          <table:table-cell table:style-name="ce45" table:number-columns-repeated="2"/>
          <table:table-cell table:style-name="ce45" office:value-type="string" calcext:value-type="string">
            <text:p>of internal COM</text:p>
          </table:table-cell>
          <table:table-cell table:style-name="ce45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Suspend computer</text:p>
          </table:table-cell>
          <table:table-cell table:number-columns-repeated="60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Resume computer</text:p>
          </table:table-cell>
          <table:table-cell table:number-columns-repeated="60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47" office:value-type="string" calcext:value-type="string">
            <text:p>Sending possible again, successfully receiving</text:p>
          </table:table-cell>
          <table:table-cell table:style-name="ce47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47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47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47" office:value-type="string" calcext:value-type="string">
            <text:p>Sending not possible, terminal gets closed, is waiting for reconnect</text:p>
          </table:table-cell>
          <table:table-cell table:style-name="ce47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defaulted to first available por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switched to first available por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 table:number-rows-repeated="654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9" table:default-cell-style-name="ce55"/>
        <table:table-column table:style-name="co10" table:default-cell-style-name="ce55"/>
        <table:table-column table:style-name="co11" table:default-cell-style-name="ce55"/>
        <table:table-column table:style-name="co12" table:default-cell-style-name="ce55"/>
        <table:table-column table:style-name="co13" table:default-cell-style-name="ce55"/>
        <table:table-column table:style-name="co14" table:default-cell-style-name="ce55"/>
        <table:table-column table:style-name="co7" table:number-columns-repeated="58" table:default-cell-style-name="ce5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Recents</text:p>
          </table:table-cell>
          <table:table-cell office:value-type="string" calcext:value-type="string">
            <text:p>Make sure recent hosts and ports are listed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8" office:value-type="string" calcext:value-type="string">
            <text:p>SIR on RB ExBal Win32</text:p>
            <text:p>(ECHO 2 doesn't work as disconnect resets it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a TCP/IP Serv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nd open a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57" office:value-type="string" calcext:value-type="string">
            <text:p>Client gets dis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figure the client to become auto-reconnectabl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Close All Terminals]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Byte rate must be at least 50000/s</text:p>
            <text:p>Line rate must be at least 50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68.2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68.1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40]" office:value-type="string" office:string-value="YAT TestComputer is 192.168.168.1" calcext:value-type="string">
            <text:p>YAT TestComputer is 192.168.168.1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DevelopmentComputer is 192.168.168.2" calcext:value-type="string">
            <text:p>YAT DevelopmentComputer is 192.168.168.2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disconnect with AR</text:p>
          </table:table-cell>
          <table:table-cell office:value-type="string" calcext:value-type="string">
            <text:p>Make sure YAT TestComputer is not connected other than via network 192.168.168.*</text:p>
          </table:table-cell>
          <table:table-cell/>
          <table:table-cell office:value-type="string" calcext:value-type="string">
            <text:p>Make sure WLAN is disconnected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Disconnect LAN cable</text:p>
          </table:table-cell>
          <table:table-cell office:value-type="string" calcext:value-type="string">
            <text:p>Both terminals are disconnected</text:p>
            <text:p>Client tries reconnecting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reconnect with AR</text:p>
          </table:table-cell>
          <table:table-cell office:value-type="string" calcext:value-type="string">
            <text:p>Reconnect LAN cable</text:p>
          </table:table-cell>
          <table:table-cell office:value-type="string" calcext:value-type="string">
            <text:p>Both terminals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disconnect without AR</text:p>
          </table:table-cell>
          <table:table-cell office:value-type="string" calcext:value-type="string">
            <text:p>Disabled 'AutoReconnect' on TCP/IP Clien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LAN cable</text:p>
          </table:table-cell>
          <table:table-cell office:value-type="string" calcext:value-type="string">
            <text:p>Both terminals are disconnect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reconnect with AR</text:p>
          </table:table-cell>
          <table:table-cell office:value-type="string" calcext:value-type="string">
            <text:p>Reconnect LAN cabl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TCP/IP Client again</text:p>
          </table:table-cell>
          <table:table-cell office:value-type="string" calcext:value-type="string">
            <text:p>Both terminals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Limited Broadcast</text:p>
          </table:table-cell>
          <table:table-cell table:style-name="ce57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39]" office:value-type="string" office:string-value="YAT DevelopmentComputer is 192.168.168.2" calcext:value-type="string">
            <text:p>YAT DevelopmentComputer is 192.168.168.2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68.255</text:p>
          </table:table-cell>
          <table:table-cell table:number-columns-repeated="58"/>
        </table:table-row>
        <table:table-row table:style-name="ro5">
          <table:table-cell table:number-columns-repeated="3"/>
          <table:table-cell table:style-name="ce57" office:value-type="string" calcext:value-type="string">
            <text:p>Create two terminals using UDP/IP PairSocket</text:p>
            <text:p><text:span text:style-name="T1"> &gt; 1st terminal remote host = 192.168.168.255</text:span></text:p>
            <text:p> &gt; 1st terminal ports = 10000 / 10001</text:p>
            <text:p><text:span text:style-name="T1"> &gt; 1st terminal interface = network interface</text:span></text:p>
            <text:p><text:span text:style-name="T1"> &gt; 2nd terminal remote host = 192.168.168.255</text:span></text:p>
            <text:p> &gt; 2nd terminal ports = 10001 / 10000</text:p>
            <text:p><text:span text:style-name="T1"> &gt; 2nd terminal interface = network interface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40]" office:value-type="string" office:string-value="YAT TestComputer is 192.168.168.1" calcext:value-type="string">
            <text:p>YAT TestComputer is 192.168.168.1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DevelopmentComputer is 192.168.168.2" calcext:value-type="string">
            <text:p>YAT DevelopmentComputer is 192.168.168.2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57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57" office:value-type="string" calcext:value-type="string">
            <text:p>Create a terminal using UDP/IP Client</text:p>
            <text:p><text:span text:style-name="T1"> &gt; Remote host = 192.168.168.255</text:span></text:p>
            <text:p><text:span text:style-name="T1"> &gt; Remote port = 1000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59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cents</text:p>
          </table:table-cell>
          <table:table-cell office:value-type="string" calcext:value-type="string">
            <text:p>Make sure recent filters are listed</text:p>
          </table:table-cell>
          <table:table-cell table:number-columns-repeated="60"/>
        </table:table-row>
        <table:table-row table:style-name="ro6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68.0</text:span>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68.33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</table:table-cell>
          <table:table-cell table:number-columns-repeated="60"/>
        </table:table-row>
        <table:table-row table:style-name="ro6">
          <table:table-cell table:number-columns-repeated="3"/>
          <table:table-cell table:style-name="ce57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Port] = Yes</text:p>
          </table:table-cell>
          <table:table-cell office:value-type="string" calcext:value-type="string">
            <text:p>Correct end points are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9" office:value-type="string" calcext:value-type="string">
            <text:p>Interface Selection</text:p>
          </table:table-cell>
          <table:table-cell table:number-columns-repeated="3"/>
          <table:table-cell table:style-name="ce59" office:value-type="string" calcext:value-type="string">
            <text:p>Similar as .SerialPort; PENDING</text:p>
          </table:table-cell>
          <table:table-cell table:number-columns-repeated="58"/>
        </table:table-row>
        <table:table-row table:style-name="ro1" table:number-rows-repeated="10484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KY.IO.Serial.Usb" table:style-name="ta1" table:print="false">
        <office:forms form:automatic-focus="false" form:apply-design-mode="false"/>
        <table:table-column table:style-name="co9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</table:table-cell>
          <table:table-cell office:value-type="string" calcext:value-type="string">
            <text:p/>
            <text:p/>
            <text:p>Hide XOn/XOff must be enabled by defaul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Device Selection</text:p>
          </table:table-cell>
          <table:table-cell table:style-name="ce55" table:number-columns-repeated="3"/>
          <table:table-cell table:style-name="ce59" office:value-type="string" calcext:value-type="string">
            <text:p>Similar as .SerialPort; PENDING</text:p>
          </table:table-cell>
          <table:table-cell table:number-columns-repeated="58"/>
        </table:table-row>
        <table:table-row table:style-name="ro1" table:number-rows-repeated="654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Domain.Terminal" table:style-name="ta1" table:print="false">
        <office:forms form:automatic-focus="false" form:apply-design-mode="false"/>
        <table:table-column table:style-name="co9" table:default-cell-style-name="ce55"/>
        <table:table-column table:style-name="co20" table:default-cell-style-name="ce55"/>
        <table:table-column table:style-name="co21" table:default-cell-style-name="ce55"/>
        <table:table-column table:style-name="co22" table:default-cell-style-name="ce55"/>
        <table:table-column table:style-name="co23" table:default-cell-style-name="ce55"/>
        <table:table-column table:style-name="co6" table:default-cell-style-name="ce55"/>
        <table:table-column table:style-name="co7" table:number-columns-repeated="58" table:default-cell-style-name="ce5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7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on each terminal)</text:p>
            <text:p><text:span text:style-name="T3">(&lt;TS&gt;)</text:span><text:span text:style-name="T4"> </text:span><text:span text:style-name="T5">ABC</text:span><text:span text:style-name="T6">&lt;BEL&gt;      </text:span><text:span text:style-name="T5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 07h 08h 09h</text:span><text:span text:style-name="T11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59"/>
        </table:table-row>
        <table:table-row table:style-name="ro8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12">&lt;BEL&gt;</text:span><text:span text:style-name="T11">        </text:span><text:span text:style-name="T9">X</text:span><text:span text:style-name="T10"> </text:span><text:span text:style-name="T9">Y</text:span><text:span text:style-name="T10"> </text:span><text:span text:style-name="T9">Z</text:span></text:p>
            <text:p><text:span text:style-name="T13">Separators !!</text:span></text:p>
          </table:table-cell>
          <table:table-cell office:value-type="string" calcext:value-type="string">
            <text:p><text:span text:style-name="T1">&lt;SP&gt;&lt;TAB&gt;&lt;SP&gt;</text:span> after &lt;BEL&gt;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vert radix to [St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</text:span><text:span text:style-name="T14">&lt;BEL&gt;      </text:span><text:span text:style-name="T9">XYZ</text:span></text:p>
          </table:table-cell>
          <table:table-cell office:value-type="string" calcext:value-type="string">
            <text:p>&lt;TAB&gt; after &lt;BEL&gt;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15">(&lt;TS&gt;)</text:span><text:span text:style-name="T16"> </text:span><text:span text:style-name="T17">ABCD</text:span><text:span text:style-name="T18">&lt;BEL&gt;</text:span><text:span text:style-name="T17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 07h 08h 09h</text:span><text:span text:style-name="T11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9">D</text:span><text:span text:style-name="T10"> </text:span><text:span text:style-name="T12">&lt;BEL&gt; </text:span><text:span text:style-name="T9">X</text:span><text:span text:style-name="T10"> </text:span><text:span text:style-name="T9">Y</text:span><text:span text:style-name="T10"> </text:span><text:span text:style-name="T9">Z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vert</text:span> radix to [St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D</text:span><text:span text:style-name="T14">&lt;BEL&gt;</text:span><text:span text:style-name="T9">XYZ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table:number-columns-repeated="59"/>
        </table:table-row>
        <table:table-row table:style-name="ro9">
          <table:table-cell table:number-columns-repeated="3"/>
          <table:table-cell office:value-type="string" calcext:value-type="string">
            <text:p>Send backspace 8 x</text:p>
          </table:table-cell>
          <table:table-cell table:style-name="ce58" office:value-type="string" calcext:value-type="string">
            <text:p><text:span text:style-name="T19">(&lt;TS&gt;)</text:span><text:span text:style-name="T20"> </text:span><text:span text:style-name="T21">ABCDE</text:span></text:p>
            <text:p><text:span text:style-name="T19">(&lt;TS&gt;)</text:span><text:span text:style-name="T20"> </text:span><text:span text:style-name="T21">ABCD</text:span></text:p>
            <text:p><text:span text:style-name="T19">(&lt;TS&gt;)</text:span><text:span text:style-name="T20"> </text:span><text:span text:style-name="T21">ABC</text:span></text:p>
            <text:p><text:span text:style-name="T19">(&lt;TS&gt;)</text:span><text:span text:style-name="T20"> </text:span><text:span text:style-name="T21">AB</text:span></text:p>
            <text:p><text:span text:style-name="T19">(&lt;TS&gt;)</text:span><text:span text:style-name="T20"> </text:span><text:span text:style-name="T21">A</text:span></text:p>
            <text:p><text:span text:style-name="T19">(&lt;TS&gt;)</text:span><text:span text:style-name="T20"> </text:span></text:p>
            <text:p><text:span text:style-name="T19">(&lt;TS&gt;)</text:span><text:span text:style-name="T20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58"/>
        </table:table-row>
        <table:table-row table:style-name="ro10">
          <table:table-cell table:number-columns-repeated="3"/>
          <table:table-cell office:value-type="string" calcext:value-type="string">
            <text:p>Send backspace 8 x</text:p>
          </table:table-cell>
          <table:table-cell table:style-name="ce58" office:value-type="string" calcext:value-type="string">
            <text:p><text:span text:style-name="T19">(&lt;TS&gt;)</text:span><text:span text:style-name="T20"> </text:span><text:span text:style-name="T21">ABCDE</text:span></text:p>
            <text:p><text:span text:style-name="T19">(&lt;TS&gt;)</text:span><text:span text:style-name="T20"> </text:span><text:span text:style-name="T21">ABCD</text:span></text:p>
            <text:p><text:span text:style-name="T19">(&lt;TS&gt;)</text:span><text:span text:style-name="T20"> </text:span><text:span text:style-name="T21">ABC</text:span></text:p>
            <text:p><text:span text:style-name="T19">(&lt;TS&gt;)</text:span><text:span text:style-name="T20"> </text:span><text:span text:style-name="T21">AB</text:span></text:p>
            <text:p><text:span text:style-name="T19">(&lt;TS&gt;)</text:span><text:span text:style-name="T20"> </text:span><text:span text:style-name="T21">A</text:span></text:p>
            <text:p><text:span text:style-name="T19">(&lt;TS&gt;)</text:span><text:span text:style-name="T20"> </text:span></text:p>
            <text:p><text:span text:style-name="T19">(&lt;TS&gt;)</text:span><text:span text:style-name="T20"> 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11" office:value-type="string" calcext:value-type="string">
            <text:p><text:span text:style-name="T22">(&lt;TS&gt;)</text:span><text:span text:style-name="T23"> </text:span><text:span text:style-name="T24">41h 42h 43h 44h 45h 46h 08h 08h 08h 08h 08h 08h 08h 08h 41h 42h 43h 44h 45h 46h 08h 08h 08h 08h 08h 08h 08h 08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vert radix to [Str]</text:p>
          </table:table-cell>
          <table:table-cell table:style-name="ce12" office:value-type="string" calcext:value-type="string">
            <text:p><text:span text:style-name="T22">(&lt;TS&gt;)</text:span><text:span text:style-name="T23"> 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1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... &gt; ASCII &gt; Also replace BS]</text:p>
            <text:p>Confim</text:p>
          </table:table-cell>
          <table:table-cell table:style-name="ce62" office:value-type="string" office:string-value="(&lt;TS&gt;) ABCD&lt;BEL&gt;&lt;BS&gt;XYZ&#10;(&lt;TS&gt;) ABCD&lt;BEL&gt;&lt;BS&gt;XYZ&#10;(&lt;TS&gt;) ABCDEF&lt;BS&gt;&lt;BS&gt;&lt;BS&gt;&lt;BS&gt;&lt;BS&gt;&lt;BS&gt;&lt;BS&gt;&lt;BS&gt;ABCDEF&lt;BS&gt;&lt;BS&gt;&lt;BS&gt;&lt;BS&gt;&lt;BS&gt;&lt;BS&gt;&lt;BS&gt;&lt;BS&gt;" calcext:value-type="string">
            <text:p><text:span text:style-name="T25">(&lt;TS&gt;)</text:span><text:span text:style-name="T26"> </text:span><text:span text:style-name="T17">ABCD</text:span><text:span text:style-name="T18">&lt;BEL&gt;&lt;BS&gt;</text:span><text:span text:style-name="T17"/><text:span text:style-name="T17">XYZ</text:span></text:p>
            <text:p><text:span text:style-name="T25">(&lt;TS&gt;)</text:span><text:span text:style-name="T26"> </text:span><text:span text:style-name="T17">ABCD</text:span><text:span text:style-name="T18">&lt;BEL&gt;</text:span><text:span text:style-name="T17"/><text:span text:style-name="T18">&lt;BS&gt;</text:span><text:span text:style-name="T17">XYZ</text:span></text:p>
            <text:p><text:span text:style-name="T25">(&lt;TS&gt;)</text:span><text:span text:style-name="T26"> </text:span><text:span text:style-name="T17">ABCDEF</text:span><text:span text:style-name="T18">&lt;BS&gt;&lt;BS&gt;&lt;BS&gt;&lt;BS&gt;&lt;BS&gt;&lt;BS&gt;&lt;BS&gt;&lt;BS&gt;</text:span><text:span text:style-name="T17">ABCDEF</text:span><text:span text:style-name="T18">&lt;BS&gt;&lt;BS&gt;&lt;BS&gt;&lt;BS&gt;&lt;BS&gt;&lt;BS&gt;&lt;BS&gt;&lt;BS&gt;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Advanced... &gt; ASCII &gt; Also r</text:span>eplace BS]</text:p>
            <text:p>Confim</text:p>
          </table:table-cell>
          <table:table-cell table:style-name="ce62" office:value-type="string" calcext:value-type="string">
            <text:p><text:span text:style-name="T3">(&lt;TS&gt;)</text:span><text:span text:style-name="T4"> </text:span><text:span text:style-name="T17">ABC</text:span><text:span text:style-name="T18">&lt;BEL&gt;      </text:span><text:span text:style-name="T17">XYZ</text:span></text:p>
            <text:p><text:span text:style-name="T3">(&lt;TS&gt;)</text:span><text:span text:style-name="T4"> </text:span><text:span text:style-name="T17">ABCD</text:span><text:span text:style-name="T18">&lt;BEL&gt;</text:span><text:span text:style-name="T17">XYZ</text:span></text:p>
            <text:p><text:span text:style-name="T3">(&lt;TS&gt;)</text:span><text:span text:style-name="T4"> 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2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Send empty (EOL) </text:span>[Enter]</text:p>
          </table:table-cell>
          <table:table-cell table:style-name="ce62"/>
          <table:table-cell table:number-columns-repeated="59"/>
        </table:table-row>
        <table:table-row table:style-name="ro11">
          <table:table-cell table:number-columns-repeated="3"/>
          <table:table-cell office:value-type="string" calcext:value-type="string">
            <text:p><text:span text:style-name="T1">In receiving terminal, enable [S</text:span>how Length (Character Count)]</text:p>
          </table:table-cell>
          <table:table-cell table:style-name="ce62" office:value-type="string" office:string-value="(&lt;TS&gt;) ABC&lt;BEL&gt;     XYZ (8)&#10;(&lt;TS&gt;) ABCD&lt;BEL&gt;XYZ (8)&#10;(&lt;TS&gt;)  (0)" calcext:value-type="string">
            <text:p><text:span text:style-name="T3">(&lt;TS&gt;)</text:span><text:span text:style-name="T4"> </text:span><text:span text:style-name="T17">ABC</text:span><text:span text:style-name="T18">&lt;BEL&gt;</text:span><text:span text:style-name="T17"/><text:span text:style-name="T17">     XYZ</text:span><text:span text:style-name="T27"> </text:span><text:span text:style-name="T28">(8)</text:span></text:p>
            <text:p><text:span text:style-name="T3">(&lt;TS&gt;)</text:span><text:span text:style-name="T4"> </text:span><text:span text:style-name="T17">ABCD</text:span><text:span text:style-name="T18">&lt;BEL&gt;</text:span><text:span text:style-name="T17">XYZ</text:span><text:span text:style-name="T27"> </text:span><text:span text:style-name="T28">(8)</text:span></text:p>
            <text:p><text:span text:style-name="T3">(&lt;TS&gt;)</text:span><text:span text:style-name="T4">  </text:span><text:span text:style-name="T29">(0)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2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Send A&lt;CR&gt; [Ctrl+Enter]</text:p>
          </table:table-cell>
          <table:table-cell table:style-name="ce63" office:value-type="string" calcext:value-type="string">
            <text:p><text:span text:style-name="T15">(&lt;TS&gt;)</text:span><text:span text:style-name="T16"> </text:span><text:span text:style-name="T17">A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B&lt;LF&gt;C [Ctrl+Enter]</text:p>
          </table:table-cell>
          <table:table-cell table:style-name="ce63" office:value-type="string" calcext:value-type="string">
            <text:p><text:span text:style-name="T15">(&lt;TS&gt;)</text:span><text:span text:style-name="T16"> </text:span><text:span text:style-name="T17">A</text:span><text:span text:style-name="T18">&lt;CR&gt;</text:span><text:span text:style-name="T17">B</text:span><text:span text:style-name="T18">&lt;LF&gt;</text:span><text:span text:style-name="T17">C</text:span></text:p>
          </table:table-cell>
          <table:table-cell table:number-columns-repeated="59"/>
        </table:table-row>
        <table:table-row table:style-name="ro12">
          <table:table-cell table:number-columns-repeated="3"/>
          <table:table-cell office:value-type="string" calcext:value-type="string">
            <text:p><text:span text:style-name="T1">Send empty (EOL) </text:span>[Enter]</text:p>
          </table:table-cell>
          <table:table-cell table:style-name="ce63" office:value-type="string" calcext:value-type="string">
            <text:p><text:span text:style-name="T15">(&lt;TS&gt;)</text:span><text:span text:style-name="T16"> </text:span><text:span text:style-name="T17">A</text:span><text:span text:style-name="T18">&lt;CR&gt;</text:span><text:span text:style-name="T17">B</text:span><text:span text:style-name="T18">&lt;LF&gt;</text:span><text:span text:style-name="T17">C</text:span><text:span text:style-name="T27"> </text:span><text:span text:style-name="T28">(5)</text:span></text:p>
          </table:table-cell>
          <table:table-cell table:number-columns-repeated="59"/>
        </table:table-row>
        <table:table-row table:style-name="ro8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2" office:value-type="string" calcext:value-type="string">
            <text:p><text:span text:style-name="T15">(&lt;TS&gt;)</text:span><text:span text:style-name="T16"> </text:span><text:span text:style-name="T17">A</text:span><text:span text:style-name="T27"> </text:span><text:span text:style-name="T30">&lt;CR&gt;</text:span><text:span text:style-name="T31"> </text:span><text:span text:style-name="T17">B</text:span><text:span text:style-name="T27"> </text:span><text:span text:style-name="T30">&lt;LF&gt;</text:span><text:span text:style-name="T31"> </text:span><text:span text:style-name="T17">C</text:span><text:span text:style-name="T27"> </text:span><text:span text:style-name="T28">(5)</text:span></text:p>
            <text:p><text:span text:style-name="T13">Separators !!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2" office:value-type="string" calcext:value-type="string">
            <text:p><text:span text:style-name="T15">(&lt;TS&gt;)</text:span><text:span text:style-name="T16"> </text:span><text:span text:style-name="T17">41h 0Dh</text:span><text:span text:style-name="T31"> </text:span><text:span text:style-name="T17">42h 0Ah</text:span><text:span text:style-name="T31"> </text:span><text:span text:style-name="T17">43h</text:span><text:span text:style-name="T27"> </text:span><text:span text:style-name="T28">(5)</text:span></text:p>
          </table:table-cell>
          <table:table-cell table:number-columns-repeated="59"/>
        </table:table-row>
        <table:table-row table:style-name="ro12">
          <table:table-cell table:number-columns-repeated="3"/>
          <table:table-cell office:value-type="string" calcext:value-type="string">
            <text:p><text:span text:style-name="T1">Revert</text:span> radix to [Str]</text:p>
          </table:table-cell>
          <table:table-cell table:style-name="ce63" office:value-type="string" calcext:value-type="string">
            <text:p><text:span text:style-name="T15">(&lt;TS&gt;)</text:span><text:span text:style-name="T16"> </text:span><text:span text:style-name="T17">A</text:span><text:span text:style-name="T18">&lt;CR&gt;</text:span><text:span text:style-name="T17">B</text:span><text:span text:style-name="T18">&lt;LF&gt;</text:span><text:span text:style-name="T17">C</text:span><text:span text:style-name="T27"> </text:span><text:span text:style-name="T28">(5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EOL</text:p>
          </table:table-cell>
          <table:table-cell table:style-name="ce63" office:value-type="string" calcext:value-type="string">
            <text:p><text:span text:style-name="T15">(&lt;TS&gt;)</text:span><text:span text:style-name="T16"> </text:span><text:span text:style-name="T17">A</text:span><text:span text:style-name="T18">&lt;CR&gt;</text:span><text:span text:style-name="T17">B</text:span><text:span text:style-name="T18">&lt;LF&gt;</text:span><text:span text:style-name="T17">C</text:span><text:span text:style-name="T18">&lt;CR&gt;&lt;LF&gt;</text:span><text:span text:style-name="T31"> </text:span><text:span text:style-name="T28">(7)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2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</text:span>how *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&lt;8 lines...&gt; [A] [AB] ...</text:p>
          </table:table-cell>
          <table:table-cell office:value-type="string" calcext:value-type="string">
            <text:p><text:span text:style-name="T32">A</text:span></text:p>
            <text:p><text:span text:style-name="T32">AB</text:span></text:p>
            <text:p><text:span text:style-name="T32">ABC</text:span></text:p>
            <text:p><text:span text:style-name="T32">ABCD</text:span></text:p>
            <text:p><text:span text:style-name="T32">ABCDE</text:span></text:p>
            <text:p><text:span text:style-name="T32">ABCDEF</text:span></text:p>
            <text:p><text:span text:style-name="T32">ABCDEFG</text:span></text:p>
            <text:p><text:span text:style-name="T32">ABCDEFGH</text:span></text:p>
          </table:table-cell>
          <table:table-cell table:number-columns-repeated="59"/>
        </table:table-row>
        <table:table-row table:style-name="ro14">
          <table:table-cell table:number-columns-repeated="3"/>
          <table:table-cell office:value-type="string" calcext:value-type="string">
            <text:p>In receiving terminal, enable [Settings... &gt; Text... &gt; Break lines after] = 4 chars</text:p>
            <text:p>Confirm</text:p>
          </table:table-cell>
          <table:table-cell office:value-type="string" calcext:value-type="string">
            <text:p><text:span text:style-name="T32">A</text:span></text:p>
            <text:p><text:span text:style-name="T32">AB</text:span></text:p>
            <text:p><text:span text:style-name="T32">ABC</text:span></text:p>
            <text:p><text:span text:style-name="T32">ABCD</text:span></text:p>
            <text:p><text:span text:style-name="T32">ABCD</text:span></text:p>
            <text:p><text:span text:style-name="T32">E</text:span></text:p>
            <text:p><text:span text:style-name="T32">ABCD</text:span></text:p>
            <text:p><text:span text:style-name="T32">EF</text:span></text:p>
            <text:p><text:span text:style-name="T32">ABCD</text:span></text:p>
            <text:p><text:span text:style-name="T32">EFG</text:span></text:p>
            <text:p><text:span text:style-name="T32">ABCD</text:span></text:p>
            <text:p><text:span text:style-name="T32">EFGH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58"/>
        </table:table-row>
        <table:table-row table:style-name="ro14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73" office:value-type="string" calcext:value-type="string">
            <text:p><text:span text:style-name="T33">A</text:span><text:span text:style-name="T10"> </text:span><text:span text:style-name="T34">(1)</text:span></text:p>
            <text:p><text:span text:style-name="T33">AB</text:span><text:span text:style-name="T10"> </text:span><text:span text:style-name="T34">(2)</text:span></text:p>
            <text:p><text:span text:style-name="T33">ABC</text:span><text:span text:style-name="T10"> </text:span><text:span text:style-name="T34">(3)</text:span></text:p>
            <text:p><text:span text:style-name="T33">ABCD</text:span><text:span text:style-name="T10"> </text:span><text:span text:style-name="T34">(4)</text:span></text:p>
            <text:p><text:span text:style-name="T33">ABCD</text:span><text:span text:style-name="T10"> </text:span><text:span text:style-name="T34">(4)</text:span></text:p>
            <text:p><text:span text:style-name="T33">E</text:span><text:span text:style-name="T10"> </text:span><text:span text:style-name="T34">(1)</text:span></text:p>
            <text:p><text:span text:style-name="T33">ABCD</text:span><text:span text:style-name="T10"> </text:span><text:span text:style-name="T34">(4)</text:span></text:p>
            <text:p><text:span text:style-name="T33">EF</text:span><text:span text:style-name="T10"> </text:span><text:span text:style-name="T34">(2)</text:span></text:p>
            <text:p><text:span text:style-name="T33">ABCD</text:span><text:span text:style-name="T10"> </text:span><text:span text:style-name="T34">(4)</text:span></text:p>
            <text:p><text:span text:style-name="T33">EFG</text:span><text:span text:style-name="T10"> </text:span><text:span text:style-name="T34">(3)</text:span></text:p>
            <text:p><text:span text:style-name="T33">ABCD</text:span><text:span text:style-name="T10"> </text:span><text:span text:style-name="T34">(4)</text:span></text:p>
            <text:p><text:span text:style-name="T33">EFGH</text:span><text:span text:style-name="T10"> </text:span><text:span text:style-name="T34">(4)</text:span></text:p>
          </table:table-cell>
          <table:table-cell office:value-type="string" calcext:value-type="string">
            <text:p/>
            <text:p/>
            <text:p><text:span text:style-name="T1">Empty lines with EOL chars only must not be shown, i.e. no </text:span><text:span text:style-name="T25">(0)</text:span></text:p>
          </table:table-cell>
          <table:table-cell table:number-columns-repeated="58"/>
        </table:table-row>
        <table:table-row table:style-name="ro15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32">A</text:span><text:span text:style-name="T35">&lt;CR&gt;&lt;LF&gt;</text:span><text:span text:style-name="T31"> </text:span><text:span text:style-name="T28">(3)</text:span></text:p>
            <text:p><text:span text:style-name="T32">AB</text:span><text:span text:style-name="T35">&lt;CR&gt;&lt;LF&gt;</text:span><text:span text:style-name="T31"> </text:span><text:span text:style-name="T28">(4)</text:span></text:p>
            <text:p><text:span text:style-name="T32">ABC</text:span><text:span text:style-name="T35">&lt;CR&gt;</text:span><text:span text:style-name="T31"> </text:span><text:span text:style-name="T28">(4)</text:span></text:p>
            <text:p><text:span text:style-name="T36">&lt;LF&gt;</text:span><text:span text:style-name="T37"> </text:span><text:span text:style-name="T38">(1)</text:span></text:p>
            <text:p><text:span text:style-name="T32">ABCD</text:span><text:span text:style-name="T27"> </text:span><text:span text:style-name="T28">(4)</text:span></text:p>
            <text:p><text:span text:style-name="T36">&lt;CR&gt;&lt;LF&gt;</text:span><text:span text:style-name="T37"> </text:span><text:span text:style-name="T38">(2)</text:span></text:p>
            <text:p><text:span text:style-name="T32">ABCD</text:span><text:span text:style-name="T27"> </text:span><text:span text:style-name="T28">(4)</text:span></text:p>
            <text:p><text:span text:style-name="T32">E</text:span><text:span text:style-name="T35">&lt;CR&gt;&lt;LF&gt;</text:span><text:span text:style-name="T31"> </text:span><text:span text:style-name="T28">(3)</text:span></text:p>
            <text:p><text:span text:style-name="T32">ABCD</text:span><text:span text:style-name="T27"> </text:span><text:span text:style-name="T28">(4)</text:span></text:p>
            <text:p><text:span text:style-name="T32">EF</text:span><text:span text:style-name="T35">&lt;CR&gt;&lt;LF&gt;</text:span><text:span text:style-name="T31"> </text:span><text:span text:style-name="T28">(4)</text:span></text:p>
            <text:p><text:span text:style-name="T32">ABCD</text:span><text:span text:style-name="T27"> </text:span><text:span text:style-name="T28">(4)</text:span></text:p>
            <text:p><text:span text:style-name="T32">EFG</text:span><text:span text:style-name="T35">&lt;CR&gt;</text:span><text:span text:style-name="T31"> </text:span><text:span text:style-name="T28">(4)</text:span></text:p>
            <text:p><text:span text:style-name="T36">&lt;LF&gt;</text:span><text:span text:style-name="T37"> </text:span><text:span text:style-name="T38">(1)</text:span></text:p>
            <text:p><text:span text:style-name="T32">ABCD</text:span><text:span text:style-name="T27"> </text:span><text:span text:style-name="T28">(4)</text:span></text:p>
            <text:p><text:span text:style-name="T32">EFGH</text:span><text:span text:style-name="T27"> </text:span><text:span text:style-name="T28">(4)</text:span></text:p>
            <text:p><text:span text:style-name="T36">&lt;CR&gt;&lt;LF&gt;</text:span><text:span text:style-name="T37"> </text:span><text:span text:style-name="T38">(2)</text:span></text:p>
          </table:table-cell>
          <table:table-cell office:value-type="string" calcext:value-type="string">
            <text:p/>
            <text:p/>
            <text:p>Empty lines with EOL chars only must be shown now.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]</text:span></text:p>
            <text:p>In receiving terminal, enable [Settings... &gt; Text... &gt; Break lines on every chunk]</text:p>
            <text:p>Confirm</text:p>
          </table:table-cell>
          <table:table-cell office:value-type="string" calcext:value-type="string">
            <text:p>Typically complete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 partial line a few times</text:p>
          </table:table-cell>
          <table:table-cell office:value-type="string" calcext:value-type="string">
            <text:p>Separate line for each chun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Text... &gt; Break lines on every chunk</text:span>]</text:p>
          </table:table-cell>
          <table:table-cell office:value-type="string" calcext:value-type="string">
            <text:p>Partial line becomes a single l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disable [Show *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7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 time-out of]</text:p>
            <text:p>Confirm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6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66" office:value-type="string" calcext:value-type="string">
            <text:p>A</text:p>
            <text:p>AB</text:p>
            <text:p>ABC</text:p>
          </table:table-cell>
          <table:table-cell table:number-columns-repeated="59"/>
        </table:table-row>
        <table:table-row table:style-name="ro16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66" office:value-type="string" calcext:value-type="string">
            <text:p><text:span text:style-name="T32">A</text:span><text:span text:style-name="T27"> </text:span><text:span text:style-name="T28">(1)</text:span></text:p>
            <text:p><text:span text:style-name="T32">AB</text:span><text:span text:style-name="T27"> </text:span><text:span text:style-name="T28">(2)</text:span></text:p>
            <text:p><text:span text:style-name="T32">ABC</text:span><text:span text:style-name="T27"> </text:span><text:span text:style-name="T28">(3)</text:span></text:p>
          </table:table-cell>
          <table:table-cell table:number-columns-repeated="59"/>
        </table:table-row>
        <table:table-row table:style-name="ro16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66" office:value-type="string" calcext:value-type="string">
            <text:p><text:span text:style-name="T32">A</text:span><text:span text:style-name="T35">&lt;CR&gt;&lt;LF&gt;</text:span><text:span text:style-name="T31"> </text:span><text:span text:style-name="T28">(3)</text:span></text:p>
            <text:p><text:span text:style-name="T32">AB</text:span><text:span text:style-name="T27"> </text:span><text:span text:style-name="T28">(2)</text:span></text:p>
            <text:p><text:span text:style-name="T32">ABC</text:span><text:span text:style-name="T35">&lt;CR&gt;&lt;LF&gt;</text:span><text:span text:style-name="T31"> </text:span><text:span text:style-name="T28">(5)</text:span></text:p>
          </table:table-cell>
          <table:table-cell table:number-columns-repeated="59"/>
        </table:table-row>
        <table:table-row table:style-name="ro17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66" office:value-type="string" calcext:value-type="string">
            <text:p><text:span text:style-name="T32">A</text:span><text:span text:style-name="T35">&lt;CR&gt;&lt;LF&gt;</text:span><text:span text:style-name="T31"> </text:span><text:span text:style-name="T28">(3)</text:span></text:p>
            <text:p><text:span text:style-name="T32">AB</text:span><text:span text:style-name="T27"> </text:span><text:span text:style-name="T28">(2)</text:span></text:p>
            <text:p><text:span text:style-name="T32">ABC</text:span><text:span text:style-name="T35">&lt;CR&gt;&lt;LF&gt;</text:span><text:span text:style-name="T31"> </text:span><text:span text:style-name="T28">(5)</text:span></text:p>
            <text:p><text:span text:style-name="T32">ABCD</text:span><text:span text:style-name="T27"> </text:span><text:span text:style-name="T28">(4)</text:span></text:p>
          </table:table-cell>
          <table:table-cell office:value-type="string" calcext:value-type="string">
            <text:p/>
            <text:p/>
            <text:p><text:span text:style-name="T3">(4) </text:span>has to be appended after time-out of 500 ms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66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disable [Show EOL]</text:p>
          </table:table-cell>
          <table:table-cell table:style-name="ce66"/>
          <table:table-cell table:number-columns-repeated="59"/>
        </table:table-row>
        <table:table-row table:style-name="ro1">
          <table:table-cell table:number-columns-repeated="4"/>
          <table:table-cell table:style-name="ce66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In sending terminal, send:</text:p>
            <text:p>A&lt;CR&gt;\!(Delay(1000))B</text:p>
          </table:table-cell>
          <table:table-cell table:style-name="ce66" office:value-type="string" calcext:value-type="string">
            <text:p><text:span text:style-name="T32">A</text:span><text:span text:style-name="T27"> </text:span><text:span text:style-name="T28">(1)</text:span></text:p>
            <text:p><text:span text:style-name="T36">&lt;CR&gt;</text:span><text:span text:style-name="T39">B</text:span><text:span text:style-name="T27"> </text:span><text:span text:style-name="T28">(2)</text:span></text:p>
          </table:table-cell>
          <table:table-cell office:value-type="string" calcext:value-type="string">
            <text:p><text:span text:style-name="T79">&lt;CR&gt;</text:span> can only be determined as non-EOL on next character,</text:p>
            <text:p>thus it is prepended to the next line. Not perfect, but good enough.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63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... &gt; Break lines after time-out of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In receiving terminal, disable all [Show...]</text:p>
            <text:p>                                       Enable [Show EOL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66" office:value-type="string" calcext:value-type="string">
            <text:p><text:span text:style-name="T40">@</text:span><text:span text:style-name="T41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66" office:value-type="string" calcext:value-type="string">
            <text:p><text:span text:style-name="T40">@</text:span><text:span text:style-name="T41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68" office:value-type="string" calcext:value-type="string">
            <text:p>&lt;EOT&gt;&lt;CR&gt;&lt;LF&gt;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8" office:value-type="string" calcext:value-type="string">
            <text:p>&lt;CR&gt;&lt;LF&gt;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69" office:value-type="string" calcext:value-type="string">
            <text:p><text:span text:style-name="T32">\h</text:span><text:span text:style-name="T35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9" office:value-type="string" calcext:value-type="string">
            <text:p><text:span text:style-name="T32">\h(</text:span><text:span text:style-name="T35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0" office:value-type="string" calcext:value-type="string">
            <text:p><text:span text:style-name="T32">\h(4</text:span><text:span text:style-name="T35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0" office:value-type="string" calcext:value-type="string">
            <text:p><text:span text:style-name="T32">\h(40</text:span><text:span text:style-name="T35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70" office:value-type="string" calcext:value-type="string">
            <text:p><text:span text:style-name="T32">\h(40)</text:span><text:span text:style-name="T35">&lt;CR&gt;&lt;LF&gt;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Enable [Use Explicit Default Radix]</text:p>
          </table:table-cell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enable [Escapes on [SendText]] again</text:p>
          </table:table-cell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change default radix to [Hex]</text:p>
          </table:table-cell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table:style-name="ce60"/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8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/Rate</text:p>
            <text:p><text:span text:style-name="T1">  B: Hide 0x00 + Show (Time Stamp + Direction + Length) + Show Count/Rate</text:span>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62" office:value-type="string" calcext:value-type="string">
            <text:p><text:span text:style-name="T3">(&lt;TS&gt;)</text:span><text:span text:style-name="T4"> </text:span><text:span text:style-name="T29">(&lt;&lt;)</text:span><text:span text:style-name="T4"> </text:span><text:span text:style-name="T42">A</text:span><text:span text:style-name="T27"> </text:span><text:span text:style-name="T28">(1)</text:span></text:p>
            <text:p><text:span text:style-name="T3">(&lt;TS&gt;)</text:span><text:span text:style-name="T4"> </text:span><text:span text:style-name="T29">(&gt;&gt;)</text:span><text:span text:style-name="T4"> </text:span><text:span text:style-name="T5">B</text:span><text:span text:style-name="T43"> </text:span><text:span text:style-name="T44">(1)</text:span></text:p>
          </table:table-cell>
          <table:table-cell table:style-name="ce62" office:value-type="string" calcext:value-type="string">
            <text:p><text:span text:style-name="T3">(&lt;TS&gt;)</text:span><text:span text:style-name="T4"> </text:span><text:span text:style-name="T29">(&gt;&gt;)</text:span><text:span text:style-name="T4"> </text:span><text:span text:style-name="T5">A</text:span><text:span text:style-name="T43"> </text:span><text:span text:style-name="T44">(1)</text:span></text:p>
            <text:p><text:span text:style-name="T3">(&lt;TS&gt;)</text:span><text:span text:style-name="T4"> </text:span><text:span text:style-name="T29">(&lt;&lt;)</text:span><text:span text:style-name="T4"> </text:span><text:span text:style-name="T45">B</text:span><text:span text:style-name="T43"> </text:span><text:span text:style-name="T44">(1)</text:span></text:p>
          </table:table-cell>
          <table:table-cell table:number-columns-repeated="58"/>
        </table:table-row>
        <table:table-row table:style-name="ro19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29">(&lt;&lt;)</text:span><text:span text:style-name="T4"> </text:span><text:span text:style-name="T45">A</text:span><text:span text:style-name="T43"> </text:span><text:span text:style-name="T44">(1)</text:span></text:p>
            <text:p><text:span text:style-name="T3">(&lt;TS&gt;)</text:span><text:span text:style-name="T4"> </text:span><text:span text:style-name="T29">(&gt;&gt;)</text:span><text:span text:style-name="T4"> </text:span><text:span text:style-name="T5">B</text:span><text:span text:style-name="T43"> </text:span><text:span text:style-name="T44">(1)</text:span></text:p>
            <text:p><text:span text:style-name="T3">(&lt;TS&gt;)</text:span><text:span text:style-name="T4"> </text:span><text:span text:style-name="T29">(&lt;&lt;) </text:span><text:span text:style-name="T46">&lt;NUL&gt;</text:span></text:p>
            <text:p><text:span text:style-name="T13">No length yet !!</text:span></text:p>
            <text:p><text:span text:style-name="T13">...because line is not complete yet.</text:span>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29">(&gt;&gt;)</text:span><text:span text:style-name="T4"> </text:span><text:span text:style-name="T5">A</text:span><text:span text:style-name="T43"> </text:span><text:span text:style-name="T44">(1)</text:span></text:p>
            <text:p><text:span text:style-name="T3">(&lt;TS&gt;)</text:span><text:span text:style-name="T4"> </text:span><text:span text:style-name="T29">(&lt;&lt;)</text:span><text:span text:style-name="T4"> </text:span><text:span text:style-name="T45">B</text:span><text:span text:style-name="T43"> </text:span><text:span text:style-name="T44">(1)</text:span></text:p>
            <text:p><text:span text:style-name="T3">(&lt;TS&gt;</text:span><text:span text:style-name="T48">)</text:span><text:span text:style-name="T54"> </text:span><text:span text:style-name="T55">(&gt;&gt;)</text:span><text:span text:style-name="T56"> </text:span></text:p>
            <text:p><text:span text:style-name="T13">No length yet !!</text:span></text:p>
            <text:p><text:span text:style-name="T13">...because line is not complete yet.</text:span></text:p>
          </table:table-cell>
          <table:table-cell table:number-columns-repeated="58"/>
        </table:table-row>
        <table:table-row table:style-name="ro20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29">(&lt;&lt;)</text:span><text:span text:style-name="T4"> </text:span><text:span text:style-name="T45">A</text:span><text:span text:style-name="T43"> </text:span><text:span text:style-name="T44">(1)</text:span></text:p>
            <text:p><text:span text:style-name="T3">(&lt;TS&gt;)</text:span><text:span text:style-name="T4"> </text:span><text:span text:style-name="T29">(&gt;&gt;)</text:span><text:span text:style-name="T4"> </text:span><text:span text:style-name="T5">B</text:span><text:span text:style-name="T43"> </text:span><text:span text:style-name="T44">(1)</text:span></text:p>
            <text:p><text:span text:style-name="T3">(&lt;TS&gt;)</text:span><text:span text:style-name="T4"> </text:span><text:span text:style-name="T29">(&lt;&lt;)</text:span><text:span text:style-name="T4"> </text:span><text:span text:style-name="T47">&lt;NUL&gt;</text:span><text:span text:style-name="T4"> </text:span><text:span text:style-name="T29">(1)</text:span></text:p>
            <text:p><text:span text:style-name="T3">(&lt;TS&gt;</text:span><text:span text:style-name="T48">)</text:span><text:span text:style-name="T49"> </text:span><text:span text:style-name="T50">(&gt;&gt;)</text:span><text:span text:style-name="T8">  </text:span><text:span text:style-name="T51">(0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29">(&gt;&gt;)</text:span><text:span text:style-name="T4"> </text:span><text:span text:style-name="T5">A</text:span><text:span text:style-name="T43"> </text:span><text:span text:style-name="T44">(1)</text:span></text:p>
            <text:p><text:span text:style-name="T3">(&lt;TS&gt;)</text:span><text:span text:style-name="T4"> </text:span><text:span text:style-name="T29">(&lt;&lt;)</text:span><text:span text:style-name="T4"> </text:span><text:span text:style-name="T45">B</text:span><text:span text:style-name="T43"> </text:span><text:span text:style-name="T44">(1)</text:span></text:p>
            <text:p><text:span text:style-name="T3">(&lt;TS&gt;)</text:span><text:span text:style-name="T4"> </text:span><text:span text:style-name="T29">(&lt;&lt;)</text:span><text:span text:style-name="T4">  </text:span><text:span text:style-name="T29">(0)</text:span></text:p>
            <text:p>No empty line for hidden 0x00 !!</text:p>
            <text:p>Time stamp gets updated !!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29">(&lt;&lt;)</text:span><text:span text:style-name="T4"> </text:span><text:span text:style-name="T45">A</text:span><text:span text:style-name="T43"> </text:span><text:span text:style-name="T44">(1)</text:span></text:p>
            <text:p><text:span text:style-name="T3">(&lt;TS&gt;)</text:span><text:span text:style-name="T4"> </text:span><text:span text:style-name="T29">(&gt;&gt;)</text:span><text:span text:style-name="T4"> </text:span><text:span text:style-name="T5">B</text:span><text:span text:style-name="T43"> </text:span><text:span text:style-name="T44">(1)</text:span></text:p>
            <text:p><text:span text:style-name="T3">(&lt;TS&gt;)</text:span><text:span text:style-name="T4"> </text:span><text:span text:style-name="T29">(&lt;&lt;)</text:span><text:span text:style-name="T4"> </text:span><text:span text:style-name="T47">&lt;NUL&gt;</text:span><text:span text:style-name="T4"> </text:span><text:span text:style-name="T29">(1)</text:span></text:p>
            <text:p><text:span text:style-name="T3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13">An additional empty line A &gt; B must not be shown !!</text:span></text:p>
            <text:p><text:span text:style-name="T13">...because this is the pending EOL after the 0x00.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29">(&gt;&gt;)</text:span><text:span text:style-name="T4"> </text:span><text:span text:style-name="T5">A</text:span><text:span text:style-name="T43"> </text:span><text:span text:style-name="T44">(1)</text:span></text:p>
            <text:p><text:span text:style-name="T3">(&lt;TS&gt;)</text:span><text:span text:style-name="T4"> </text:span><text:span text:style-name="T29">(&lt;&lt;)</text:span><text:span text:style-name="T4"> </text:span><text:span text:style-name="T45">B</text:span><text:span text:style-name="T43"> </text:span><text:span text:style-name="T44">(1)</text:span></text:p>
            <text:p><text:span text:style-name="T3">(&lt;TS&gt;)</text:span><text:span text:style-name="T4"> </text:span><text:span text:style-name="T29">(&lt;&lt;)</text:span><text:span text:style-name="T4">  </text:span><text:span text:style-name="T29">(0)</text:span></text:p>
            <text:p><text:span text:style-name="T3">(&lt;TS&gt;)</text:span><text:span text:style-name="T4"> </text:span><text:span text:style-name="T29">(&gt;&gt;)</text:span><text:span text:style-name="T4">  </text:span><text:span text:style-name="T29">(0)</text:span></text:p>
            <text:p>Intended empty line B &gt; A must be shown !!</text:p>
            <text:p>Resulting empty line A &gt; B must also be shown !!</text:p>
            <text:p><text:span text:style-name="T1">...because there is no empty line for hidden 0x00 yet.</text:span></text:p>
          </table:table-cell>
          <table:table-cell table:number-columns-repeated="58"/>
        </table:table-row>
        <table:table-row table:style-name="ro2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29">(&lt;&lt;)</text:span><text:span text:style-name="T4"> </text:span><text:span text:style-name="T45">A</text:span><text:span text:style-name="T43"> </text:span><text:span text:style-name="T44">(1)</text:span></text:p>
            <text:p><text:span text:style-name="T3">(&lt;TS&gt;)</text:span><text:span text:style-name="T4"> </text:span><text:span text:style-name="T29">(&gt;&gt;)</text:span><text:span text:style-name="T4"> </text:span><text:span text:style-name="T5">B</text:span><text:span text:style-name="T43"> </text:span><text:span text:style-name="T44">(1)</text:span></text:p>
            <text:p><text:span text:style-name="T3">(&lt;TS&gt;)</text:span><text:span text:style-name="T4"> </text:span><text:span text:style-name="T29">(&lt;&lt;)</text:span><text:span text:style-name="T4"> </text:span><text:span text:style-name="T47">&lt;NUL&gt;</text:span><text:span text:style-name="T4"> </text:span><text:span text:style-name="T29">(1)</text:span></text:p>
            <text:p><text:span text:style-name="T3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3">(&lt;TS&gt;</text:span><text:span text:style-name="T48">)</text:span><text:span text:style-name="T54"> </text:span><text:span text:style-name="T55">(&gt;&gt;)</text:span><text:span text:style-name="T56"> </text:span><text:span text:style-name="T17">OK</text:span><text:span text:style-name="T27"> </text:span><text:span text:style-name="T28">(2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29">(&gt;&gt;)</text:span><text:span text:style-name="T4"> </text:span><text:span text:style-name="T5">A</text:span><text:span text:style-name="T43"> </text:span><text:span text:style-name="T44">(1)</text:span></text:p>
            <text:p><text:span text:style-name="T3">(&lt;TS&gt;)</text:span><text:span text:style-name="T4"> </text:span><text:span text:style-name="T29">(&lt;&lt;)</text:span><text:span text:style-name="T4"> </text:span><text:span text:style-name="T45">B</text:span><text:span text:style-name="T43"> </text:span><text:span text:style-name="T44">(1)</text:span></text:p>
            <text:p><text:span text:style-name="T3">(&lt;TS&gt;)</text:span><text:span text:style-name="T4"> </text:span><text:span text:style-name="T29">(&lt;&lt;)</text:span><text:span text:style-name="T4">  </text:span><text:span text:style-name="T29">(0)</text:span></text:p>
            <text:p><text:span text:style-name="T3">(&lt;TS&gt;)</text:span><text:span text:style-name="T4"> </text:span><text:span text:style-name="T29">(&gt;&gt;)</text:span><text:span text:style-name="T4">  </text:span><text:span text:style-name="T29">(0)</text:span></text:p>
            <text:p><text:span text:style-name="T3">(&lt;TS&gt;)</text:span><text:span text:style-name="T4"> </text:span><text:span text:style-name="T29">(&lt;&lt;)</text:span><text:span text:style-name="T4"> </text:span><text:span text:style-name="T45">OK</text:span><text:span text:style-name="T43"> </text:span><text:span text:style-name="T44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29">(&lt;&lt;) </text:span><text:span text:style-name="T46">&lt;NUL&gt;</text:span></text:p>
          </table:table-cell>
          <table:table-cell table:style-name="ce61" office:value-type="string" calcext:value-type="string">
            <text:p><text:span text:style-name="T3">(&lt;TS&gt;</text:span><text:span text:style-name="T48">)</text:span><text:span text:style-name="T54"> </text:span><text:span text:style-name="T55">(&gt;&gt;)</text:span><text:span text:style-name="T56"> </text:span></text:p>
          </table:table-cell>
          <table:table-cell table:number-columns-repeated="58"/>
        </table:table-row>
        <table:table-row table:style-name="ro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29">(&lt;&lt;)</text:span><text:span text:style-name="T4"> </text:span><text:span text:style-name="T47">&lt;NUL&gt;</text:span><text:span text:style-name="T4"> </text:span><text:span text:style-name="T29">(1)</text:span></text:p>
            <text:p><text:span text:style-name="T3">(&lt;TS&gt;</text:span><text:span text:style-name="T48">)</text:span><text:span text:style-name="T49"> </text:span><text:span text:style-name="T50">(&gt;&gt;)</text:span><text:span text:style-name="T8">  </text:span><text:span text:style-name="T51">(0)</text:span></text:p>
          </table:table-cell>
          <table:table-cell table:style-name="ce73" office:value-type="string" calcext:value-type="string">
            <text:p><text:span text:style-name="T69">(&lt;TS&gt;)</text:span><text:span text:style-name="T75"> </text:span><text:span text:style-name="T76">(&lt;&lt;)</text:span><text:span text:style-name="T75">  </text:span><text:span text:style-name="T76">(0)</text:span></text:p>
            <text:p><text:span text:style-name="T80">Time stamp gets updated !!</text:span></text:p>
          </table:table-cell>
          <table:table-cell table:number-columns-repeated="58"/>
        </table:table-row>
        <table:table-row table:style-name="ro16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1">\0x00 [Ctrl+Enter]</text:span>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29">(&lt;&lt;)</text:span><text:span text:style-name="T4"> </text:span><text:span text:style-name="T47">&lt;NUL&gt;</text:span><text:span text:style-name="T4"> </text:span><text:span text:style-name="T29">(1)</text:span></text:p>
            <text:p><text:span text:style-name="T3">(&lt;TS&gt;</text:span><text:span text:style-name="T48">)</text:span><text:span text:style-name="T49"> </text:span><text:span text:style-name="T50">(&gt;&gt;)</text:span><text:span text:style-name="T8">  </text:span><text:span text:style-name="T51">(0)</text:span></text:p>
            <text:p><text:span text:style-name="T3">(&lt;TS&gt;)</text:span><text:span text:style-name="T4"> </text:span><text:span text:style-name="T29">(&lt;&lt;)</text:span><text:span text:style-name="T4"> </text:span><text:span text:style-name="T47">&lt;NUL&gt;&lt;NUL&gt;</text:span></text:p>
          </table:table-cell>
          <table:table-cell table:style-name="ce73" office:value-type="string" calcext:value-type="string">
            <text:p><text:span text:style-name="T69">(&lt;TS&gt;)</text:span><text:span text:style-name="T75"> </text:span><text:span text:style-name="T76">(&lt;&lt;)</text:span><text:span text:style-name="T75">  </text:span><text:span text:style-name="T76">(0)</text:span></text:p>
            <text:p><text:span text:style-name="T3">(&lt;TS&gt;)</text:span><text:span text:style-name="T4"> </text:span><text:span text:style-name="T29">(&gt;&gt;)</text:span><text:span text:style-name="T4"> 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29">(&lt;&lt;)</text:span><text:span text:style-name="T4"> </text:span><text:span text:style-name="T47">&lt;NUL&gt;</text:span><text:span text:style-name="T4"> </text:span><text:span text:style-name="T29">(1)</text:span></text:p>
            <text:p><text:span text:style-name="T3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3">(&lt;TS&gt;)</text:span><text:span text:style-name="T4"> </text:span><text:span text:style-name="T29">(&lt;&lt;)</text:span><text:span text:style-name="T4"> </text:span><text:span text:style-name="T47">&lt;NUL&gt;&lt;NUL&gt;</text:span><text:span text:style-name="T4"> </text:span><text:span text:style-name="T29">(2)</text:span></text:p>
            <text:p><text:span text:style-name="T3">(&lt;TS&gt;</text:span><text:span text:style-name="T48">)</text:span><text:span text:style-name="T49"> </text:span><text:span text:style-name="T50">(&gt;&gt;)</text:span><text:span text:style-name="T8">  </text:span><text:span text:style-name="T51">(0)</text:span></text:p>
          </table:table-cell>
          <table:table-cell table:style-name="ce73" office:value-type="string" calcext:value-type="string">
            <text:p><text:span text:style-name="T69">(&lt;TS&gt;)</text:span><text:span text:style-name="T75"> </text:span><text:span text:style-name="T76">(&lt;&lt;)</text:span><text:span text:style-name="T75">  </text:span><text:span text:style-name="T76">(0)</text:span></text:p>
            <text:p><text:span text:style-name="T69">(&lt;TS&gt;)</text:span><text:span text:style-name="T75"> </text:span><text:span text:style-name="T76">(&lt;&lt;)</text:span><text:span text:style-name="T75">  </text:span><text:span text:style-name="T76">(0)</text:span></text:p>
            <text:p><text:span text:style-name="T57">Time stamp gets updated !!</text:span></text:p>
          </table:table-cell>
          <table:table-cell table:number-columns-repeated="58"/>
        </table:table-row>
        <table:table-row table:style-name="ro2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29">(&lt;&lt;)</text:span><text:span text:style-name="T4"> </text:span><text:span text:style-name="T47">&lt;NUL&gt;</text:span><text:span text:style-name="T4"> </text:span><text:span text:style-name="T29">(1)</text:span></text:p>
            <text:p><text:span text:style-name="T3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3">(&lt;TS&gt;)</text:span><text:span text:style-name="T4"> </text:span><text:span text:style-name="T29">(&lt;&lt;)</text:span><text:span text:style-name="T4"> </text:span><text:span text:style-name="T47">&lt;NUL&gt;&lt;NUL&gt;</text:span><text:span text:style-name="T4"> </text:span><text:span text:style-name="T29">(2)</text:span></text:p>
            <text:p><text:span text:style-name="T3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</table:table-cell>
          <table:table-cell table:style-name="ce73" office:value-type="string" calcext:value-type="string">
            <text:p><text:span text:style-name="T69">(&lt;TS&gt;)</text:span><text:span text:style-name="T75"> </text:span><text:span text:style-name="T76">(&lt;&lt;)</text:span><text:span text:style-name="T75">  </text:span><text:span text:style-name="T76">(0)</text:span></text:p>
            <text:p><text:span text:style-name="T69">(&lt;TS&gt;)</text:span><text:span text:style-name="T75"> </text:span><text:span text:style-name="T76">(&lt;&lt;)</text:span><text:span text:style-name="T75">  </text:span><text:span text:style-name="T76">(0)</text:span></text:p>
            <text:p><text:span text:style-name="T69">(&lt;TS&gt;)</text:span><text:span text:style-name="T75"> </text:span><text:span text:style-name="T76">(&gt;&gt;)</text:span><text:span text:style-name="T75">  </text:span><text:span text:style-name="T76">(0)</text:span></text:p>
          </table:table-cell>
          <table:table-cell table:number-columns-repeated="58"/>
        </table:table-row>
        <table:table-row table:style-name="ro2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29">(&lt;&lt;)</text:span><text:span text:style-name="T4"> </text:span><text:span text:style-name="T47">&lt;NUL&gt;</text:span><text:span text:style-name="T4"> </text:span><text:span text:style-name="T29">(1)</text:span></text:p>
            <text:p><text:span text:style-name="T3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3">(&lt;TS&gt;)</text:span><text:span text:style-name="T4"> </text:span><text:span text:style-name="T29">(&lt;&lt;)</text:span><text:span text:style-name="T4"> </text:span><text:span text:style-name="T47">&lt;NUL&gt;&lt;NUL&gt;</text:span><text:span text:style-name="T4"> </text:span><text:span text:style-name="T29">(2)</text:span></text:p>
            <text:p><text:span text:style-name="T3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3">(&lt;TS&gt;</text:span><text:span text:style-name="T48">)</text:span><text:span text:style-name="T54"> </text:span><text:span text:style-name="T55">(&gt;&gt;)</text:span><text:span text:style-name="T56"> </text:span><text:span text:style-name="T17">OK</text:span><text:span text:style-name="T27"> </text:span><text:span text:style-name="T28">(2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29">(&lt;&lt;)</text:span><text:span text:style-name="T4">  </text:span><text:span text:style-name="T29">(0)</text:span></text:p>
            <text:p><text:span text:style-name="T3">(&lt;TS&gt;)</text:span><text:span text:style-name="T4"> </text:span><text:span text:style-name="T29">(&lt;&lt;)</text:span><text:span text:style-name="T4">  </text:span><text:span text:style-name="T29">(0)</text:span></text:p>
            <text:p><text:span text:style-name="T3">(&lt;TS&gt;)</text:span><text:span text:style-name="T4"> </text:span><text:span text:style-name="T29">(&gt;&gt;)</text:span><text:span text:style-name="T4">  </text:span><text:span text:style-name="T29">(0)</text:span></text:p>
            <text:p><text:span text:style-name="T3">(&lt;TS&gt;)</text:span><text:span text:style-name="T4"> </text:span><text:span text:style-name="T29">(&lt;&lt;)</text:span><text:span text:style-name="T4"> </text:span><text:span text:style-name="T45">OK</text:span><text:span text:style-name="T43"> </text:span><text:span text:style-name="T44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29">(&lt;&lt;) </text:span></text:p>
          </table:table-cell>
          <table:table-cell table:style-name="ce61" office:value-type="string" calcext:value-type="string">
            <text:p><text:span text:style-name="T3">(&lt;TS&gt;</text:span><text:span text:style-name="T48">)</text:span><text:span text:style-name="T54"> </text:span><text:span text:style-name="T55">(&gt;&gt;)</text:span><text:span text:style-name="T56"> </text:span></text:p>
          </table:table-cell>
          <table:table-cell table:number-columns-repeated="58"/>
        </table:table-row>
        <table:table-row table:style-name="ro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</text:span><text:span text:style-name="T48">)</text:span><text:span text:style-name="T49"> </text:span><text:span text:style-name="T50">(&gt;&gt;)</text:span><text:span text:style-name="T8">  </text:span><text:span text:style-name="T51">(0)</text:span></text:p>
            <text:p><text:span text:style-name="T57">Time stamp gets updated !!</text:span></text:p>
          </table:table-cell>
          <table:table-cell table:style-name="ce73" office:value-type="string" calcext:value-type="string">
            <text:p><text:span text:style-name="T69">(&lt;TS&gt;)</text:span><text:span text:style-name="T75"> </text:span><text:span text:style-name="T76">(&lt;&lt;)</text:span><text:span text:style-name="T75">  </text:span><text:span text:style-name="T76">(0)</text:span></text:p>
            <text:p><text:span text:style-name="T57">Time stamp gets updated !!</text:span></text:p>
          </table:table-cell>
          <table:table-cell table:number-columns-repeated="58"/>
        </table:table-row>
        <table:table-row table:style-name="ro24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</text:span><text:span text:style-name="T48">)</text:span><text:span text:style-name="T49"> </text:span><text:span text:style-name="T50">(&gt;&gt;)</text:span><text:span text:style-name="T8">  </text:span><text:span text:style-name="T51">(0)</text:span></text:p>
            <text:p><text:span text:style-name="T3">(&lt;TS&gt;)</text:span><text:span text:style-name="T4"> </text:span><text:span text:style-name="T29">(&lt;&lt;)</text:span><text:span text:style-name="T52">  </text:span><text:span text:style-name="T53">(0)</text:span></text:p>
          </table:table-cell>
          <table:table-cell table:style-name="ce73" office:value-type="string" calcext:value-type="string">
            <text:p><text:span text:style-name="T69">(&lt;TS&gt;)</text:span><text:span text:style-name="T75"> </text:span><text:span text:style-name="T76">(&lt;&lt;)</text:span><text:span text:style-name="T75">  </text:span><text:span text:style-name="T76">(0)</text:span></text:p>
            <text:p><text:span text:style-name="T3">(&lt;TS&gt;)</text:span><text:span text:style-name="T4"> </text:span><text:span text:style-name="T29">(&gt;&gt;)</text:span><text:span text:style-name="T4">  </text:span><text:span text:style-name="T29">(0)</text:span></text:p>
          </table:table-cell>
          <table:table-cell table:number-columns-repeated="5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72" office:value-type="string" calcext:value-type="string">
            <text:p><text:span text:style-name="T3">(&lt;TS&gt;</text:span><text:span text:style-name="T48">)</text:span><text:span text:style-name="T49"> </text:span><text:span text:style-name="T50">(&gt;&gt;)</text:span><text:span text:style-name="T8">  </text:span><text:span text:style-name="T51">(0)</text:span></text:p>
            <text:p><text:span text:style-name="T3">(&lt;TS&gt;)</text:span><text:span text:style-name="T4"> </text:span><text:span text:style-name="T29">(&lt;&lt;)</text:span><text:span text:style-name="T52">  </text:span><text:span text:style-name="T53">(0)</text:span></text:p>
            <text:p><text:span text:style-name="T3">(&lt;TS&gt;</text:span><text:span text:style-name="T48">)</text:span><text:span text:style-name="T54"> </text:span><text:span text:style-name="T55">(&gt;&gt;)</text:span><text:span text:style-name="T56"> </text:span><text:span text:style-name="T58">OK</text:span><text:span text:style-name="T59"> </text:span><text:span text:style-name="T60">(2)</text:span></text:p>
          </table:table-cell>
          <table:table-cell table:style-name="ce73" office:value-type="string" calcext:value-type="string">
            <text:p><text:span text:style-name="T69">(&lt;TS&gt;)</text:span><text:span text:style-name="T75"> </text:span><text:span text:style-name="T76">(&lt;&lt;)</text:span><text:span text:style-name="T75">  </text:span><text:span text:style-name="T76">(0)</text:span></text:p>
            <text:p><text:span text:style-name="T3">(&lt;TS&gt;)</text:span><text:span text:style-name="T4"> </text:span><text:span text:style-name="T29">(&gt;&gt;)</text:span><text:span text:style-name="T4">  </text:span><text:span text:style-name="T29">(0)</text:span></text:p>
            <text:p><text:span text:style-name="T3">(&lt;TS&gt;)</text:span><text:span text:style-name="T4"> </text:span><text:span text:style-name="T29">(&lt;&lt;)</text:span><text:span text:style-name="T4"> </text:span><text:span text:style-name="T45">OK</text:span><text:span text:style-name="T43"> </text:span><text:span text:style-name="T44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29">(&lt;&lt;)</text:span><text:span text:style-name="T4"> </text:span><text:span text:style-name="T45">A</text:span></text:p>
          </table:table-cell>
          <table:table-cell table:style-name="ce61" office:value-type="string" calcext:value-type="string">
            <text:p><text:span text:style-name="T3">(&lt;TS&gt;</text:span><text:span text:style-name="T48">)</text:span><text:span text:style-name="T54"> </text:span><text:span text:style-name="T55">(&gt;&gt;)</text:span><text:span text:style-name="T56"> </text:span><text:span text:style-name="T58">A</text:span></text:p>
          </table:table-cell>
          <table:table-cell table:number-columns-repeated="58"/>
        </table:table-row>
        <table:table-row table:style-name="ro24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29">(&lt;&lt;)</text:span><text:span text:style-name="T4"> </text:span><text:span text:style-name="T45">A</text:span><text:span text:style-name="T61"> </text:span><text:span text:style-name="T62">(1)</text:span></text:p>
            <text:p><text:span text:style-name="T3">(&lt;TS&gt;</text:span><text:span text:style-name="T48">)</text:span><text:span text:style-name="T49"> </text:span><text:span text:style-name="T50">(&gt;&gt;)</text:span><text:span text:style-name="T8">  </text:span><text:span text:style-name="T51">(0)</text:span></text:p>
          </table:table-cell>
          <table:table-cell table:style-name="ce73" office:value-type="string" calcext:value-type="string">
            <text:p><text:span text:style-name="T3">(&lt;TS&gt;</text:span><text:span text:style-name="T48">)</text:span><text:span text:style-name="T54"> </text:span><text:span text:style-name="T55">(&gt;&gt;)</text:span><text:span text:style-name="T56"> </text:span><text:span text:style-name="T58">A</text:span><text:span text:style-name="T81"> </text:span><text:span text:style-name="T82">(1)</text:span></text:p>
            <text:p><text:span text:style-name="T69">(&lt;TS&gt;)</text:span><text:span text:style-name="T75"> </text:span><text:span text:style-name="T76">(&lt;&lt;)</text:span><text:span text:style-name="T75">  </text:span><text:span text:style-name="T76">(0)</text:span></text:p>
          </table:table-cell>
          <table:table-cell table:number-columns-repeated="58"/>
        </table:table-row>
        <table:table-row table:style-name="ro25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29">(&lt;&lt;)</text:span><text:span text:style-name="T4"> </text:span><text:span text:style-name="T45">A</text:span><text:span text:style-name="T61"> </text:span><text:span text:style-name="T62">(1)</text:span></text:p>
            <text:p><text:span text:style-name="T3">(&lt;TS&gt;</text:span><text:span text:style-name="T48">)</text:span><text:span text:style-name="T49"> </text:span><text:span text:style-name="T50">(&gt;&gt;)</text:span><text:span text:style-name="T8">  </text:span><text:span text:style-name="T51">(0)</text:span></text:p>
            <text:p><text:span text:style-name="T13">An already completed line cannot be removed.</text:span></text:p>
            <text:p><text:span text:style-name="T13">(Note that unidir Tx/Rx monitor removes A.)</text:span></text:p>
            <text:p><text:span text:style-name="T13">And hidden &lt;BS&gt; and pending EOL must not create a new line.</text:span></text:p>
          </table:table-cell>
          <table:table-cell table:style-name="ce73" office:value-type="string" calcext:value-type="string">
            <text:p><text:span text:style-name="T3">(&lt;TS&gt;</text:span><text:span text:style-name="T48">)</text:span><text:span text:style-name="T54"> </text:span><text:span text:style-name="T55">(&gt;&gt;)</text:span><text:span text:style-name="T56"> </text:span><text:span text:style-name="T58">A</text:span><text:span text:style-name="T81"> </text:span><text:span text:style-name="T82">(1)</text:span></text:p>
            <text:p><text:span text:style-name="T69">(&lt;TS&gt;)</text:span><text:span text:style-name="T75"> </text:span><text:span text:style-name="T76">(&lt;&lt;)</text:span><text:span text:style-name="T75">  </text:span><text:span text:style-name="T76">(0)</text:span></text:p>
            <text:p><text:span text:style-name="T13">An already completed line cannot be removed.</text:span></text:p>
            <text:p><text:span text:style-name="T13">(Note that unidir Tx/Rx monitor removes A.)</text:span></text:p>
            <text:p><text:span text:style-name="T13">And hidden &lt;BS&gt; and pending EOL must not create a new line.</text:span></text:p>
          </table:table-cell>
          <table:table-cell table:number-columns-repeated="5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29">(&lt;&lt;)</text:span><text:span text:style-name="T4"> </text:span><text:span text:style-name="T45">A</text:span><text:span text:style-name="T61"> </text:span><text:span text:style-name="T62">(1)</text:span></text:p>
            <text:p><text:span text:style-name="T3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3">(&lt;TS&gt;</text:span><text:span text:style-name="T48">)</text:span><text:span text:style-name="T54"> </text:span><text:span text:style-name="T55">(&gt;&gt;)</text:span><text:span text:style-name="T56"> </text:span><text:span text:style-name="T58">OK</text:span><text:span text:style-name="T59"> </text:span><text:span text:style-name="T60">(2)</text:span></text:p>
          </table:table-cell>
          <table:table-cell table:style-name="ce73" office:value-type="string" calcext:value-type="string">
            <text:p><text:span text:style-name="T3">(&lt;TS&gt;</text:span><text:span text:style-name="T48">)</text:span><text:span text:style-name="T54"> </text:span><text:span text:style-name="T55">(&gt;&gt;)</text:span><text:span text:style-name="T56"> </text:span><text:span text:style-name="T58">A</text:span><text:span text:style-name="T81"> </text:span><text:span text:style-name="T82">(1)</text:span></text:p>
            <text:p><text:span text:style-name="T3">(&lt;TS&gt;)</text:span><text:span text:style-name="T4"> </text:span><text:span text:style-name="T29">(&lt;&lt;)</text:span><text:span text:style-name="T4">  </text:span><text:span text:style-name="T29">(0)</text:span></text:p>
            <text:p><text:span text:style-name="T3">(&lt;TS&gt;)</text:span><text:span text:style-name="T4"> </text:span><text:span text:style-name="T29">(&lt;&lt;)</text:span><text:span text:style-name="T4"> </text:span><text:span text:style-name="T45">OK</text:span><text:span text:style-name="T43"> </text:span><text:span text:style-name="T44">(2)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A &gt; B</text:p>
          </table:table-cell>
          <table:table-cell office:value-type="string" calcext:value-type="string">
            <text:p>A\!(Delay(2000)) [Enter]</text:p>
          </table:table-cell>
          <table:table-cell table:style-name="ce72" office:value-type="string" calcext:value-type="string">
            <text:p><text:span text:style-name="T15">(&lt;TS&gt;)</text:span><text:span text:style-name="T16"> </text:span><text:span text:style-name="T63">(&lt;&lt;)</text:span><text:span text:style-name="T16"> </text:span><text:span text:style-name="T42">A</text:span><text:span text:style-name="T27"> </text:span><text:span text:style-name="T28">(1)</text:span></text:p>
          </table:table-cell>
          <table:table-cell table:style-name="ce73" office:value-type="string" calcext:value-type="string">
            <text:p><text:span text:style-name="T15">(TS)</text:span><text:span text:style-name="T16"> </text:span><text:span text:style-name="T63">(&gt;&gt;)</text:span><text:span text:style-name="T16"> </text:span><text:span text:style-name="T17">A</text:span><text:span text:style-name="T27"> </text:span><text:span text:style-name="T28">(1)</text:span></text:p>
          </table:table-cell>
          <table:table-cell table:number-columns-repeated="58"/>
        </table:table-row>
        <table:table-row table:style-name="ro24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72" office:value-type="string" calcext:value-type="string">
            <text:p><text:span text:style-name="T15">(&lt;TS&gt;)</text:span><text:span text:style-name="T16"> </text:span><text:span text:style-name="T63">(&lt;&lt;)</text:span><text:span text:style-name="T16"> </text:span><text:span text:style-name="T42">A</text:span><text:span text:style-name="T27"> </text:span><text:span text:style-name="T28">(1)</text:span></text:p>
            <text:p><text:span text:style-name="T64">(&lt;TS&gt;)</text:span><text:span text:style-name="T37"> </text:span><text:span text:style-name="T38">(&gt;&gt;)</text:span><text:span text:style-name="T37"> </text:span><text:span text:style-name="T17">B</text:span><text:span text:style-name="T27"> </text:span><text:span text:style-name="T28">(1)</text:span></text:p>
          </table:table-cell>
          <table:table-cell table:style-name="ce73" office:value-type="string" calcext:value-type="string">
            <text:p><text:span text:style-name="T15">(TS)</text:span><text:span text:style-name="T16"> </text:span><text:span text:style-name="T63">(&gt;&gt;)</text:span><text:span text:style-name="T16"> </text:span><text:span text:style-name="T17">A</text:span><text:span text:style-name="T27"> </text:span><text:span text:style-name="T28">(1)</text:span></text:p>
            <text:p><text:span text:style-name="T64">(TS)</text:span><text:span text:style-name="T37"> </text:span><text:span text:style-name="T38">(&lt;&lt;)</text:span><text:span text:style-name="T37"> </text:span><text:span text:style-name="T42">B</text:span><text:span text:style-name="T27"> </text:span><text:span text:style-name="T28">(1)</text:span></text:p>
          </table:table-cell>
          <table:table-cell table:number-columns-repeated="58"/>
        </table:table-row>
        <table:table-row table:style-name="ro19">
          <table:table-cell table:number-columns-repeated="3"/>
          <table:table-cell office:value-type="string" calcext:value-type="string">
            <text:p>In both terminals, enable [Show EOL]</text:p>
          </table:table-cell>
          <table:table-cell table:style-name="ce72" office:value-type="string" calcext:value-type="string">
            <text:p><text:span text:style-name="T15">(&lt;TS&gt;)</text:span><text:span text:style-name="T16"> </text:span><text:span text:style-name="T63">(&lt;&lt;)</text:span><text:span text:style-name="T16"> </text:span><text:span text:style-name="T42">A</text:span><text:span text:style-name="T27"> </text:span><text:span text:style-name="T28">(1)</text:span></text:p>
            <text:p><text:span text:style-name="T64">(&lt;TS&gt;)</text:span><text:span text:style-name="T37"> </text:span><text:span text:style-name="T38">(&gt;&gt;)</text:span><text:span text:style-name="T37"> </text:span><text:span text:style-name="T17">B</text:span><text:span text:style-name="T18">&lt;CR&gt;&lt;LF&gt;</text:span><text:span text:style-name="T31"> </text:span><text:span text:style-name="T28">(3)</text:span></text:p>
            <text:p><text:span text:style-name="T64">(&lt;TS&gt;)</text:span><text:span text:style-name="T37"> </text:span><text:span text:style-name="T38">(&lt;&lt;)</text:span><text:span text:style-name="T37"> </text:span><text:span text:style-name="T65">&lt;CR&gt;&lt;LF&gt;</text:span><text:span text:style-name="T37"> </text:span><text:span text:style-name="T38">(2)</text:span></text:p>
          </table:table-cell>
          <table:table-cell table:style-name="ce73" office:value-type="string" calcext:value-type="string">
            <text:p><text:span text:style-name="T15">(&lt;TS&gt;)</text:span><text:span text:style-name="T16"> </text:span><text:span text:style-name="T63">(&gt;&gt;)</text:span><text:span text:style-name="T16"> </text:span><text:span text:style-name="T17">A</text:span><text:span text:style-name="T27"> </text:span><text:span text:style-name="T28">(1)</text:span></text:p>
            <text:p><text:span text:style-name="T64">(&lt;TS&gt;</text:span><text:span text:style-name="T37">) </text:span><text:span text:style-name="T38">(&lt;&lt;)</text:span><text:span text:style-name="T37"> </text:span><text:span text:style-name="T42">B</text:span><text:span text:style-name="T67">&lt;CR&gt;&lt;LF&gt;</text:span><text:span text:style-name="T31"> </text:span><text:span text:style-name="T28">(3)</text:span></text:p>
            <text:p><text:span text:style-name="T64">(&lt;TS&gt;)</text:span><text:span text:style-name="T37"> </text:span><text:span text:style-name="T38">(&gt;&gt;)</text:span><text:span text:style-name="T37"> </text:span><text:span text:style-name="T83">&lt;CR&gt;&lt;LF&gt;</text:span><text:span text:style-name="T37"> </text:span><text:span text:style-name="T38">(2)</text:span></text:p>
            <text:p><text:span text:style-name="T13">First two TimeStamps must remain.</text:span></text:p>
            <text:p><text:span text:style-name="T13">Third TimeStamp must be higher than others.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\!(Delay(2000))A [Enter]</text:p>
          </table:table-cell>
          <table:table-cell table:style-name="ce72" office:value-type="string" calcext:value-type="string">
            <text:p><text:span text:style-name="T15">(</text:span><text:span text:style-name="T66">&lt;TS&gt;</text:span><text:span text:style-name="T15">)</text:span><text:span text:style-name="T16"> </text:span><text:span text:style-name="T63">(&lt;&lt;)</text:span><text:span text:style-name="T16"> </text:span><text:span text:style-name="T46">&lt;NUL&gt;</text:span><text:span text:style-name="T16"> </text:span><text:span text:style-name="T63">(1)</text:span></text:p>
          </table:table-cell>
          <table:table-cell table:style-name="ce73" office:value-type="string" calcext:value-type="string">
            <text:p><text:span text:style-name="T15">(&lt;TS&gt;)</text:span><text:span text:style-name="T16"> </text:span><text:span text:style-name="T63">(&lt;&lt;)</text:span></text:p>
          </table:table-cell>
          <table:table-cell table:number-columns-repeated="5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72" office:value-type="string" calcext:value-type="string">
            <text:p><text:span text:style-name="T15">(</text:span><text:span text:style-name="T66">&lt;TS&gt;</text:span><text:span text:style-name="T15">)</text:span><text:span text:style-name="T16"> </text:span><text:span text:style-name="T63">(&lt;&lt;)</text:span><text:span text:style-name="T16"> </text:span><text:span text:style-name="T46">&lt;NUL&gt;</text:span><text:span text:style-name="T16"> </text:span><text:span text:style-name="T63">(1)</text:span></text:p>
            <text:p><text:span text:style-name="T15">(</text:span><text:span text:style-name="T66">&lt;TS&gt;</text:span><text:span text:style-name="T15">)</text:span><text:span text:style-name="T16"> </text:span><text:span text:style-name="T63">(&gt;&gt;)</text:span><text:span text:style-name="T16"> </text:span><text:span text:style-name="T17">B</text:span><text:span text:style-name="T18">&lt;CR&gt;&lt;LF&gt;</text:span><text:span text:style-name="T31"> </text:span><text:span text:style-name="T28">(3)</text:span></text:p>
            <text:p><text:span text:style-name="T64">(&lt;TS&gt;)</text:span><text:span text:style-name="T37"> </text:span><text:span text:style-name="T38">(&lt;&lt;)</text:span><text:span text:style-name="T37"> </text:span><text:span text:style-name="T42">A</text:span><text:span text:style-name="T67">&lt;CR&gt;&lt;LF&gt;</text:span><text:span text:style-name="T31"> </text:span><text:span text:style-name="T28">(3)</text:span></text:p>
          </table:table-cell>
          <table:table-cell table:style-name="ce73" office:value-type="string" calcext:value-type="string">
            <text:p><text:span text:style-name="T15">(&lt;TS&gt;)</text:span><text:span text:style-name="T16"> </text:span><text:span text:style-name="T63">(&lt;&lt;)</text:span><text:span text:style-name="T16"> </text:span><text:span text:style-name="T42">B</text:span><text:span text:style-name="T67">&lt;CR&gt;&lt;LF&gt;</text:span><text:span text:style-name="T31"> </text:span><text:span text:style-name="T28">(3)</text:span></text:p>
            <text:p><text:span text:style-name="T64">(&lt;TS&gt;)</text:span><text:span text:style-name="T37"> </text:span><text:span text:style-name="T38">(&gt;&gt;)</text:span><text:span text:style-name="T37"> </text:span><text:span text:style-name="T17">A</text:span><text:span text:style-name="T18">&lt;CR&gt;&lt;LF&gt;</text:span><text:span text:style-name="T31"> </text:span><text:span text:style-name="T28">(3)</text:span></text:p>
          </table:table-cell>
          <table:table-cell table:number-columns-repeated="58"/>
        </table:table-row>
        <table:table-row table:style-name="ro11">
          <table:table-cell table:number-columns-repeated="3"/>
          <table:table-cell office:value-type="string" calcext:value-type="string">
            <text:p>In both terminals, disable [Show EOL]</text:p>
          </table:table-cell>
          <table:table-cell table:style-name="ce72" office:value-type="string" calcext:value-type="string">
            <text:p><text:span text:style-name="T15">(</text:span><text:span text:style-name="T66">&lt;TS&gt;</text:span><text:span text:style-name="T15">)</text:span><text:span text:style-name="T16"> </text:span><text:span text:style-name="T63">(&lt;&lt;)</text:span><text:span text:style-name="T16"> </text:span><text:span text:style-name="T46">&lt;NUL&gt;</text:span><text:span text:style-name="T16"> </text:span><text:span text:style-name="T63">(1)</text:span></text:p>
            <text:p><text:span text:style-name="T15">(</text:span><text:span text:style-name="T66">&lt;TS&gt;</text:span><text:span text:style-name="T15">)</text:span><text:span text:style-name="T16"> </text:span><text:span text:style-name="T63">(&gt;&gt;)</text:span><text:span text:style-name="T16"> </text:span><text:span text:style-name="T17">B</text:span><text:span text:style-name="T27"> </text:span><text:span text:style-name="T28">(1)</text:span></text:p>
            <text:p><text:span text:style-name="T64">(&lt;TS&gt;)</text:span><text:span text:style-name="T37"> </text:span><text:span text:style-name="T38">(&lt;&lt;)</text:span><text:span text:style-name="T37"> </text:span><text:span text:style-name="T42">A</text:span><text:span text:style-name="T27"> </text:span><text:span text:style-name="T28">(1)</text:span></text:p>
          </table:table-cell>
          <table:table-cell table:style-name="ce73" office:value-type="string" calcext:value-type="string">
            <text:p><text:span text:style-name="T15">(&lt;TS&gt;)</text:span><text:span text:style-name="T16"> </text:span><text:span text:style-name="T63">(&lt;&lt;)</text:span><text:span text:style-name="T16"> </text:span><text:span text:style-name="T42">B</text:span><text:span text:style-name="T27"> </text:span><text:span text:style-name="T28">(1)</text:span></text:p>
            <text:p><text:span text:style-name="T64">(&lt;TS&gt;)</text:span><text:span text:style-name="T37"> </text:span><text:span text:style-name="T38">(&gt;&gt;)</text:span><text:span text:style-name="T37"> </text:span><text:span text:style-name="T17">A</text:span><text:span text:style-name="T27"> </text:span><text:span text:style-name="T28">(1)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C3\!(Delay(2000))\0x84 [Enter]</text:p>
          </table:table-cell>
          <table:table-cell table:style-name="ce72" office:value-type="string" calcext:value-type="string">
            <text:p><text:span text:style-name="T15">(</text:span><text:span text:style-name="T66">&lt;TS&gt;</text:span><text:span text:style-name="T15">)</text:span><text:span text:style-name="T16"> </text:span><text:span text:style-name="T63">(&lt;&lt;)</text:span></text:p>
          </table:table-cell>
          <table:table-cell table:style-name="ce73" office:value-type="string" calcext:value-type="string">
            <text:p><text:span text:style-name="T15">(&lt;TS&gt;)</text:span><text:span text:style-name="T16"> </text:span><text:span text:style-name="T63">(&gt;&gt;)</text:span></text:p>
          </table:table-cell>
          <table:table-cell table:number-columns-repeated="58"/>
        </table:table-row>
        <table:table-row table:style-name="ro2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72" office:value-type="string" calcext:value-type="string">
            <text:p><text:span text:style-name="T15">(&lt;TS&gt;)</text:span><text:span text:style-name="T16"> </text:span><text:span text:style-name="T63">(&gt;&gt;)</text:span><text:span text:style-name="T16"> </text:span><text:span text:style-name="T17">B</text:span><text:span text:style-name="T27"> </text:span><text:span text:style-name="T28">(1)</text:span></text:p>
            <text:p><text:span text:style-name="T64">(&lt;TS&gt;)</text:span><text:span text:style-name="T37"> </text:span><text:span text:style-name="T38">(&lt;&lt;)</text:span><text:span text:style-name="T37"> </text:span><text:span text:style-name="T42">Ä</text:span><text:span text:style-name="T27"> </text:span><text:span text:style-name="T28">(1)</text:span></text:p>
            <text:p><text:span text:style-name="T13">Direction must change, i.e. match resulting show characters</text:span></text:p>
          </table:table-cell>
          <table:table-cell table:style-name="ce73" office:value-type="string" calcext:value-type="string">
            <text:p><text:span text:style-name="T15">(&lt;TS&gt;)</text:span><text:span text:style-name="T16"> </text:span><text:span text:style-name="T63">(&lt;&lt;)</text:span><text:span text:style-name="T16"> </text:span><text:span text:style-name="T42">B</text:span><text:span text:style-name="T27"> </text:span><text:span text:style-name="T28">(1)</text:span></text:p>
            <text:p><text:span text:style-name="T64">(&lt;TS&gt;)</text:span><text:span text:style-name="T37"> </text:span><text:span text:style-name="T38">(&gt;&gt;)</text:span><text:span text:style-name="T37"> </text:span><text:span text:style-name="T17">Ä</text:span><text:span text:style-name="T27"> </text:span><text:span text:style-name="T28">(1)</text:span></text:p>
            <text:p><text:span text:style-name="T13">TimeStamp of Ä must be higher than B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/>
          <table:table-cell office:value-type="string" calcext:value-type="string">
            <text:p>No DirLine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show unidir Tx/Rx panels</text:p>
          </table:table-cell>
          <table:table-cell office:value-type="string" calcext:value-type="string">
            <text:p>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7">
          <table:table-cell table:number-columns-repeated="3"/>
          <table:table-cell office:value-type="string" calcext:value-type="string">
            <text:p>In receiving terminal, disable [Settings... &gt; Advanced &gt; ...when direction changes]</text:p>
            <text:p>Confirm</text:p>
          </table:table-cell>
          <table:table-cell table:style-name="ce72" office:value-type="string" calcext:value-type="string">
            <text:p><text:span text:style-name="T15">(&lt;TS&gt;)</text:span><text:span text:style-name="T16"> </text:span><text:span text:style-name="T63">(&gt;&gt;)</text:span><text:span text:style-name="T16"> </text:span><text:span text:style-name="T17">B</text:span><text:span text:style-name="T27"> </text:span><text:span text:style-name="T28">(1)</text:span></text:p>
            <text:p><text:span text:style-name="T64">(&lt;TS&gt;)</text:span><text:span text:style-name="T37"> </text:span><text:span text:style-name="T38">(&lt;&lt;)</text:span><text:span text:style-name="T37"> </text:span><text:span text:style-name="T42">Ä</text:span><text:span text:style-name="T27"> </text:span><text:span text:style-name="T28">(1)</text:span></text:p>
          </table:table-cell>
          <table:table-cell table:style-name="ce73" office:value-type="string" calcext:value-type="string">
            <text:p><text:span text:style-name="T15">(&lt;TS&gt;)</text:span><text:span text:style-name="T16"> </text:span><text:span text:style-name="T63">(&lt;&lt;)</text:span><text:span text:style-name="T16"> </text:span><text:span text:style-name="T42">B</text:span><text:span text:style-name="T27"> </text:span><text:span text:style-name="T28">(1)</text:span></text:p>
            <text:p><text:span text:style-name="T64">(&lt;TS&gt;)</text:span><text:span text:style-name="T37"> </text:span><text:span text:style-name="T38">(&gt;&gt;)</text:span><text:span text:style-name="T37"> </text:span><text:span text:style-name="T17">Ä</text:span><text:span text:style-name="T27"> </text:span><text:span text:style-name="T28">(1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29">(&lt;&lt;)</text:span><text:span text:style-name="T4"> </text:span><text:span text:style-name="T45">A</text:span></text:p>
          </table:table-cell>
          <table:table-cell table:style-name="ce61" office:value-type="string" calcext:value-type="string">
            <text:p><text:span text:style-name="T3">(&lt;TS&gt;</text:span><text:span text:style-name="T48">)</text:span><text:span text:style-name="T54"> </text:span><text:span text:style-name="T55">(&gt;&gt;)</text:span><text:span text:style-name="T56"> </text:span><text:span text:style-name="T58">A</text:span></text:p>
          </table:table-cell>
          <table:table-cell table:number-columns-repeated="58"/>
        </table:table-row>
        <table:table-row table:style-name="ro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Ctrl+Enter] at least 500 ms later (glue time-out)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29">(&lt;&lt;)</text:span><text:span text:style-name="T4"> </text:span><text:span text:style-name="T45">A</text:span><text:span text:style-name="T61"> </text:span><text:span text:style-name="T62">(1)</text:span></text:p>
            <text:p><text:span text:style-name="T3">(&lt;TS&gt;</text:span><text:span text:style-name="T48">)</text:span><text:span text:style-name="T49"> </text:span><text:span text:style-name="T50">(&gt;&gt;)</text:span><text:span text:style-name="T52"> </text:span><text:span text:style-name="T68">B</text:span></text:p>
          </table:table-cell>
          <table:table-cell table:style-name="ce73" office:value-type="string" calcext:value-type="string">
            <text:p><text:span text:style-name="T3">(&lt;TS&gt;</text:span><text:span text:style-name="T48">)</text:span><text:span text:style-name="T54"> </text:span><text:span text:style-name="T55">(&lt;&gt;)</text:span><text:span text:style-name="T56"> </text:span><text:span text:style-name="T58">A</text:span><text:span text:style-name="T84">B</text:span></text:p>
            <text:p><text:span text:style-name="T13">Direction must be replaced !!</text:span></text:p>
          </table:table-cell>
          <table:table-cell table:number-columns-repeated="58"/>
        </table:table-row>
        <table:table-row table:style-name="ro16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 at least 500 ms later (glue time-out)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29">(&lt;&lt;)</text:span><text:span text:style-name="T4"> </text:span><text:span text:style-name="T45">A</text:span><text:span text:style-name="T61"> </text:span><text:span text:style-name="T62">(1)</text:span></text:p>
            <text:p><text:span text:style-name="T3">(&lt;TS&gt;</text:span><text:span text:style-name="T48">)</text:span><text:span text:style-name="T49"> </text:span><text:span text:style-name="T50">(&gt;&gt;)</text:span><text:span text:style-name="T52"> </text:span><text:span text:style-name="T68">B</text:span><text:span text:style-name="T59"> </text:span><text:span text:style-name="T60">(1)</text:span></text:p>
            <text:p><text:span text:style-name="T3">(&lt;TS&gt;)</text:span><text:span text:style-name="T4"> </text:span><text:span text:style-name="T29">(&lt;&lt;)</text:span><text:span text:style-name="T4"> </text:span><text:span text:style-name="T45">A</text:span></text:p>
          </table:table-cell>
          <table:table-cell table:style-name="ce73" office:value-type="string" calcext:value-type="string">
            <text:p><text:span text:style-name="T3">(&lt;TS&gt;</text:span><text:span text:style-name="T48">)</text:span><text:span text:style-name="T54"> </text:span><text:span text:style-name="T55">(&lt;&gt;)</text:span><text:span text:style-name="T56"> </text:span><text:span text:style-name="T58">A</text:span><text:span text:style-name="T84">B</text:span><text:span text:style-name="T85">A</text:span></text:p>
          </table:table-cell>
          <table:table-cell table:number-columns-repeated="58"/>
        </table:table-row>
        <table:table-row table:style-name="ro2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at least 500 ms later (glue time-out)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29">(&lt;&lt;)</text:span><text:span text:style-name="T4"> </text:span><text:span text:style-name="T45">A</text:span><text:span text:style-name="T61"> </text:span><text:span text:style-name="T62">(1)</text:span></text:p>
            <text:p><text:span text:style-name="T3">(&lt;TS&gt;</text:span><text:span text:style-name="T48">)</text:span><text:span text:style-name="T49"> </text:span><text:span text:style-name="T50">(&gt;&gt;)</text:span><text:span text:style-name="T52"> </text:span><text:span text:style-name="T68">B</text:span><text:span text:style-name="T59"> </text:span><text:span text:style-name="T60">(1)</text:span></text:p>
            <text:p><text:span text:style-name="T3">(&lt;TS&gt;)</text:span><text:span text:style-name="T4"> </text:span><text:span text:style-name="T29">(&lt;&lt;)</text:span><text:span text:style-name="T4"> </text:span><text:span text:style-name="T45">A</text:span><text:span text:style-name="T61"> </text:span><text:span text:style-name="T62">(1)</text:span></text:p>
            <text:p><text:span text:style-name="T3">(&lt;TS&gt;</text:span><text:span text:style-name="T48">)</text:span><text:span text:style-name="T49"> </text:span><text:span text:style-name="T50">(&gt;&gt;)</text:span><text:span text:style-name="T52"> </text:span><text:span text:style-name="T68">B</text:span><text:span text:style-name="T59"> </text:span><text:span text:style-name="T60">(1)</text:span></text:p>
          </table:table-cell>
          <table:table-cell table:style-name="ce73" office:value-type="string" calcext:value-type="string">
            <text:p><text:span text:style-name="T3">(&lt;TS&gt;</text:span><text:span text:style-name="T48">)</text:span><text:span text:style-name="T54"> </text:span><text:span text:style-name="T55">(&lt;&gt;)</text:span><text:span text:style-name="T56"> </text:span><text:span text:style-name="T58">A</text:span><text:span text:style-name="T84">B</text:span><text:span text:style-name="T85">A</text:span><text:span text:style-name="T84">B</text:span><text:span text:style-name="T61"> </text:span><text:span text:style-name="T62">(4)</text:span></text:p>
          </table:table-cell>
          <table:table-cell table:number-columns-repeated="58"/>
        </table:table-row>
        <table:table-row table:style-name="ro25">
          <table:table-cell table:number-columns-repeated="5"/>
          <table:table-cell office:value-type="string" calcext:value-type="string">
            <text:p>Unidir Tx/Rx panels must show...</text:p>
            <text:p><text:span text:style-name="T3">(&lt;TS&gt;</text:span><text:span text:style-name="T48">)</text:span><text:span text:style-name="T54"> </text:span><text:span text:style-name="T55">(&lt;&lt;)</text:span><text:span text:style-name="T56"> </text:span><text:span text:style-name="T86">BB</text:span><text:span text:style-name="T61"> </text:span><text:span text:style-name="T62">(2)</text:span></text:p>
            <text:p>...and:</text:p>
            <text:p><text:span text:style-name="T3">(&lt;TS&gt;</text:span><text:span text:style-name="T48">)</text:span><text:span text:style-name="T54"> </text:span><text:span text:style-name="T55">(&gt;&gt;)</text:span><text:span text:style-name="T56"> </text:span><text:span text:style-name="T58">AA</text:span></text:p>
            <text:p><text:span text:style-name="T13">Rx has not received EOL yet !!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oopback</text:p>
          </table:table-cell>
          <table:table-cell office:value-type="string" calcext:value-type="string">
            <text:p>Create and start a terminal on serial COM loopback port at 115200 baud.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Disable [Settings... &gt; Advanced &gt; ...when direction changes]</text:span></text:p>
            <text:p><text:span text:style-name="T1">Disable [Settings... &gt; Advanced &gt; Reduce line breaks...]</text:span></text:p>
          </table:table-cell>
          <table:table-cell table:number-columns-repeated="60"/>
        </table:table-row>
        <table:table-row table:style-name="ro18">
          <table:table-cell table:number-columns-repeated="3"/>
          <table:table-cell office:value-type="string" calcext:value-type="string">
            <text:p>Enable [Show Direction]</text:p>
            <text:p>Enable [Show EOL]</text:p>
            <text:p><text:span text:style-name="T1">Enable [Show Count/Rate]</text:span></text:p>
          </table:table-cell>
          <table:table-cell table:number-columns-repeated="60"/>
        </table:table-row>
        <table:table-row table:style-name="ro27">
          <table:table-cell table:number-columns-repeated="3"/>
          <table:table-cell office:value-type="string" calcext:value-type="string">
            <text:p>Send:</text:p>
            <text:p>ABCDEFGHIJKLMNOPQRSTUVWXYZ\!(LineRepeat(100))</text:p>
          </table:table-cell>
          <table:table-cell office:value-type="string" calcext:value-type="string">
            <text:p>2800 bytes / 100 lines sent</text:p>
            <text:p>2800 bytes / 100 lines received</text:p>
            <text:p><text:span text:style-name="T1">Bidir lines are indicated by </text:span><text:span text:style-name="T25">(&lt;&gt;)</text:span></text:p>
            <text:p>No duplicated or missing parts, i.e. always A-Z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8">
          <table:table-cell/>
          <table:table-cell office:value-type="string" calcext:value-type="string">
            <text:p>Binary Terminal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<text:span text:style-name="T2">binary</text:span> AutoSockets interconnected to each other:</text:p>
            <text:p><text:span text:style-name="T1">  A: Defaults + Show (Time Stamp + Direction + Length) + Show Count/Rate</text:span></text:p>
            <text:p><text:span text:style-name="T1">  B: Hide 0x00 + Show (Time Stamp + Direction + Length) + Show Count/Rate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BCDEF</text:p>
          </table:table-cell>
          <table:table-cell table:style-name="ce73" office:value-type="string" calcext:value-type="string">
            <text:p><text:span text:style-name="T69">(&lt;TS&gt;</text:span><text:span text:style-name="T70">)</text:span><text:span text:style-name="T71"> </text:span><text:span text:style-name="T72">(&lt;&lt;)</text:span><text:span text:style-name="T71"> </text:span><text:span text:style-name="T73">41h</text:span><text:span text:style-name="T10"> </text:span><text:span text:style-name="T73">42h</text:span><text:span text:style-name="T10"> </text:span><text:span text:style-name="T73">43h</text:span><text:span text:style-name="T10"> </text:span><text:span text:style-name="T73">44h</text:span><text:span text:style-name="T10"> </text:span><text:span text:style-name="T73">45h</text:span><text:span text:style-name="T10"> </text:span><text:span text:style-name="T73">46h</text:span><text:span text:style-name="T10"> </text:span><text:span text:style-name="T34">(6)</text:span></text:p>
          </table:table-cell>
          <table:table-cell table:style-name="ce73" office:value-type="string" calcext:value-type="string">
            <text:p><text:span text:style-name="T70">(&lt;TS&gt;)</text:span><text:span text:style-name="T71"> </text:span><text:span text:style-name="T72">(&gt;&gt;)</text:span><text:span text:style-name="T71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34">(6)</text:span></text:p>
          </table:table-cell>
          <table:table-cell table:number-columns-repeated="58"/>
        </table:table-row>
        <table:table-row table:style-name="ro28">
          <table:table-cell table:number-columns-repeated="3"/>
          <table:table-cell office:value-type="string" calcext:value-type="string">
            <text:p>In sending terminal, send:</text:p>
            <text:p>&lt;8 lines...&gt; [A] [AB] ...</text:p>
          </table:table-cell>
          <table:table-cell table:style-name="ce73" office:value-type="string" calcext:value-type="string">
            <text:p><text:span text:style-name="T3">(&lt;TS&gt;)</text:span><text:span text:style-name="T4"> </text:span><text:span text:style-name="T29">(&lt;&lt;)</text:span><text:span text:style-name="T4"> </text:span><text:span text:style-name="T45">41h</text:span><text:span text:style-name="T43"> </text:span><text:span text:style-name="T45">42h</text:span><text:span text:style-name="T43"> </text:span><text:span text:style-name="T45">43h</text:span><text:span text:style-name="T43"> </text:span><text:span text:style-name="T45">44h</text:span><text:span text:style-name="T43"> </text:span><text:span text:style-name="T45">45h</text:span><text:span text:style-name="T43"> </text:span><text:span text:style-name="T45">46h</text:span><text:span text:style-name="T43"> </text:span><text:span text:style-name="T44">(6)</text:span></text:p>
            <text:p><text:span text:style-name="T7">(&lt;TS&gt;)</text:span><text:span text:style-name="T8"> </text:span><text:span text:style-name="T51">(&lt;&lt;)</text:span><text:span text:style-name="T8"> </text:span><text:span text:style-name="T73">41h</text:span><text:span text:style-name="T10"> </text:span><text:span text:style-name="T34">(1)</text:span></text:p>
            <text:p><text:span text:style-name="T69">(&lt;TS&gt;</text:span><text:span text:style-name="T70">)</text:span><text:span text:style-name="T71"> </text:span><text:span text:style-name="T72">(&lt;&lt;)</text:span><text:span text:style-name="T71"> </text:span><text:span text:style-name="T73">41h</text:span><text:span text:style-name="T10"> </text:span><text:span text:style-name="T73">42h</text:span><text:span text:style-name="T10"> </text:span><text:span text:style-name="T73">41h</text:span><text:span text:style-name="T10"> </text:span><text:span text:style-name="T73">42h</text:span><text:span text:style-name="T10"> </text:span><text:span text:style-name="T73">43h</text:span><text:span text:style-name="T10"> ... </text:span><text:span text:style-name="T34">(35)</text:span></text:p>
            <text:p><text:span text:style-name="T13">Or different, depending on chunking.</text:span></text:p>
          </table:table-cell>
          <table:table-cell table:style-name="ce73" office:value-type="string" calcext:value-type="string">
            <text:p><text:span text:style-name="T3">(&lt;TS&gt;)</text:span><text:span text:style-name="T4"> </text:span><text:span text:style-name="T29">(&gt;&gt;)</text:span><text:span text:style-name="T4"> </text:span><text:span text:style-name="T5">41h</text:span><text:span text:style-name="T43"> </text:span><text:span text:style-name="T5">42h</text:span><text:span text:style-name="T43"> </text:span><text:span text:style-name="T5">43h</text:span><text:span text:style-name="T43"> </text:span><text:span text:style-name="T5">44h</text:span><text:span text:style-name="T43"> </text:span><text:span text:style-name="T5">45h</text:span><text:span text:style-name="T43"> </text:span><text:span text:style-name="T5">46h</text:span><text:span text:style-name="T43"> </text:span><text:span text:style-name="T44">(6)</text:span></text:p>
            <text:p><text:span text:style-name="T7">(&lt;TS&gt;)</text:span><text:span text:style-name="T8"> </text:span><text:span text:style-name="T51">(&gt;&gt;)</text:span><text:span text:style-name="T8"> </text:span><text:span text:style-name="T9">41h</text:span><text:span text:style-name="T10"> </text:span><text:span text:style-name="T34">(1)</text:span></text:p>
            <text:p><text:span text:style-name="T70">(&lt;TS&gt;)</text:span><text:span text:style-name="T71"> </text:span><text:span text:style-name="T72">(&gt;&gt;)</text:span><text:span text:style-name="T71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34">(35)</text:span></text:p>
            <text:p><text:span text:style-name="T13">Or different, depending on chunking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9">
          <table:table-cell/>
          <table:table-cell office:value-type="string" calcext:value-type="string">
            <text:p>Length line break</text:p>
          </table:table-cell>
          <table:table-cell/>
          <table:table-cell office:value-type="string" calcext:value-type="string">
            <text:p>In receiving terminal, enable [Settings... &gt; Text... &gt; Break lines after 4 lines]</text:p>
          </table:table-cell>
          <table:table-cell/>
          <table:table-cell table:style-name="ce61" office:value-type="string" calcext:value-type="string">
            <text:p><text:span text:style-name="T15">(&lt;TS&gt;)</text:span><text:span text:style-name="T16"> </text:span><text:span text:style-name="T63">(&gt;&gt;)</text:span><text:span text:style-name="T16"> </text:span><text:span text:style-name="T17">41h</text:span><text:span text:style-name="T27"> </text:span><text:span text:style-name="T17">42h</text:span><text:span text:style-name="T27"> </text:span><text:span text:style-name="T17">43h</text:span><text:span text:style-name="T27"> </text:span><text:span text:style-name="T17">44h</text:span><text:span text:style-name="T27"> </text:span><text:span text:style-name="T28">(4)</text:span></text:p>
            <text:p><text:span text:style-name="T19">(</text:span><text:span text:style-name="T64">&lt;TS&gt;)</text:span><text:span text:style-name="T37"> </text:span><text:span text:style-name="T38">(&gt;&gt;)</text:span><text:span text:style-name="T37"> </text:span><text:span text:style-name="T17">45h</text:span><text:span text:style-name="T27"> </text:span><text:span text:style-name="T17">46h</text:span><text:span text:style-name="T27"> </text:span><text:span text:style-name="T28">(2)</text:span></text:p>
            <text:p><text:span text:style-name="T19">(</text:span><text:span text:style-name="T64">&lt;TS&gt;)</text:span><text:span text:style-name="T37"> </text:span><text:span text:style-name="T38">(&gt;&gt;)</text:span><text:span text:style-name="T37"> </text:span><text:span text:style-name="T17">41h</text:span><text:span text:style-name="T27"> </text:span><text:span text:style-name="T28">(1)</text:span></text:p>
            <text:p><text:span text:style-name="T19">(</text:span><text:span text:style-name="T64">&lt;TS&gt;)</text:span><text:span text:style-name="T37"> </text:span><text:span text:style-name="T38">(&gt;&gt;)</text:span><text:span text:style-name="T37"> </text:span><text:span text:style-name="T17">41h</text:span><text:span text:style-name="T27"> </text:span><text:span text:style-name="T17">42h</text:span><text:span text:style-name="T27"> </text:span><text:span text:style-name="T17">41h</text:span><text:span text:style-name="T27"> </text:span><text:span text:style-name="T17">42h</text:span><text:span text:style-name="T27"> </text:span><text:span text:style-name="T28">(4)</text:span></text:p>
            <text:p><text:span text:style-name="T19">(</text:span><text:span text:style-name="T64">&lt;TS&gt;)</text:span><text:span text:style-name="T37"> </text:span><text:span text:style-name="T38">(&gt;&gt;)</text:span><text:span text:style-name="T37"> </text:span><text:span text:style-name="T17">43h</text:span><text:span text:style-name="T27"> </text:span><text:span text:style-name="T17">41h</text:span><text:span text:style-name="T27"> </text:span><text:span text:style-name="T17">42h</text:span><text:span text:style-name="T27"> </text:span><text:span text:style-name="T17">43h</text:span><text:span text:style-name="T27"> </text:span><text:span text:style-name="T28">(4)</text:span></text:p>
            <text:p><text:span text:style-name="T19">(</text:span><text:span text:style-name="T64">&lt;TS&gt;)</text:span><text:span text:style-name="T37"> </text:span><text:span text:style-name="T38">(&gt;&gt;)</text:span><text:span text:style-name="T37"> </text:span><text:span text:style-name="T17">44h</text:span><text:span text:style-name="T27"> </text:span><text:span text:style-name="T17">41h</text:span><text:span text:style-name="T27"> </text:span><text:span text:style-name="T17">42h</text:span><text:span text:style-name="T27"> </text:span><text:span text:style-name="T17">43h</text:span><text:span text:style-name="T27"> </text:span><text:span text:style-name="T28">(4)</text:span></text:p>
            <text:p><text:span text:style-name="T19">(</text:span><text:span text:style-name="T64">&lt;TS&gt;)</text:span><text:span text:style-name="T37"> </text:span><text:span text:style-name="T38">(&gt;&gt;)</text:span><text:span text:style-name="T37"> </text:span><text:span text:style-name="T17">44h</text:span><text:span text:style-name="T27"> </text:span><text:span text:style-name="T17">45h</text:span><text:span text:style-name="T27"> </text:span><text:span text:style-name="T17">41h</text:span><text:span text:style-name="T27"> </text:span><text:span text:style-name="T17">42h</text:span><text:span text:style-name="T27"> </text:span><text:span text:style-name="T28">(4)</text:span></text:p>
            <text:p><text:span text:style-name="T19">(</text:span><text:span text:style-name="T64">&lt;TS&gt;)</text:span><text:span text:style-name="T37"> </text:span><text:span text:style-name="T38">(&gt;&gt;)</text:span><text:span text:style-name="T37"> </text:span><text:span text:style-name="T17">43h</text:span><text:span text:style-name="T27"> </text:span><text:span text:style-name="T17">44h</text:span><text:span text:style-name="T27"> </text:span><text:span text:style-name="T17">45h</text:span><text:span text:style-name="T27"> </text:span><text:span text:style-name="T17">46h</text:span><text:span text:style-name="T27"> </text:span><text:span text:style-name="T28">(4)</text:span></text:p>
            <text:p><text:span text:style-name="T19">(</text:span><text:span text:style-name="T64">&lt;TS&gt;)</text:span><text:span text:style-name="T37"> </text:span><text:span text:style-name="T38">(&gt;&gt;)</text:span><text:span text:style-name="T37"> </text:span><text:span text:style-name="T17">41h</text:span><text:span text:style-name="T27"> </text:span><text:span text:style-name="T17">42h</text:span><text:span text:style-name="T27"> </text:span><text:span text:style-name="T17">43h</text:span><text:span text:style-name="T27"> </text:span><text:span text:style-name="T17">44h</text:span><text:span text:style-name="T27"> </text:span><text:span text:style-name="T28">(4)</text:span></text:p>
            <text:p><text:span text:style-name="T19">(</text:span><text:span text:style-name="T64">&lt;TS&gt;)</text:span><text:span text:style-name="T37"> </text:span><text:span text:style-name="T38">(&gt;&gt;)</text:span><text:span text:style-name="T37"> </text:span><text:span text:style-name="T17">45h</text:span><text:span text:style-name="T27"> </text:span><text:span text:style-name="T17">46h</text:span><text:span text:style-name="T27"> </text:span><text:span text:style-name="T17">47h</text:span><text:span text:style-name="T27"> </text:span><text:span text:style-name="T17">41h</text:span><text:span text:style-name="T27"> </text:span><text:span text:style-name="T28">(4)</text:span></text:p>
            <text:p><text:span text:style-name="T19">(</text:span><text:span text:style-name="T64">&lt;TS&gt;)</text:span><text:span text:style-name="T37"> </text:span><text:span text:style-name="T38">(&gt;&gt;)</text:span><text:span text:style-name="T37"> </text:span><text:span text:style-name="T17">42h</text:span><text:span text:style-name="T27"> </text:span><text:span text:style-name="T17">43h</text:span><text:span text:style-name="T27"> </text:span><text:span text:style-name="T17">44h</text:span><text:span text:style-name="T27"> </text:span><text:span text:style-name="T17">45h</text:span><text:span text:style-name="T27"> </text:span><text:span text:style-name="T28">(4)</text:span></text:p>
            <text:p><text:span text:style-name="T19">(</text:span><text:span text:style-name="T64">&lt;TS&gt;)</text:span><text:span text:style-name="T37"> </text:span><text:span text:style-name="T38">(&gt;&gt;)</text:span><text:span text:style-name="T37"> </text:span><text:span text:style-name="T17">46h</text:span><text:span text:style-name="T27"> </text:span><text:span text:style-name="T17">47h</text:span><text:span text:style-name="T27"> </text:span><text:span text:style-name="T17">48h</text:span><text:span text:style-name="T27"> </text:span><text:span text:style-name="T28">(3)</text:span></text:p>
            <text:p><text:span text:style-name="T13">Chunk and lenght line break are active now.</text:span></text:p>
          </table:table-cell>
          <table:table-cell table:number-columns-repeated="58"/>
        </table:table-row>
        <table:table-row table:style-name="ro30">
          <table:table-cell table:number-columns-repeated="3"/>
          <table:table-cell office:value-type="string" calcext:value-type="string">
            <text:p>In receiving terminal, disable [Settings... &gt; Text... &gt; Break lines on every chunk]</text:p>
          </table:table-cell>
          <table:table-cell/>
          <table:table-cell table:style-name="ce61" office:value-type="string" calcext:value-type="string">
            <text:p><text:span text:style-name="T19">(</text:span><text:span text:style-name="T64">&lt;TS&gt;</text:span><text:span text:style-name="T15">)</text:span><text:span text:style-name="T16"> </text:span><text:span text:style-name="T63">(&gt;&gt;)</text:span><text:span text:style-name="T16"> </text:span><text:span text:style-name="T17">41h</text:span><text:span text:style-name="T27"> </text:span><text:span text:style-name="T17">42h</text:span><text:span text:style-name="T27"> </text:span><text:span text:style-name="T17">43h</text:span><text:span text:style-name="T27"> </text:span><text:span text:style-name="T17">44h</text:span><text:span text:style-name="T27"> </text:span><text:span text:style-name="T28">(4)</text:span></text:p>
            <text:p><text:span text:style-name="T19">(</text:span><text:span text:style-name="T64">&lt;TS&gt;)</text:span><text:span text:style-name="T37"> </text:span><text:span text:style-name="T38">(&gt;&gt;)</text:span><text:span text:style-name="T37"> </text:span><text:span text:style-name="T17">45h</text:span><text:span text:style-name="T27"> </text:span><text:span text:style-name="T17">46h</text:span><text:span text:style-name="T27"> </text:span><text:span text:style-name="T17">41h</text:span><text:span text:style-name="T27"> </text:span><text:span text:style-name="T17">41h</text:span><text:span text:style-name="T27"> </text:span><text:span text:style-name="T28">(4)</text:span></text:p>
            <text:p><text:span text:style-name="T19">(</text:span><text:span text:style-name="T64">&lt;TS&gt;)</text:span><text:span text:style-name="T37"> </text:span><text:span text:style-name="T38">(&gt;&gt;)</text:span><text:span text:style-name="T37"> </text:span><text:span text:style-name="T17">42h</text:span><text:span text:style-name="T27"> </text:span><text:span text:style-name="T17">41h</text:span><text:span text:style-name="T27"> </text:span><text:span text:style-name="T17">42h</text:span><text:span text:style-name="T27"> </text:span><text:span text:style-name="T17">43h</text:span><text:span text:style-name="T27"> </text:span><text:span text:style-name="T28">(4)</text:span></text:p>
            <text:p><text:span text:style-name="T19">(</text:span><text:span text:style-name="T64">&lt;TS&gt;)</text:span><text:span text:style-name="T37"> </text:span><text:span text:style-name="T38">(&gt;&gt;)</text:span><text:span text:style-name="T37"> </text:span><text:span text:style-name="T17">41h</text:span><text:span text:style-name="T27"> </text:span><text:span text:style-name="T17">42h</text:span><text:span text:style-name="T27"> </text:span><text:span text:style-name="T17">43h</text:span><text:span text:style-name="T27"> </text:span><text:span text:style-name="T17">44h</text:span><text:span text:style-name="T27"> </text:span><text:span text:style-name="T28">(4)</text:span></text:p>
            <text:p><text:span text:style-name="T19">(</text:span><text:span text:style-name="T64">&lt;TS&gt;)</text:span><text:span text:style-name="T37"> </text:span><text:span text:style-name="T38">(&gt;&gt;)</text:span><text:span text:style-name="T37"> </text:span><text:span text:style-name="T17">41h</text:span><text:span text:style-name="T27"> </text:span><text:span text:style-name="T17">42h</text:span><text:span text:style-name="T27"> </text:span><text:span text:style-name="T17">43h</text:span><text:span text:style-name="T27"> </text:span><text:span text:style-name="T17">44h</text:span><text:span text:style-name="T27"> </text:span><text:span text:style-name="T28">(4)</text:span></text:p>
            <text:p><text:span text:style-name="T19">(</text:span><text:span text:style-name="T64">&lt;TS&gt;)</text:span><text:span text:style-name="T37"> </text:span><text:span text:style-name="T38">(&gt;&gt;)</text:span><text:span text:style-name="T37"> </text:span><text:span text:style-name="T17">45h</text:span><text:span text:style-name="T27"> </text:span><text:span text:style-name="T17">41h</text:span><text:span text:style-name="T27"> </text:span><text:span text:style-name="T17">42h</text:span><text:span text:style-name="T27"> </text:span><text:span text:style-name="T17">43h</text:span><text:span text:style-name="T27"> </text:span><text:span text:style-name="T28">(4)</text:span></text:p>
            <text:p><text:span text:style-name="T19">(</text:span><text:span text:style-name="T64">&lt;TS&gt;)</text:span><text:span text:style-name="T37"> </text:span><text:span text:style-name="T38">(&gt;&gt;)</text:span><text:span text:style-name="T37"> </text:span><text:span text:style-name="T17">44h</text:span><text:span text:style-name="T27"> </text:span><text:span text:style-name="T17">45h</text:span><text:span text:style-name="T27"> </text:span><text:span text:style-name="T17">46h</text:span><text:span text:style-name="T27"> </text:span><text:span text:style-name="T17">41h</text:span><text:span text:style-name="T27"> </text:span><text:span text:style-name="T28">(4)</text:span></text:p>
            <text:p><text:span text:style-name="T19">(</text:span><text:span text:style-name="T64">&lt;TS&gt;)</text:span><text:span text:style-name="T37"> </text:span><text:span text:style-name="T38">(&gt;&gt;)</text:span><text:span text:style-name="T37"> </text:span><text:span text:style-name="T17">42h</text:span><text:span text:style-name="T27"> </text:span><text:span text:style-name="T17">43h</text:span><text:span text:style-name="T27"> </text:span><text:span text:style-name="T17">44h</text:span><text:span text:style-name="T27"> </text:span><text:span text:style-name="T17">45h</text:span><text:span text:style-name="T27"> </text:span><text:span text:style-name="T28">(4)</text:span></text:p>
            <text:p><text:span text:style-name="T19">(</text:span><text:span text:style-name="T64">&lt;TS&gt;)</text:span><text:span text:style-name="T37"> </text:span><text:span text:style-name="T38">(&gt;&gt;)</text:span><text:span text:style-name="T37"> </text:span><text:span text:style-name="T17">46h</text:span><text:span text:style-name="T27"> </text:span><text:span text:style-name="T17">47h</text:span><text:span text:style-name="T27"> </text:span><text:span text:style-name="T17">41h</text:span><text:span text:style-name="T27"> </text:span><text:span text:style-name="T17">42h</text:span><text:span text:style-name="T27"> </text:span><text:span text:style-name="T28">(4)</text:span></text:p>
            <text:p><text:span text:style-name="T19">(</text:span><text:span text:style-name="T64">&lt;TS&gt;)</text:span><text:span text:style-name="T37"> </text:span><text:span text:style-name="T38">(&gt;&gt;)</text:span><text:span text:style-name="T37"> </text:span><text:span text:style-name="T17">43h</text:span><text:span text:style-name="T27"> </text:span><text:span text:style-name="T17">44h</text:span><text:span text:style-name="T27"> </text:span><text:span text:style-name="T17">45h</text:span><text:span text:style-name="T27"> </text:span><text:span text:style-name="T17">46h</text:span><text:span text:style-name="T27"> </text:span><text:span text:style-name="T28">(4)</text:span></text:p>
            <text:p><text:span text:style-name="T64">(&lt;TS&gt;)</text:span><text:span text:style-name="T37"> </text:span><text:span text:style-name="T38">(&gt;&gt;)</text:span><text:span text:style-name="T37"> </text:span><text:span text:style-name="T17">47h</text:span><text:span text:style-name="T27"> </text:span><text:span text:style-name="T17">48h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61"/>
          <table:table-cell table:number-columns-repeated="58"/>
        </table:table-row>
        <table:table-row table:style-name="ro18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4 lines]</text:span></text:p>
            <text:p><text:span text:style-name="T1">In receiving terminal, enable [Settings... &gt; Text... &gt; Break lines after time-out of]</text:span></text:p>
            <text:p>Confirm</text:p>
          </table:table-cell>
          <table:table-cell/>
          <table:table-cell table:style-name="ce73" office:value-type="string" calcext:value-type="string">
            <text:p><text:span text:style-name="T3">(&lt;TS&gt;)</text:span><text:span text:style-name="T4"> </text:span><text:span text:style-name="T29">(&gt;&gt;)</text:span><text:span text:style-name="T4"> </text:span><text:span text:style-name="T5">41h</text:span><text:span text:style-name="T43"> </text:span><text:span text:style-name="T5">42h</text:span><text:span text:style-name="T43"> </text:span><text:span text:style-name="T5">43h</text:span><text:span text:style-name="T43"> </text:span><text:span text:style-name="T5">44h</text:span><text:span text:style-name="T43"> </text:span><text:span text:style-name="T5">45h</text:span><text:span text:style-name="T43"> </text:span><text:span text:style-name="T5">46h</text:span><text:span text:style-name="T43"> </text:span><text:span text:style-name="T44">(6)</text:span></text:p>
            <text:p><text:span text:style-name="T3">(&lt;TS&gt;)</text:span><text:span text:style-name="T4"> </text:span><text:span text:style-name="T29">(&gt;&gt;)</text:span><text:span text:style-name="T4"> </text:span><text:span text:style-name="T5">41h</text:span><text:span text:style-name="T43"> </text:span><text:span text:style-name="T5">41h</text:span><text:span text:style-name="T43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34">(36)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/>
          <table:table-cell table:style-name="ce73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1">
          <table:table-cell table:number-columns-repeated="3"/>
          <table:table-cell office:value-type="string" calcext:value-type="string">
            <text:p>In sending terminal, send:</text:p>
            <text:p><text:span text:style-name="T1">A\!(EOL)AB\!(Delay(1000))ABC</text:span></text:p>
          </table:table-cell>
          <table:table-cell table:style-name="ce73" office:value-type="string" calcext:value-type="string">
            <text:p><text:span text:style-name="T74">[Error: EOL keyword is not supported for binary terminals!]</text:span></text:p>
            <text:p><text:span text:style-name="T69">(&lt;TS&gt;)</text:span><text:span text:style-name="T75"> </text:span><text:span text:style-name="T76">(&lt;&lt;)</text:span><text:span text:style-name="T75"> </text:span><text:span text:style-name="T77">41h</text:span><text:span text:style-name="T78"> </text:span><text:span text:style-name="T73">41h</text:span><text:span text:style-name="T10"> </text:span><text:span text:style-name="T73">42h</text:span><text:span text:style-name="T10"> </text:span><text:span text:style-name="T34">(3)</text:span></text:p>
            <text:p><text:span text:style-name="T69">(&lt;TS&gt;)</text:span><text:span text:style-name="T71"> </text:span><text:span text:style-name="T72">(&lt;&lt;)</text:span><text:span text:style-name="T71"> </text:span><text:span text:style-name="T73">41h</text:span><text:span text:style-name="T10"> </text:span><text:span text:style-name="T73">42h</text:span><text:span text:style-name="T10"> </text:span><text:span text:style-name="T73">43h</text:span><text:span text:style-name="T10"> </text:span><text:span text:style-name="T34">(3)</text:span></text:p>
            <text:p><text:span text:style-name="T13">Note bugs #211 and #352 regarding suboptiomal position.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63">(&gt;&gt;)</text:span><text:span text:style-name="T16"> </text:span><text:span text:style-name="T17">41h</text:span><text:span text:style-name="T27"> </text:span><text:span text:style-name="T17">41h</text:span><text:span text:style-name="T27"> </text:span><text:span text:style-name="T17">42h</text:span><text:span text:style-name="T27"> </text:span><text:span text:style-name="T28">(3)</text:span></text:p>
            <text:p><text:span text:style-name="T64">(&lt;TS&gt;)</text:span><text:span text:style-name="T37"> </text:span><text:span text:style-name="T38">(&gt;&gt;)</text:span><text:span text:style-name="T37"> </text:span><text:span text:style-name="T17">41h</text:span><text:span text:style-name="T27"> </text:span><text:span text:style-name="T17">42h</text:span><text:span text:style-name="T27"> </text:span><text:span text:style-name="T17">43h</text:span><text:span text:style-name="T27"> </text:span><text:span text:style-name="T28">(3)</text:span></text:p>
          </table:table-cell>
          <table:table-cell table:number-columns-repeated="58"/>
        </table:table-row>
        <table:table-row table:style-name="ro32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 office:value-type="string" calcext:value-type="string">
            <text:p><text:span text:style-name="T74">[Error: EOL keyword is not supported for binary terminals!]</text:span></text:p>
            <text:p><text:span text:style-name="T3">(&lt;TS&gt;)</text:span><text:span text:style-name="T4"> </text:span><text:span text:style-name="T29">(&lt;&lt;)</text:span><text:span text:style-name="T4"> </text:span><text:span text:style-name="T45">41h</text:span><text:span text:style-name="T43"> </text:span><text:span text:style-name="T45">41h</text:span><text:span text:style-name="T43"> </text:span><text:span text:style-name="T45">42h</text:span><text:span text:style-name="T43"> </text:span><text:span text:style-name="T44">(3)</text:span></text:p>
            <text:p><text:span text:style-name="T3">(&lt;TS&gt;)</text:span><text:span text:style-name="T4"> </text:span><text:span text:style-name="T29">(&lt;&lt;)</text:span><text:span text:style-name="T4"> </text:span><text:span text:style-name="T45">41h</text:span><text:span text:style-name="T43"> </text:span><text:span text:style-name="T45">42h</text:span><text:span text:style-name="T43"> </text:span><text:span text:style-name="T45">43h</text:span><text:span text:style-name="T43"> </text:span><text:span text:style-name="T44">(3)</text:span></text:p>
            <text:p><text:span text:style-name="T3">(&lt;TS&gt;</text:span><text:span text:style-name="T15">)</text:span><text:span text:style-name="T16"> </text:span><text:span text:style-name="T63">(&lt;&lt;)</text:span><text:span text:style-name="T16"> </text:span><text:span text:style-name="T42">41h</text:span><text:span text:style-name="T27"> </text:span><text:span text:style-name="T28">(1)</text:span></text:p>
            <text:p><text:span text:style-name="T3">(&lt;TS&gt;</text:span><text:span text:style-name="T64">)</text:span><text:span text:style-name="T37"> </text:span><text:span text:style-name="T38">(&lt;&lt;)</text:span><text:span text:style-name="T37"> </text:span><text:span text:style-name="T42">42h</text:span><text:span text:style-name="T27"> </text:span><text:span text:style-name="T28">(1)</text:span></text:p>
            <text:p><text:span text:style-name="T64">(&lt;TS&gt;)</text:span><text:span text:style-name="T37"> </text:span><text:span text:style-name="T38">(&lt;&lt;)</text:span><text:span text:style-name="T37"> </text:span><text:span text:style-name="T42">41h</text:span><text:span text:style-name="T27"> </text:span><text:span text:style-name="T42">42h</text:span><text:span text:style-name="T27"> </text:span><text:span text:style-name="T42">43h</text:span><text:span text:style-name="T27"> </text:span><text:span text:style-name="T28">(3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29">(&gt;&gt;)</text:span><text:span text:style-name="T4"> </text:span><text:span text:style-name="T5">41h</text:span><text:span text:style-name="T43"> </text:span><text:span text:style-name="T5">41h</text:span><text:span text:style-name="T43"> </text:span><text:span text:style-name="T5">42h</text:span><text:span text:style-name="T43"> </text:span><text:span text:style-name="T44">(3)</text:span></text:p>
            <text:p><text:span text:style-name="T3">(&lt;TS&gt;)</text:span><text:span text:style-name="T4"> </text:span><text:span text:style-name="T29">(&gt;&gt;)</text:span><text:span text:style-name="T4"> </text:span><text:span text:style-name="T5">41h</text:span><text:span text:style-name="T43"> </text:span><text:span text:style-name="T5">42h</text:span><text:span text:style-name="T43"> </text:span><text:span text:style-name="T5">43h</text:span><text:span text:style-name="T43"> </text:span><text:span text:style-name="T44">(3)</text:span></text:p>
            <text:p><text:span text:style-name="T3">(&lt;TS&gt;</text:span><text:span text:style-name="T15">)</text:span><text:span text:style-name="T16"> </text:span><text:span text:style-name="T63">(&gt;&gt;)</text:span><text:span text:style-name="T16"> </text:span><text:span text:style-name="T17">41h</text:span><text:span text:style-name="T27"> </text:span><text:span text:style-name="T17">42h</text:span><text:span text:style-name="T27"> </text:span><text:span text:style-name="T28">(2)</text:span></text:p>
            <text:p><text:span text:style-name="T64">(&lt;TS&gt;)</text:span><text:span text:style-name="T37"> </text:span><text:span text:style-name="T38">(&gt;&gt;)</text:span><text:span text:style-name="T37"> </text:span><text:span text:style-name="T17">41h</text:span><text:span text:style-name="T27"> </text:span><text:span text:style-name="T17">42h</text:span><text:span text:style-name="T27"> </text:span><text:span text:style-name="T17">43h</text:span><text:span text:style-name="T27"> </text:span><text:span text:style-name="T28">(3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8">
          <table:table-cell/>
          <table:table-cell office:value-type="string" calcext:value-type="string">
            <text:p>Seq.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time-out of]</text:span></text:p>
            <text:p><text:span text:style-name="T1">In receiving terminal, enable [Settings... &gt; Text... &gt; Break lines before sequence]</text:span></text:p>
            <text:p>Confirm</text:p>
          </table:table-cell>
          <table:table-cell/>
          <table:table-cell table:style-name="ce73" office:value-type="string" calcext:value-type="string">
            <text:p><text:span text:style-name="T69">(&lt;TS&gt;)</text:span><text:span text:style-name="T75"> </text:span><text:span text:style-name="T76">(&gt;&gt;)</text:span><text:span text:style-name="T75"> </text:span><text:span text:style-name="T87">41h</text:span><text:span text:style-name="T78"> </text:span><text:span text:style-name="T87">41h</text:span><text:span text:style-name="T78"> </text:span><text:span text:style-name="T87">42h</text:span><text:span text:style-name="T78"> </text:span><text:span text:style-name="T88">(3)</text:span></text:p>
            <text:p><text:span text:style-name="T69">(&lt;TS&gt;)</text:span><text:span text:style-name="T75"> </text:span><text:span text:style-name="T76">(&gt;&gt;)</text:span><text:span text:style-name="T75"> </text:span><text:span text:style-name="T87">41h</text:span><text:span text:style-name="T78"> </text:span><text:span text:style-name="T87">42h</text:span><text:span text:style-name="T78"> </text:span><text:span text:style-name="T87">43h</text:span><text:span text:style-name="T78"> </text:span><text:span text:style-name="T9">41h</text:span><text:span text:style-name="T10"> </text:span><text:span text:style-name="T9">42h</text:span><text:span text:style-name="T10"> </text:span><text:span text:style-name="T34">(5)</text:span></text:p>
            <text:p><text:span text:style-name="T70">(&lt;TS&gt;)</text:span><text:span text:style-name="T71"> </text:span><text:span text:style-name="T72">(&gt;&gt;)</text:span><text:span text:style-name="T71"> </text:span><text:span text:style-name="T9">41h</text:span><text:span text:style-name="T10"> </text:span><text:span text:style-name="T9">42h</text:span><text:span text:style-name="T10"> </text:span><text:span text:style-name="T9">43h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/>
          <table:table-cell table:style-name="ce73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table:style-name="ce74" office:value-type="string" calcext:value-type="string">
            <text:p><text:span text:style-name="T15">(&lt;TS&gt;)</text:span><text:span text:style-name="T16"> </text:span><text:span text:style-name="T63">(&gt;&gt;)</text:span><text:span text:style-name="T16"> </text:span><text:span text:style-name="T17">41h</text:span><text:span text:style-name="T27"> </text:span><text:span text:style-name="T17">42h</text:span><text:span text:style-name="T27"> </text:span><text:span text:style-name="T17">43h</text:span><text:span text:style-name="T27"> </text:span><text:span text:style-name="T17">44h</text:span><text:span text:style-name="T27"> </text:span><text:span text:style-name="T17">45h</text:span><text:span text:style-name="T27"> </text:span><text:span text:style-name="T17">46h</text:span>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office:value-type="string" calcext:value-type="string">
            <text:p><text:span text:style-name="T15">(&lt;TS&gt;)</text:span><text:span text:style-name="T16"> </text:span><text:span text:style-name="T63">(&gt;&gt;)</text:span><text:span text:style-name="T16"> </text:span><text:span text:style-name="T17">41h</text:span><text:span text:style-name="T27"> </text:span><text:span text:style-name="T17">42h</text:span><text:span text:style-name="T27"> </text:span><text:span text:style-name="T17">43h</text:span><text:span text:style-name="T27"> </text:span><text:span text:style-name="T17">44h</text:span><text:span text:style-name="T27"> </text:span><text:span text:style-name="T17">45h</text:span><text:span text:style-name="T27"> </text:span><text:span text:style-name="T17">46h</text:span><text:span text:style-name="T27"> </text:span><text:span text:style-name="T28">(6)</text:span></text:p>
            <text:p><text:span text:style-name="T64">(&lt;TS&gt;)</text:span><text:span text:style-name="T37"> </text:span><text:span text:style-name="T38">(&gt;&gt;)</text:span><text:span text:style-name="T37"> </text:span><text:span text:style-name="T17">41h</text:span><text:span text:style-name="T27"> </text:span><text:span text:style-name="T17">42h</text:span><text:span text:style-name="T27"> </text:span><text:span text:style-name="T17">43h</text:span><text:span text:style-name="T27"> </text:span><text:span text:style-name="T17">44h</text:span><text:span text:style-name="T27"> </text:span><text:span text:style-name="T17">45h</text:span><text:span text:style-name="T27"> </text:span><text:span text:style-name="T17">46h</text:span></text:p>
          </table:table-cell>
          <table:table-cell table:number-columns-repeated="58"/>
        </table:table-row>
        <table:table-row table:style-name="ro16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15">(&lt;TS&gt;)</text:span><text:span text:style-name="T16"> </text:span><text:span text:style-name="T63">(&gt;&gt;)</text:span><text:span text:style-name="T16"> </text:span><text:span text:style-name="T17">41h</text:span><text:span text:style-name="T27"> </text:span><text:span text:style-name="T17">42h</text:span><text:span text:style-name="T27"> </text:span><text:span text:style-name="T17">43h</text:span><text:span text:style-name="T27"> </text:span><text:span text:style-name="T17">44h</text:span><text:span text:style-name="T27"> </text:span><text:span text:style-name="T17">45h</text:span><text:span text:style-name="T27"> </text:span><text:span text:style-name="T17">46h</text:span><text:span text:style-name="T27"> </text:span><text:span text:style-name="T28">(6)</text:span></text:p>
            <text:p><text:span text:style-name="T3">(&lt;TS&gt;</text:span><text:span text:style-name="T64">)</text:span><text:span text:style-name="T37"> </text:span><text:span text:style-name="T38">(&gt;&gt;)</text:span><text:span text:style-name="T37"> </text:span><text:span text:style-name="T17">41h</text:span><text:span text:style-name="T27"> </text:span><text:span text:style-name="T17">42h</text:span><text:span text:style-name="T27"> </text:span><text:span text:style-name="T17">43h</text:span><text:span text:style-name="T27"> </text:span><text:span text:style-name="T17">44h</text:span><text:span text:style-name="T27"> </text:span><text:span text:style-name="T17">45h</text:span><text:span text:style-name="T27"> </text:span><text:span text:style-name="T17">46h</text:span><text:span text:style-name="T27"> </text:span><text:span text:style-name="T17">31h</text:span><text:span text:style-name="T27"> </text:span><text:span text:style-name="T17">32h</text:span><text:span text:style-name="T27"> </text:span><text:span text:style-name="T17">33h</text:span><text:span text:style-name="T27"> </text:span><text:span text:style-name="T28">(9)</text:span></text:p>
            <text:p><text:span text:style-name="T3">(&lt;TS&gt;</text:span><text:span text:style-name="T64">)</text:span><text:span text:style-name="T37"> </text:span><text:span text:style-name="T38">(&gt;&gt;)</text:span><text:span text:style-name="T37"> </text:span><text:span text:style-name="T17">41h</text:span><text:span text:style-name="T27"> </text:span><text:span text:style-name="T17">42h</text:span><text:span text:style-name="T27"> </text:span><text:span text:style-name="T17">43h</text:span><text:span text:style-name="T27"> </text:span><text:span text:style-name="T17">31h</text:span><text:span text:style-name="T27"> </text:span><text:span text:style-name="T17">32h</text:span><text:span text:style-name="T27"> </text:span><text:span text:style-name="T17">33h</text:span></text:p>
          </table:table-cell>
          <table:table-cell table:number-columns-repeated="58"/>
        </table:table-row>
        <table:table-row table:style-name="ro23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3">(&lt;TS&gt;</text:span><text:span text:style-name="T15">)</text:span><text:span text:style-name="T16"> </text:span><text:span text:style-name="T63">(&gt;&gt;)</text:span><text:span text:style-name="T16"> </text:span><text:span text:style-name="T17">41h</text:span><text:span text:style-name="T27"> </text:span><text:span text:style-name="T17">42h</text:span><text:span text:style-name="T27"> </text:span><text:span text:style-name="T17">43h</text:span><text:span text:style-name="T27"> </text:span><text:span text:style-name="T17">44h</text:span><text:span text:style-name="T27"> </text:span><text:span text:style-name="T17">45h</text:span><text:span text:style-name="T27"> </text:span><text:span text:style-name="T17">46h</text:span><text:span text:style-name="T27"> </text:span><text:span text:style-name="T28">(6)</text:span></text:p>
            <text:p><text:span text:style-name="T3">(&lt;TS&gt;</text:span><text:span text:style-name="T64">)</text:span><text:span text:style-name="T37"> </text:span><text:span text:style-name="T38">(&gt;&gt;)</text:span><text:span text:style-name="T37"> </text:span><text:span text:style-name="T17">41h</text:span><text:span text:style-name="T27"> </text:span><text:span text:style-name="T17">42h</text:span><text:span text:style-name="T27"> </text:span><text:span text:style-name="T17">43h</text:span><text:span text:style-name="T27"> </text:span><text:span text:style-name="T17">44h</text:span><text:span text:style-name="T27"> </text:span><text:span text:style-name="T17">45h</text:span><text:span text:style-name="T27"> </text:span><text:span text:style-name="T17">46h</text:span><text:span text:style-name="T27"> </text:span><text:span text:style-name="T17">31h</text:span><text:span text:style-name="T27"> </text:span><text:span text:style-name="T17">32h</text:span><text:span text:style-name="T27"> </text:span><text:span text:style-name="T17">33h</text:span><text:span text:style-name="T27"> </text:span><text:span text:style-name="T28">(9)</text:span></text:p>
            <text:p><text:span text:style-name="T3">(&lt;TS&gt;</text:span><text:span text:style-name="T64">)</text:span><text:span text:style-name="T37"> </text:span><text:span text:style-name="T38">(&gt;&gt;)</text:span><text:span text:style-name="T37"> </text:span><text:span text:style-name="T17">41h</text:span><text:span text:style-name="T27"> </text:span><text:span text:style-name="T17">42h</text:span><text:span text:style-name="T27"> </text:span><text:span text:style-name="T17">43h</text:span><text:span text:style-name="T27"> </text:span><text:span text:style-name="T17">31h</text:span><text:span text:style-name="T27"> </text:span><text:span text:style-name="T17">32h</text:span><text:span text:style-name="T27"> </text:span><text:span text:style-name="T17">33h</text:span><text:span text:style-name="T27"> </text:span><text:span text:style-name="T17">31h</text:span><text:span text:style-name="T27"> </text:span><text:span text:style-name="T17">32h</text:span><text:span text:style-name="T27"> </text:span><text:span text:style-name="T17">33h</text:span><text:span text:style-name="T27"> </text:span><text:span text:style-name="T28">(9)</text:span></text:p>
            <text:p><text:span text:style-name="T64">(&lt;TS&gt;)</text:span><text:span text:style-name="T37"> </text:span><text:span text:style-name="T38">(&gt;&gt;)</text:span><text:span text:style-name="T37"> </text:span><text:span text:style-name="T17">41h</text:span><text:span text:style-name="T27"> </text:span><text:span text:style-name="T17">42h</text:span><text:span text:style-name="T27"> </text:span><text:span text:style-name="T17">43h</text:span><text:span text:style-name="T27"> </text:span><text:span text:style-name="T17">31h</text:span><text:span text:style-name="T27"> </text:span><text:span text:style-name="T17">32h</text:span><text:span text:style-name="T27"> </text:span><text:span text:style-name="T17">33h</text:span></text:p>
          </table:table-cell>
          <table:table-cell table:number-columns-repeated="58"/>
        </table:table-row>
        <table:table-row table:style-name="ro33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/>
          <table:table-cell office:value-type="string" calcext:value-type="string">
            <text:p><text:span text:style-name="T15">(&lt;TS&gt;)</text:span><text:span text:style-name="T16"> </text:span><text:span text:style-name="T63">(&gt;&gt;)</text:span><text:span text:style-name="T16"> </text:span><text:span text:style-name="T17">41h</text:span><text:span text:style-name="T27"> </text:span><text:span text:style-name="T17">42h</text:span><text:span text:style-name="T27"> </text:span><text:span text:style-name="T17">43h</text:span><text:span text:style-name="T27"> </text:span><text:span text:style-name="T17">44h</text:span><text:span text:style-name="T27"> </text:span><text:span text:style-name="T17">45h</text:span><text:span text:style-name="T27"> </text:span><text:span text:style-name="T17">46h</text:span><text:span text:style-name="T27"> </text:span><text:span text:style-name="T28">(6)</text:span></text:p>
            <text:p><text:span text:style-name="T3">(&lt;TS&gt;</text:span><text:span text:style-name="T64">)</text:span><text:span text:style-name="T37"> </text:span><text:span text:style-name="T38">(&gt;&gt;)</text:span><text:span text:style-name="T37"> </text:span><text:span text:style-name="T17">41h</text:span><text:span text:style-name="T27"> </text:span><text:span text:style-name="T17">42h</text:span><text:span text:style-name="T27"> </text:span><text:span text:style-name="T17">43h</text:span><text:span text:style-name="T27"> </text:span><text:span text:style-name="T17">44h</text:span><text:span text:style-name="T27"> </text:span><text:span text:style-name="T17">45h</text:span><text:span text:style-name="T27"> </text:span><text:span text:style-name="T17">46h</text:span><text:span text:style-name="T27"> </text:span><text:span text:style-name="T17">31h</text:span><text:span text:style-name="T27"> </text:span><text:span text:style-name="T17">32h</text:span><text:span text:style-name="T27"> </text:span><text:span text:style-name="T17">33h</text:span><text:span text:style-name="T27"> </text:span><text:span text:style-name="T28">(9)</text:span></text:p>
            <text:p><text:span text:style-name="T3">(&lt;TS&gt;</text:span><text:span text:style-name="T64">)</text:span><text:span text:style-name="T37"> </text:span><text:span text:style-name="T38">(&gt;&gt;)</text:span><text:span text:style-name="T37"> </text:span><text:span text:style-name="T17">41h</text:span><text:span text:style-name="T27"> </text:span><text:span text:style-name="T17">42h</text:span><text:span text:style-name="T27"> </text:span><text:span text:style-name="T17">43h</text:span><text:span text:style-name="T27"> </text:span><text:span text:style-name="T17">31h</text:span><text:span text:style-name="T27"> </text:span><text:span text:style-name="T17">32h</text:span><text:span text:style-name="T27"> </text:span><text:span text:style-name="T17">33h</text:span><text:span text:style-name="T27"> </text:span><text:span text:style-name="T17">31h</text:span><text:span text:style-name="T27"> </text:span><text:span text:style-name="T17">32h</text:span><text:span text:style-name="T27"> </text:span><text:span text:style-name="T17">33h</text:span><text:span text:style-name="T27"> </text:span><text:span text:style-name="T28">(9)</text:span></text:p>
            <text:p><text:span text:style-name="T3">(&lt;TS&gt;)</text:span><text:span text:style-name="T4"> </text:span><text:span text:style-name="T29">(&gt;&gt;)</text:span><text:span text:style-name="T4"> </text:span><text:span text:style-name="T5">41h</text:span><text:span text:style-name="T43"> </text:span><text:span text:style-name="T5">42h</text:span><text:span text:style-name="T43"> </text:span><text:span text:style-name="T5">43h</text:span><text:span text:style-name="T43"> </text:span><text:span text:style-name="T5">31h</text:span><text:span text:style-name="T43"> </text:span><text:span text:style-name="T5">32h</text:span><text:span text:style-name="T43"> </text:span><text:span text:style-name="T5">33h</text:span><text:span text:style-name="T43"> </text:span><text:span text:style-name="T5">41h</text:span><text:span text:style-name="T43"> </text:span><text:span text:style-name="T17">42h</text:span><text:span text:style-name="T27"> </text:span><text:span text:style-name="T28">(8)</text:span></text:p>
            <text:p><text:span text:style-name="T3">(&lt;TS&gt;</text:span><text:span text:style-name="T64">)</text:span><text:span text:style-name="T37"> </text:span><text:span text:style-name="T38">(&gt;&gt;)</text:span><text:span text:style-name="T37"> </text:span><text:span text:style-name="T17">41h</text:span><text:span text:style-name="T27"> </text:span><text:span text:style-name="T17">42h</text:span><text:span text:style-name="T27"> </text:span><text:span text:style-name="T17">43h</text:span></text:p>
            <text:p><text:span text:style-name="T13">Note that </text:span><text:span text:style-name="T89">41h</text:span><text:span text:style-name="T90"> </text:span><text:span text:style-name="T91">42h</text:span><text:span text:style-name="T90"> </text:span><text:span text:style-name="T92">(8)</text:span><text:span text:style-name="T93"> will only be appended after the delay,</text:span></text:p>
            <text:p><text:span text:style-name="T13">when these bytes were determined to not belong to the sequence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enable [Settings... &gt; Text... &gt; Break lines before sequence]</text:span></text:p>
            <text:p><text:span text:style-name="T1">In receiving terminal, enable [Settings... &gt; Text... &gt; Break lines after sequence]</text:span></text:p>
            <text:p>Confirm</text:p>
          </table:table-cell>
          <table:table-cell/>
          <table:table-cell table:style-name="ce73" office:value-type="string" calcext:value-type="string">
            <text:p><text:span text:style-name="T69">(&lt;TS&gt;</text:span><text:span text:style-name="T7">)</text:span><text:span text:style-name="T8"> </text:span><text:span text:style-name="T51">(&gt;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9">31h</text:span><text:span text:style-name="T10"> </text:span><text:span text:style-name="T9">32h</text:span><text:span text:style-name="T10"> </text:span><text:span text:style-name="T9">33h ...</text:span></text:p>
            <text:p><text:span text:style-name="T13">Lenght must not be placed, as line has not yet completed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6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office:value-type="string" calcext:value-type="string">
            <text:p><text:span text:style-name="T3">(&lt;TS&gt;</text:span><text:span text:style-name="T15">)</text:span><text:span text:style-name="T16"> </text:span><text:span text:style-name="T63">(&gt;&gt;)</text:span><text:span text:style-name="T16"> </text:span><text:span text:style-name="T17">32h</text:span><text:span text:style-name="T27"> </text:span><text:span text:style-name="T17">33h</text:span><text:span text:style-name="T27"> </text:span><text:span text:style-name="T28">(2)</text:span></text:p>
            <text:p><text:span text:style-name="T3">(&lt;TS&gt;</text:span><text:span text:style-name="T64">)</text:span><text:span text:style-name="T37"> </text:span><text:span text:style-name="T38">(&gt;&gt;)</text:span><text:span text:style-name="T37"> </text:span><text:span text:style-name="T17">31h</text:span></text:p>
            <text:p><text:span text:style-name="T13">Note that &lt;NUL&gt; is currently being hidden.</text:span></text:p>
          </table:table-cell>
          <table:table-cell table:number-columns-repeated="58"/>
        </table:table-row>
        <table:table-row table:style-name="ro16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table:style-name="ce73" office:value-type="string" calcext:value-type="string">
            <text:p><text:span text:style-name="T69">(&lt;TS&gt;</text:span><text:span text:style-name="T7">)</text:span><text:span text:style-name="T8"> </text:span><text:span text:style-name="T51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34">(2)</text:span></text:p>
            <text:p><text:span text:style-name="T69">(&lt;TS&gt;</text:span><text:span text:style-name="T70">)</text:span><text:span text:style-name="T71"> </text:span><text:span text:style-name="T72">(&gt;&gt;)</text:span><text:span text:style-name="T71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34">(3)</text:span></text:p>
            <text:p><text:span text:style-name="T69">(&lt;TS&gt;</text:span><text:span text:style-name="T70">)</text:span><text:span text:style-name="T71"> </text:span><text:span text:style-name="T72">(&gt;&gt;)</text:span><text:span text:style-name="T71"> </text:span><text:span text:style-name="T9">31h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6">
          <table:table-cell table:number-columns-repeated="3"/>
          <table:table-cell office:value-type="string" calcext:value-type="string">
            <text:p><text:span text:style-name="T1">In receiving terminal, disable [Settings... &gt; Advanced... &gt; Hide 0x00]</text:span></text:p>
            <text:p><text:span text:style-name="T1">Confirm</text:span></text:p>
          </table:table-cell>
          <table:table-cell/>
          <table:table-cell table:style-name="ce73" office:value-type="string" calcext:value-type="string">
            <text:p><text:span text:style-name="T69">(&lt;TS&gt;</text:span><text:span text:style-name="T7">)</text:span><text:span text:style-name="T8"> </text:span><text:span text:style-name="T51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34">(3)</text:span></text:p>
            <text:p><text:span text:style-name="T69">(&lt;TS&gt;</text:span><text:span text:style-name="T70">)</text:span><text:span text:style-name="T71"> </text:span><text:span text:style-name="T72">(&gt;&gt;)</text:span><text:span text:style-name="T71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34">(4)</text:span></text:p>
            <text:p><text:span text:style-name="T69">(&lt;TS&gt;</text:span><text:span text:style-name="T70">)</text:span><text:span text:style-name="T71"> </text:span><text:span text:style-name="T72">(&gt;&gt;)</text:span><text:span text:style-name="T71"> </text:span><text:span text:style-name="T9">31h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 table:number-rows-repeated="104836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Model.Main" table:style-name="ta1" table:print="false">
        <office:forms form:automatic-focus="false" form:apply-design-mode="false"/>
        <table:table-column table:style-name="co9" table:default-cell-style-name="ce39"/>
        <table:table-column table:style-name="co24" table:default-cell-style-name="ce39"/>
        <table:table-column table:style-name="co25" table:default-cell-style-name="ce39"/>
        <table:table-column table:style-name="co26" table:default-cell-style-name="ce39"/>
        <table:table-column table:style-name="co27" table:default-cell-style-name="ce39"/>
        <table:table-column table:style-name="co28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60"/>
        </table:table-row>
        <table:table-row table:style-name="ro1" table:number-rows-repeated="6547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9" table:default-cell-style-name="ce39"/>
        <table:table-column table:style-name="co29" table:default-cell-style-name="ce39"/>
        <table:table-column table:style-name="co30" table:default-cell-style-name="ce39"/>
        <table:table-column table:style-name="co26" table:default-cell-style-name="ce39"/>
        <table:table-column table:style-name="co31" table:default-cell-style-name="ce39"/>
        <table:table-column table:style-name="co32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Link both to [YAT - Test - YAT.Model.Terminal.yac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6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  <text:p><text:span text:style-name="T1">Menu &gt; Receive &gt; Automatic Action &gt; Deactivate is disabled</text:span></text:p>
            <text:p><text:span text:style-name="T1">Menu &gt; Receive &gt; Automatic Action &gt; Trigger &gt; Use Text &amp; Co. Is disabled</text:span></text:p>
            <text:p><text:span text:style-name="T1">Tool bar icons are equally disabled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Common Regex Capture Patterns</text:p>
            <text:p>Recent Triggers</text:p>
          </table:table-cell>
          <table:table-cell office:value-type="string" calcext:value-type="string">
            <text:p/>
            <text:p/>
            <text:p/>
            <text:p>[Send Text] must not be listed as that is yet ""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<text:span text:style-name="T1">Menu &gt; Receive</text:span> &gt; Automatic Action is still not check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">Menu &gt; Receive</text:span> &gt; Automatic Action is checked now</text:p>
            <text:p><text:span text:style-name="T1">Count and Deactivate is enabled now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Send Text] = "45"</text:p>
            <text:p>Leave focus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[Send Text]</text:p>
            <text:p><text:span text:style-name="T1">Common Regex Capture Patterns</text:span></text:p>
          </table:table-cell>
          <table:table-cell office:value-type="string" calcext:value-type="string">
            <text:p/>
            <text:p/>
            <text:p/>
            <text:p><text:span text:style-name="T1">[Send Text] must be listed</text:span>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Send Text] from receiving terminal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Send 123abc456</text:span> from receiving terminal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action is not triggered again</text:p>
            <text:p><text:span text:style-name="T1">Trigger is still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office:value-type="string" calcext:value-type="string">
            <text:p>Detour via e.g. "123abcABC123" is needed to overcome WinForm limitation (bug #347)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</text:p>
            <text:p><text:span text:style-name="T94">123</text:span> AB <text:span text:style-name="T94">C456</text:span></text:p>
          </table:table-cell>
          <table:table-cell office:value-type="string" calcext:value-type="string">
            <text:p>Data sent and received</text:p>
            <text:p>Automatic action is triggered for <text:span text:style-name="T94">each of the two matches</text:span></text:p>
            <text:p><text:span text:style-name="T13">Trigger is highlighted</text:span></text:p>
          </table:table-cell>
          <table:table-cell office:value-type="string" calcext:value-type="string">
            <text:p>There is a limitation with task sequencing that will have to be resolved when</text:p>
            <text:p>upgrading to .NET 4.0+ (see Terminal.Auto[Action|Response] for details).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table:style-name="ce47" office:value-type="string" calcext:value-type="string">
            <text:p>Filter/Suppr.</text:p>
          </table:table-cell>
          <table:table-cell office:value-type="string" calcext:value-type="string">
            <text:p>Select trigger = Some dedicated command</text:p>
            <text:p>ABC</text:p>
          </table:table-cell>
          <table:table-cell table:number-columns-repeated="60"/>
        </table:table-row>
        <table:table-row table:style-name="ro6">
          <table:table-cell table:number-columns-repeated="2"/>
          <table:table-cell table:style-name="ce47"/>
          <table:table-cell office:value-type="string" calcext:value-type="string">
            <text:p>Disable [Regex]</text:p>
            <text:p><text:span text:style-name="T1">Disable [Whole Word]</text:span></text:p>
            <text:p><text:span text:style-name="T1">Reenable [Case Sensitive]</text:span></text:p>
            <text:p>Disable [Use Text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Line Numbers &gt; Show Line Numbers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Show Direction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is the patter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shown, i.e. filtered-out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<text:span text:style-name="T1">Data sent and received</text:span>, i.e. filtered-in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ABC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including trigger from other terminal</text:p>
            <text:p><text:span text:style-name="T1">ABC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ABCxyz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style-name="ce56"/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but not shown, i.e. filtered-out</text:p>
          </table:table-cell>
          <table:table-cell table:style-name="ce56"/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filtered-in/out</text:p>
          </table:table-cell>
          <table:table-cell table:style-name="ce37" office:value-type="string" calcext:value-type="string">
            <text:p><text:span text:style-name="T7">(&gt;&gt;)</text:span><text:span text:style-name="T8"> </text:span><text:span text:style-name="T9">ABC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receiving terminal, show unidir Rx monitor</text:p>
          </table:table-cell>
          <table:table-cell office:value-type="string" calcext:value-type="string">
            <text:p>Equally filtered as in bidir monitor</text:p>
          </table:table-cell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filtered</text:p>
          </table:table-cell>
          <table:table-cell table:style-name="ce37"/>
          <table:table-cell table:number-columns-repeated="58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[Show Counts]</text:p>
            <text:p>[Reset Counts]</text:p>
            <text:p>[Clear Monitors] [Ctrl+L]</text:p>
          </table:table-cell>
          <table:table-cell/>
          <table:table-cell table:style-name="ce37"/>
          <table:table-cell table:number-columns-repeated="58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filtered-in</text:p>
            <text:p>100 lines filtered-out</text:p>
          </table:table-cell>
          <table:table-cell table:style-name="ce37" office:value-type="string" calcext:value-type="string">
            <text:p><text:span text:style-name="T15">(&gt;&gt;)</text:span><text:span text:style-name="T16"> </text:span><text:span text:style-name="T17">ABC</text:span></text:p>
            <text:p><text:span text:style-name="T64">(&gt;&gt;)</text:span><text:span text:style-name="T37"> </text:span><text:span text:style-name="T17">ABC</text:span></text:p>
            <text:p><text:span text:style-name="T64">(&gt;&gt;)</text:span><text:span text:style-name="T37"> </text:span><text:span text:style-name="T17">...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shown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shown, i.e. releas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xyz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suppress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suppressed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not suppressed</text:p>
            <text:p>100 lines suppressed</text:p>
          </table:table-cell>
          <table:table-cell table:style-name="ce37" office:value-type="string" calcext:value-type="string">
            <text:p><text:span text:style-name="T15">(&gt;&gt;)</text:span><text:span text:style-name="T16"> </text:span><text:span text:style-name="T17">xyz</text:span></text:p>
            <text:p><text:span text:style-name="T64">(&gt;&gt;)</text:span><text:span text:style-name="T37"> </text:span><text:span text:style-name="T17">xyz</text:span></text:p>
            <text:p><text:span text:style-name="T64">(&gt;&gt;)</text:span><text:span text:style-name="T37"> </text:span><text:span text:style-name="T17">...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Close all terminals</text:p>
          </table:table-cell>
          <table:table-cell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 office:value-type="string" calcext:value-type="string">
            <text:p>Count/Rate</text:p>
          </table:table-cell>
          <table:table-cell office:value-type="string" calcext:value-type="string">
            <text:p>Open another terminal in another instance of YAT</text:p>
          </table:table-cell>
          <table:table-cell/>
          <table:table-cell table:style-name="ce25" office:value-type="string" calcext:value-type="string">
            <text:p>Always start video with configuratio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Open terminal on default port again</text:p>
          </table:table-cell>
          <table:table-cell/>
          <table:table-cell table:style-name="ce25" office:value-type="string" calcext:value-type="string">
            <text:p>Always show time as well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how rate/count</text:p>
          </table:table-cell>
          <table:table-cell/>
          <table:table-cell table:style-name="ce37"/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Trigger: [AnyLine]</text:p>
            <text:p>Action: [Plot Byte Count/Rate]</text:p>
          </table:table-cell>
          <table:table-cell/>
          <table:table-cell table:style-name="ce25" office:value-type="string" calcext:value-type="string">
            <text:p>Begin of video [Plot Byte Count&amp;Rate]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:</text:p>
            <text:p><text:span text:style-name="T1">ABCDEFGHIJKLMNOPQRSTUVWXYZ\!(LineRepeat(20))\!(LineInterval(100))</text:span></text:p>
          </table:table-cell>
          <table:table-cell/>
          <table:table-cell table:style-name="ce26"/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in other terminal:</text:p>
            <text:p><text:span text:style-name="T1">ABCDEFGHIJKLMNOPQRSTUVWXYZ\!(LineRepeat(20))\!(LineInterval(200))</text:span>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Wait a while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how legend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again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Wait a while, then [Reset Byte/Line Count/Rate]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again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Deactivate automatic action <text:span text:style-name="T2">from within plot form</text:span>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 office:value-type="string" calcext:value-type="string">
            <text:p>Options</text:p>
          </table:table-cell>
          <table:table-cell office:value-type="string" calcext:value-type="string">
            <text:p>Trigger: ([-+]?\d+)</text:p>
          </table:table-cell>
          <table:table-cell office:value-type="string" calcext:value-type="string">
            <text:p>[Use Text] is silently enabled</text:p>
          </table:table-cell>
          <table:table-cell table:style-name="ce37"/>
          <table:table-cell table:number-columns-repeated="58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Disable [Use Text]</text:p>
          </table:table-cell>
          <table:table-cell office:value-type="string" calcext:value-type="string">
            <text:p>Single error message</text:p>
            <text:p>Trigger is focussed again</text:p>
            <text:p>Invalid part is selected</text:p>
          </table:table-cell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Deactivate automatic action</text:p>
          </table:table-cell>
          <table:table-cell office:value-type="string" calcext:value-type="string">
            <text:p>Trigger state is neutral again</text:p>
          </table:table-cell>
          <table:table-cell table:style-name="ce37"/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Trigger: Fill-in (\</text:p>
          </table:table-cell>
          <table:table-cell office:value-type="string" calcext:value-type="string">
            <text:p>Trigger state is invalid</text:p>
            <text:p>[Use Text] is enabled</text:p>
          </table:table-cell>
          <table:table-cell table:style-name="ce37"/>
          <table:table-cell table:number-columns-repeated="58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Enable [Use Text]</text:p>
          </table:table-cell>
          <table:table-cell office:value-type="string" calcext:value-type="string">
            <text:p>Trigger state is neutral again</text:p>
            <text:p><text:span text:style-name="T1">[Use Text] is selected</text:span></text:p>
            <text:p><text:span text:style-name="T1">[Regex] is enabled</text:span></text:p>
          </table:table-cell>
          <table:table-cell table:style-name="ce37"/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Enable [Regex] using [Alt+E]</text:p>
          </table:table-cell>
          <table:table-cell office:value-type="string" calcext:value-type="string">
            <text:p>Trigger state is invalid again</text:p>
            <text:p>[Regex] is selected</text:p>
          </table:table-cell>
          <table:table-cell table:style-name="ce37"/>
          <table:table-cell table:number-columns-repeated="58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Trigger: Complete with d+)</text:p>
          </table:table-cell>
          <table:table-cell office:value-type="string" calcext:value-type="string">
            <text:p>Trigger state is neutral again</text:p>
            <text:p><text:span text:style-name="T1">[Use Text] is enabled and selected</text:span></text:p>
            <text:p><text:span text:style-name="T1">[Regex] is enabled and selected</text:span></text:p>
          </table:table-cell>
          <table:table-cell table:style-name="ce25" office:value-type="string" calcext:value-type="string">
            <text:p><text:span text:style-name="T1">Always start video with configuration</text:span></text:p>
            <text:p>Always show time as well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58"/>
        </table:table-row>
        <table:table-row table:style-name="ro2">
          <table:table-cell table:number-columns-repeated="2"/>
          <table:table-cell table:style-name="ce47" office:value-type="string" calcext:value-type="string">
            <text:p>Line Chart</text:p>
          </table:table-cell>
          <table:table-cell office:value-type="string" calcext:value-type="string">
            <text:p>Trigger: ([-+]?(?:\d+(?:\.\d*)?|\.\d+))</text:p>
            <text:p>Action: [Line Chart]</text:p>
          </table:table-cell>
          <table:table-cell/>
          <table:table-cell table:style-name="ce25" office:value-type="string" calcext:value-type="string">
            <text:p><text:span text:style-name="T1">Begin of video [Line Chart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 office:value-type="string" calcext:value-type="string">
            <text:p>Line Chart Time Stamp</text:p>
          </table:table-cell>
          <table:table-cell office:value-type="string" calcext:value-type="string">
            <text:p>Action: [Line Chart (X = Time Stamp)]</text:p>
          </table:table-cell>
          <table:table-cell/>
          <table:table-cell table:style-name="ce25" office:value-type="string" calcext:value-type="string">
            <text:p><text:span text:style-name="T1">Begin of video [Line Chart (X = Time Stamp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 office:value-type="string" calcext:value-type="string">
            <text:p>Histogram</text:p>
          </table:table-cell>
          <table:table-cell office:value-type="string" calcext:value-type="string">
            <text:p>Action: [Histogram (Horizontal)]</text:p>
          </table:table-cell>
          <table:table-cell/>
          <table:table-cell table:style-name="ce25" office:value-type="string" calcext:value-type="string">
            <text:p><text:span text:style-name="T1">Begin of video [Histogram (Horizontal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Action: [Histogram (Vertical)]</text:p>
          </table:table-cell>
          <table:table-cell/>
          <table:table-cell table:style-name="ce25" office:value-type="string" calcext:value-type="string">
            <text:p><text:span text:style-name="T1">Begin of video [Histogram (Vertical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 office:value-type="string" calcext:value-type="string">
            <text:p>Scatter Plot</text:p>
          </table:table-cell>
          <table:table-cell office:value-type="string" calcext:value-type="string">
            <text:p>Action: [Scatter Plot]</text:p>
          </table:table-cell>
          <table:table-cell/>
          <table:table-cell table:style-name="ce25" office:value-type="string" calcext:value-type="string">
            <text:p><text:span text:style-name="T1">Begin of video [Scatter Plot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Configure [SignalGeneration] script to ADJECENT_RANDOM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7" office:value-type="string" calcext:value-type="string">
            <text:p>Line Chart</text:p>
          </table:table-cell>
          <table:table-cell office:value-type="string" calcext:value-type="string">
            <text:p>Open terminal on default port again</text:p>
          </table:table-cell>
          <table:table-cell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Open another terminal in another instance of YAT</text:p>
          </table:table-cell>
          <table:table-cell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how rate/count in both terminals</text:p>
          </table:table-cell>
          <table:table-cell/>
          <table:table-cell table:style-name="ce25" office:value-type="string" calcext:value-type="string">
            <text:p>Begin of video [Line Chart with enormous data]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Trigger: ([-+]?\d+)</text:p>
            <text:p>Action: [Line Chart]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other terminal, send [Plot-6-IntegersEnormous.txt]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/>
          <table:table-cell office:value-type="string" calcext:value-type="string">
            <text:p>Trigger is a modified combination of the predefined patterns</text:p>
          </table:table-cell>
          <table:table-cell table:style-name="ce37"/>
          <table:table-cell table:number-columns-repeated="58"/>
        </table:table-row>
        <table:table-row table:style-name="ro5">
          <table:table-cell table:number-columns-repeated="2"/>
          <table:table-cell table:style-name="ce47" office:value-type="string" calcext:value-type="string">
            <text:p>Line Chart Time</text:p>
          </table:table-cell>
          <table:table-cell office:value-type="string" calcext:value-type="string">
            <text:p><text:span text:style-name="T95">Action: [Line Chart (X = Time)]</text:span></text:p>
            <text:p><text:span text:style-name="T95">Trigger:</text:span></text:p>
            <text:p><text:span text:style-name="T96">(</text:span><text:span text:style-name="T95">(?:(?:19|20)\d\d-(?:0[1-9]|1[012])-(?:0[1-9]|[12]\d|3[01]))</text:span><text:span text:style-name="T97">T</text:span><text:span text:style-name="T98">(?:(?:[01]\d|2[0-3]):[0-5]\d:[0-5]\d)</text:span><text:span text:style-name="T99">)</text:span><text:span text:style-name="T98">\s+([-+]?(?:\d+(?:\.\d*)?|\.\d+))\s+([-+]?\d+)\s+([-+]?\d+)\s+([A-Z]{1})\s+</text:span>([A-Za-z]{3})</text:p>
            <text:p><text:span text:style-name="T96">(</text:span><text:span text:style-name="T98">(?:(?:19|20)\d\d-(?:0[1-9]|1[012])-(?:0[1-9]|[12]\d|3[01]))</text:span><text:span text:style-name="T97">T</text:span><text:span text:style-name="T98">(?:(?:[01]\d|2[0-3]):[0-5]\d:[0-5]\d)</text:span><text:span text:style-name="T99">)</text:span></text:p>
            <text:p><text:span text:style-name="T100">                                                                                                                                                                 </text:span><text:span text:style-name="T101">\s+([-+]?(?:\d+(?:\.\d*)?|\.\d+))</text:span></text:p>
            <text:p><text:span text:style-name="T100">                                                                                                                                                                                                                    </text:span><text:span text:style-name="T101">\s+([-+]?\d+)\s+([-+]?\d+)</text:span></text:p>
            <text:p><text:span text:style-name="T100">                                                                                                                                                                                                                                                                </text:span><text:span text:style-name="T101">\s+([A-Z]{1})\s+([A-Za-z]{3})</text:span></text:p>
          </table:table-cell>
          <table:table-cell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other terminal, send [Plot-5-CombinedTime.txt]</text:p>
          </table:table-cell>
          <table:table-cell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/>
          <table:table-cell office:value-type="string" calcext:value-type="string">
            <text:p>Trigger is a modified combination of the predefined patterns</text:p>
          </table:table-cell>
          <table:table-cell table:style-name="ce37"/>
          <table:table-cell table:number-columns-repeated="58"/>
        </table:table-row>
        <table:table-row table:style-name="ro34">
          <table:table-cell table:number-columns-repeated="2"/>
          <table:table-cell table:style-name="ce47" office:value-type="string" calcext:value-type="string">
            <text:p>Line Chart</text:p>
          </table:table-cell>
          <table:table-cell office:value-type="string" calcext:value-type="string">
            <text:p><text:span text:style-name="T95">Action: [Line Chart]</text:span></text:p>
            <text:p><text:span text:style-name="T95">Trigger:</text:span></text:p>
            <text:p><text:span text:style-name="T1">([-+]?(?:\d+(?:\.\d*)?|\.\d+))\s+([-+]?\d+)\s+([-+]?\d+)\s+([A-Z]{1})\s+</text:span>([A-Za-z]{3})</text:p>
            <text:p><text:span text:style-name="T13">([-+]?(?:\d+(?:\.\d*)?|\.\d+))</text:span></text:p>
            <text:p><text:span text:style-name="T100">                                               </text:span><text:span text:style-name="T101">\s+([-+]?\d+)\s+([-+]?\d+)</text:span></text:p>
            <text:p><text:span text:style-name="T100">                                                                                          </text:span><text:span text:style-name="T101">\s+([A-Z]{1})\s+([A-Za-z]{3})</text:span></text:p>
          </table:table-cell>
          <table:table-cell/>
          <table:table-cell table:style-name="ce25" office:value-type="string" calcext:value-type="string">
            <text:p>Begin of video [Line Chart with combined data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other terminal, send [Plot-4-Combined.txt] <text:span text:style-name="T2">multiple times</text:span>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6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  <text:p><text:span text:style-name="T1">Menu &gt; Send &gt; Automatic Response &gt; Deactivate is disabled</text:span></text:p>
            <text:p><text:span text:style-name="T1">Menu &gt; Send &gt; Automatic Response &gt; Trigger &gt; Use Text is disabled</text:span></text:p>
            <text:p><text:span text:style-name="T1">Tool bar icons are equally disabl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List responses</text:p>
          </table:table-cell>
          <table:table-cell office:value-type="string" calcext:value-type="string">
            <text:p>[None]</text:p>
            <text:p>[Trigger]</text:p>
            <text:p>[Predefined Command 1, 2, 3, 4, 5, 9, 10]</text:p>
            <text:p>[Send Text]</text:p>
            <text:p><text:span text:style-name="T1">Common Regex Capture Patters</text:span></text:p>
          </table:table-cell>
          <table:table-cell office:value-type="string" calcext:value-type="string">
            <text:p/>
            <text:p/>
            <text:p/>
            <text:p>[Send Text] is already listed as it contains the previously used comman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office:value-type="string" calcext:value-type="string">
            <text:p>Should still be "45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response is not triggered again</text:p>
            <text:p><text:span text:style-name="T1">Trigger is still highlighte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<text:span text:style-name="T94">123</text:span> AB <text:span text:style-name="T94">C456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4">each of the two matches</text:span></text:p>
            <text:p><text:span text:style-name="T13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4">all 24 matches</text:span></text:p>
            <text:p><text:span text:style-name="T13">Trigger is highlighted</text:span></text:p>
          </table:table-cell>
          <table:table-cell office:value-type="string" calcext:value-type="string">
            <text:p>Ensures that multiple subsequent send works (i.e. the SendSyncObj mechanism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<text:span text:style-name="T1">Clear sending terminal [Ctrl+L]</text:span></text:p>
            <text:p><text:span text:style-name="T1">Enable [Show Line Numbers]</text:span></text:p>
            <text:p>Enable [Show Length]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Select response = [Predefined Command 1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4">all 24 matches</text:span></text:p>
            <text:p><text:span text:style-name="T13">Trigger is highlighted</text:span></text:p>
          </table:table-cell>
          <table:table-cell office:value-type="string" calcext:value-type="string">
            <text:p/>
            <text:p>1 + 24 lines are expected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7" office:value-type="string" calcext:value-type="string">
            <text:p>Select response = [Predefined Command 2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4">all 24 matches</text:span></text:p>
            <text:p><text:span text:style-name="T13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the above command again 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4">all 24 matches</text:span></text:p>
            <text:p><text:span text:style-name="T13">Trigger is highlighted</text:span></text:p>
          </table:table-cell>
          <table:table-cell office:value-type="string" calcext:value-type="string">
            <text:p/>
            <text:p><text:span text:style-name="T40">...ABC</text:span><text:span text:style-name="T43"> </text:span><text:span text:style-name="T44">(72) </text:span><text:span text:style-name="T93">is  expected for each responded line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lect response = Some dedicated command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4">all 24 matches</text:span></text:p>
            <text:p><text:span text:style-name="T13">Trigger is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trigger = [Send Text]</text:p>
          </table:table-cell>
          <table:table-cell/>
          <table:table-cell office:value-type="string" calcext:value-type="string">
            <text:p>Ensures that [Use Text] is no longer used for non-dedicated triggers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4">all 24 matches</text:span></text:p>
            <text:p><text:span text:style-name="T13">Trigger is highlighte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Trigger:</text:p>
            <text:p>(\d+)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Response:</text:p>
            <text:p>$1$2$3$4</text:p>
          </table:table-cell>
          <table:table-cell table:number-columns-repeated="60"/>
        </table:table-row>
        <table:table-row table:style-name="ro35">
          <table:table-cell table:number-columns-repeated="3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02">all 10 matches</text:span></text:p>
            <text:p><text:span text:style-name="T1">Automatic response</text:span> is composed from first 4 triggers</text:p>
            <text:p><text:span text:style-name="T13">Trigger is highlighted</text:span></text:p>
          </table:table-cell>
          <table:table-cell office:value-type="string" calcext:value-type="string">
            <text:p><text:span text:style-name="T107">123 ABC 456 789 0DE FGH IJK LMN OPQ RST UVW XYZ 123 ABC 456 789 0DE FGH IJK LMN OPQ RST UVW XYZ</text:span></text:p>
            <text:p><text:span text:style-name="T32">1234567890</text:span></text:p>
            <text:p><text:span text:style-name="T32">1234567890</text:span></text:p>
            <text:p><text:span text:style-name="T32">1234567890</text:span></text:p>
            <text:p><text:span text:style-name="T32">1234567890</text:span></text:p>
            <text:p><text:span text:style-name="T32">1234567890</text:span></text:p>
            <text:p><text:span text:style-name="T32">1234567890</text:span></text:p>
            <text:p><text:span text:style-name="T32">1234567890</text:span></text:p>
            <text:p><text:span text:style-name="T32">1234567890</text:span>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Response:</text:p>
            <text:p>$0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02">all 10 matches</text:span></text:p>
            <text:p><text:span text:style-name="T1">Automatic response</text:span> contains <text:span text:style-name="T103">error message</text:span></text:p>
            <text:p><text:span text:style-name="T13">Trigger is highlighted</text:span></text:p>
          </table:table-cell>
          <table:table-cell table:style-name="ce41" office:value-type="string" calcext:value-type="string">
            <text:p>[Automatic response replacement error: Invalid replacement number 0 ($0) was requested! Number must be must be a positive integral value (1, 2,...).]4567890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Response:</text:p>
            <text:p>$99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02">all 10 matches</text:span></text:p>
            <text:p><text:span text:style-name="T1">Automatic response</text:span> contains <text:span text:style-name="T103">error message</text:span></text:p>
            <text:p><text:span text:style-name="T13">Trigger is highlighted</text:span></text:p>
          </table:table-cell>
          <table:table-cell table:style-name="ce41" office:value-type="string" calcext:value-type="string">
            <text:p>[Automatic response replacement error: Invalid replacement number 99 ($99) was requested but trigger only contains 8 captures!]456789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eactivate automatic respons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table:style-name="ce47" office:value-type="string" calcext:value-type="string">
            <text:p>Filter/Suppr.</text:p>
          </table:table-cell>
          <table:table-cell office:value-type="string" calcext:value-type="string">
            <text:p>Start MT-SICS simulation incl. Frontend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nd start AutoSocket connected to the MT-SICS simulatio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Show Counts]</text:p>
            <text:p>[Show Line Numbers]</text:p>
          </table:table-cell>
          <table:table-cell table:number-columns-repeated="60"/>
        </table:table-row>
        <table:table-row table:style-name="ro23">
          <table:table-cell table:number-columns-repeated="3"/>
          <table:table-cell office:value-type="string" calcext:value-type="string">
            <text:p>Start SIR</text:p>
          </table:table-cell>
          <table:table-cell table:style-name="ce35" office:value-type="string" calcext:value-type="string">
            <text:p><text:span text:style-name="T104">   1 </text:span><text:span text:style-name="T105">S S       0.00 g</text:span></text:p>
            <text:p><text:span text:style-name="T104">   2 </text:span><text:span text:style-name="T105">S S       0.00 g</text:span></text:p>
            <text:p><text:span text:style-name="T104">   3 </text:span><text:span text:style-name="T105">S S       0.00 g</text:span></text:p>
            <text:p><text:span text:style-name="T106">...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automatic action in tool bar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lect trigger = "S D"</text:p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59"/>
        </table:table-row>
        <table:table-row table:style-name="ro36">
          <table:table-cell table:number-columns-repeated="3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104">...</text:span></text:p>
            <text:p><text:span text:style-name="T104"> 101 </text:span><text:span text:style-name="T105">S D       ?.?? g</text:span></text:p>
            <text:p><text:span text:style-name="T104"> 102 </text:span><text:span text:style-name="T105">S D       ?.?? g</text:span></text:p>
            <text:p><text:span text:style-name="T104"> 103 </text:span><text:span text:style-name="T105">S D       ?.?? g</text:span></text:p>
            <text:p><text:span text:style-name="T106">...</text:span></text:p>
            <text:p><text:span text:style-name="T13">Responses are no longer shown once stable again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action = [Suppress]</text:p>
          </table:table-cell>
          <table:table-cell office:value-type="string" calcext:value-type="string">
            <text:p>Responses are shown again</text:p>
          </table:table-cell>
          <table:table-cell table:number-columns-repeated="59"/>
        </table:table-row>
        <table:table-row table:style-name="ro36">
          <table:table-cell table:number-columns-repeated="3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13">Responses are no longer shown when unstable</text:span></text:p>
            <text:p><text:span text:style-name="T104">...</text:span></text:p>
            <text:p><text:span text:style-name="T104"> 201 </text:span><text:span text:style-name="T105">S S       ?.?? g</text:span></text:p>
            <text:p><text:span text:style-name="T104"> 202 </text:span><text:span text:style-name="T105">S S       ?.?? g</text:span></text:p>
            <text:p><text:span text:style-name="T104"> 203 </text:span><text:span text:style-name="T105">S S       ?.?? g</text:span></text:p>
            <text:p><text:span text:style-name="T106">...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action = [None]</text:p>
          </table:table-cell>
          <table:table-cell office:value-type="string" calcext:value-type="string">
            <text:p>Responses are shown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eactivate automatic ac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op SI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 table:number-rows-repeated="6542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" table:style-name="ta1" table:print="false">
        <office:forms form:automatic-focus="false" form:apply-design-mode="false"/>
        <table:table-column table:style-name="co9" table:default-cell-style-name="ce39"/>
        <table:table-column table:style-name="co33" table:default-cell-style-name="ce39"/>
        <table:table-column table:style-name="co7" table:default-cell-style-name="ce39"/>
        <table:table-column table:style-name="co34" table:default-cell-style-name="ce39"/>
        <table:table-column table:style-name="co35" table:default-cell-style-name="ce39"/>
        <table:table-column table:style-name="co36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80" office:value-type="string" calcext:value-type="string">
            <text:p>Doesn't work anymore !!! VT-x is required for latest VirtualBox !!!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58"/>
        </table:table-row>
        <table:table-row table:style-name="ro1" table:number-rows-repeated="6549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.Forms.Main" table:style-name="ta1" table:print="false">
        <office:forms form:automatic-focus="false" form:apply-design-mode="false"/>
        <table:table-column table:style-name="co9" table:default-cell-style-name="ce39"/>
        <table:table-column table:style-name="co37" table:default-cell-style-name="ce39"/>
        <table:table-column table:style-name="co7" table:default-cell-style-name="ce39"/>
        <table:table-column table:style-name="co38" table:default-cell-style-name="ce39"/>
        <table:table-column table:style-name="co39" table:default-cell-style-name="ce39"/>
        <table:table-column table:style-name="co40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shows the welcome screen</text:p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9" table:default-cell-style-name="ce39"/>
        <table:table-column table:style-name="co41" table:default-cell-style-name="ce39"/>
        <table:table-column table:style-name="co42" table:default-cell-style-name="ce39"/>
        <table:table-column table:style-name="co43" table:default-cell-style-name="ce39"/>
        <table:table-column table:style-name="co44" table:default-cell-style-name="ce39"/>
        <table:table-column table:style-name="co45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85" office:value-type="string" calcext:value-type="string">
            <text:p>Modify the text</text:p>
          </table:table-cell>
          <table:table-cell table:style-name="ce47"/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Single line 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47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47"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7" office:value-type="string" calcext:value-type="string">
            <text:p>[Ctrl+Shift+I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Default"/>
          <table:table-cell table:style-name="ce47" office:value-type="string" calcext:value-type="string">
            <text:p>Fill-in some text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Open recent drop-down</text:p>
          </table:table-cell>
          <table:table-cell table:style-name="ce47" office:value-type="string" calcext:value-type="string">
            <text:p>No control characters in drop-down</text:p>
          </table:table-cell>
          <table:table-cell table:style-name="ce47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7" office:value-type="string" calcext:value-type="string">
            <text:p>Select one of the recents</text:p>
          </table:table-cell>
          <table:table-cell table:style-name="ce47" table:number-columns-repeated="2"/>
          <table:table-cell table:number-columns-repeated="58"/>
        </table:table-row>
        <table:table-row table:style-name="ro1">
          <table:table-cell table:number-columns-repeated="3"/>
          <table:table-cell table:style-name="ce47" office:value-type="string" calcext:value-type="string">
            <text:p>Change that recent</text:p>
          </table:table-cell>
          <table:table-cell table:style-name="ce47" table:number-columns-repeated="2"/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47"/>
          <table:table-cell table:number-columns-repeated="58"/>
        </table:table-row>
        <table:table-row table:style-name="ro2">
          <table:table-cell table:number-columns-repeated="3"/>
          <table:table-cell table:style-name="ce47" office:value-type="string" calcext:value-type="string">
            <text:p>Open recent drop-down</text:p>
          </table:table-cell>
          <table:table-cell table:style-name="ce47" office:value-type="string" calcext:value-type="string">
            <text:p>Just selected recent still there</text:p>
            <text:p>New recent added</text:p>
          </table:table-cell>
          <table:table-cell table:style-name="ce47"/>
          <table:table-cell table:number-columns-repeated="58"/>
        </table:table-row>
        <table:table-row table:style-name="ro1">
          <table:table-cell table:number-columns-repeated="3"/>
          <table:table-cell table:style-name="ce47"/>
          <table:table-cell table:number-columns-repeated="6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47" office:value-type="string" calcext:value-type="string">
            <text:p>Text changes among recents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[Shift+F&lt;i&gt;]</text:p>
          </table:table-cell>
          <table:table-cell table:style-name="ce47" office:value-type="string" calcext:value-type="string">
            <text:p>Text gets sent</text:p>
            <text:p>"Send Text" still contains changed recent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Changed recent text gets sent</text:p>
            <text:p><text:span text:style-name="T1">Text stays selected</text:span>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Shift+F&lt;i&gt;]</text:p>
          </table:table-cell>
          <table:table-cell table:style-name="ce47" office:value-type="string" calcext:value-type="string">
            <text:p>Text gets s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2">
          <table:table-cell table:number-columns-repeated="3"/>
          <table:table-cell table:style-name="ce47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47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47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47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47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47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/>
          <table:table-cell table:number-columns-repeated="60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Byte/Line Count'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A\!(LineRepeat)"</text:p>
          </table:table-cell>
          <table:table-cell office:value-type="string" calcext:value-type="string">
            <text:p>Rates must be at least 15000/s | 5000/s</text:p>
          </table:table-cell>
          <table:table-cell office:value-type="string" calcext:value-type="string">
            <text:p>YAT 2.1.0 = 15000/s | 5000/s</text:p>
            <text:p>(<text:span text:style-name="T1">YAT 2.0.0 was 12000/s | 4000/s, earlier versions even slower)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"A\!(LineRepeat)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Terminal &gt; Break]</text:p>
          </table:table-cell>
          <table:table-cell office:value-type="string" calcext:value-type="string">
            <text:p>Breaks within reasonable tim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[Show &gt; Counts/Rates]</text:p>
          </table:table-cell>
          <table:table-cell table:number-columns-repeated="60"/>
        </table:table-row>
        <table:table-row table:style-name="ro2">
          <table:table-cell table:number-columns-repeated="3"/>
          <table:table-cell table:style-name="ce47" office:value-type="string" calcext:value-type="string">
            <text:p>Send "\!-SendFiles\Stress-7-EnormousLine.txt"</text:p>
          </table:table-cell>
          <table:table-cell table:style-name="ce47" office:value-type="string" calcext:value-type="string">
            <text:p>Works without issues</text:p>
            <text:p>Line exceed warning is output at the end of the li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Clear the monitors</text:p>
          </table:table-cell>
          <table:table-cell table:style-name="ce47"/>
          <table:table-cell table:number-columns-repeated="59"/>
        </table:table-row>
        <table:table-row table:style-name="ro1">
          <table:table-cell table:number-columns-repeated="3"/>
          <table:table-cell table:style-name="ce47" table:number-columns-repeated="2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47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47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47"/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47" office:value-type="string" calcext:value-type="string">
            <text:p>Lines include the stated number of chars</text:p>
            <text:p>No empty lines</text:p>
          </table:table-cell>
          <table:table-cell table:style-name="ce87" office:value-type="string" calcext:value-type="string">
            <text:p>This test could be automated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47"/>
          <table:table-cell table:number-columns-repeated="59"/>
        </table:table-row>
        <table:table-row table:style-name="ro1">
          <table:table-cell/>
          <table:table-cell office:value-type="string" calcext:value-type="string">
            <text:p>Radix</text:p>
          </table:table-cell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42">A</text:span><text:span text:style-name="T27">   </text:span><text:span text:style-name="T28"> </text:span>    in sending terminal</text:p>
            <text:p/>
            <text:p><text:span text:style-name="T3">(&gt;&gt;)</text:span><text:span text:style-name="T4"> </text:span><text:span text:style-name="T5">A</text:span><text:span text:style-name="T43">   </text:span><text:span text:style-name="T44"> </text:span><text:span text:style-name="T108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42">A</text:span><text:span text:style-name="T27">   </text:span><text:span text:style-name="T28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108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60"/>
        </table:table-row>
        <table:table-row table:style-name="ro37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42">A</text:span><text:span text:style-name="T27"> </text:span><text:span text:style-name="T28">(1)</text:span>    in sending terminal</text:p>
            <text:p/>
            <text:p><text:span text:style-name="T3">(&gt;&gt;)</text:span><text:span text:style-name="T4"> </text:span><text:span text:style-name="T5">A</text:span><text:span text:style-name="T6">&lt;CR&gt;&lt;LF&gt;</text:span><text:span text:style-name="T109"> </text:span><text:span text:style-name="T44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4">(&lt;&lt;)</text:span><text:span text:style-name="T37"> </text:span><text:span text:style-name="T42">A</text:span><text:span text:style-name="T27">   </text:span><text:span text:style-name="T28"> </text:span>    in sending terminal</text:p>
            <text:p/>
            <text:p><text:span text:style-name="T3">(&gt;&gt;)</text:span><text:span text:style-name="T4"> </text:span><text:span text:style-name="T5">A</text:span><text:span text:style-name="T43">   </text:span><text:span text:style-name="T44"> </text:span><text:span text:style-name="T108">    in receiving terminal</text:span></text:p>
          </table:table-cell>
          <table:table-cell table:number-columns-repeated="59"/>
        </table:table-row>
        <table:table-row table:style-name="ro25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42">A</text:span><text:span text:style-name="T27"> </text:span><text:span text:style-name="T28">(1)</text:span></text:p>
            <text:p><text:span text:style-name="T64">(&gt;&gt;)</text:span><text:span text:style-name="T37"> </text:span><text:span text:style-name="T17">X</text:span><text:span text:style-name="T27"> </text:span><text:span text:style-name="T28">(1)</text:span>    in sending terminal</text:p>
            <text:p/>
            <text:p><text:span text:style-name="T3">(&gt;&gt;)</text:span><text:span text:style-name="T4"> </text:span><text:span text:style-name="T5">A</text:span><text:span text:style-name="T43"> </text:span><text:span text:style-name="T44">(1)</text:span><text:span text:style-name="T108">    in receiving terminal</text:span></text:p>
            <text:p><text:span text:style-name="T64">(&lt;&lt;)</text:span><text:span text:style-name="T37"> </text:span><text:span text:style-name="T42">X</text:span><text:span text:style-name="T67">&lt;CR&gt;&lt;LF&gt;</text:span><text:span text:style-name="T31"> </text:span><text:span text:style-name="T28">(3)</text:span></text:p>
          </table:table-cell>
          <table:table-cell table:number-columns-repeated="59"/>
        </table:table-row>
        <table:table-row table:style-name="ro38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42">A</text:span><text:span text:style-name="T27"> </text:span><text:span text:style-name="T28">(1)</text:span></text:p>
            <text:p><text:span text:style-name="T64">(&gt;&gt;)</text:span><text:span text:style-name="T37"> </text:span><text:span text:style-name="T17">X</text:span><text:span text:style-name="T27"> </text:span><text:span text:style-name="T28">(1)</text:span>    in sending terminal</text:p>
            <text:p/>
            <text:p><text:span text:style-name="T3">(&gt;&gt;)</text:span><text:span text:style-name="T4"> </text:span><text:span text:style-name="T5">A</text:span><text:span text:style-name="T43"> </text:span><text:span text:style-name="T44">(1)</text:span><text:span text:style-name="T108">    in receiving terminal</text:span></text:p>
            <text:p><text:span text:style-name="T64">(&lt;&lt;)</text:span><text:span text:style-name="T37"> </text:span><text:span text:style-name="T42">X</text:span><text:span text:style-name="T67">&lt;CR&gt;&lt;LF&gt;</text:span><text:span text:style-name="T31"> </text:span><text:span text:style-name="T28">(3)</text:span></text:p>
            <text:p><text:span text:style-name="T3">(&gt;&gt;)</text:span><text:span text:style-name="T4"> </text:span><text:span text:style-name="T110">&lt;CR&gt;&lt;LF&gt;</text:span><text:span text:style-name="T4"> </text:span><text:span text:style-name="T29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58"/>
        </table:table-row>
        <table:table-row table:style-name="ro39">
          <table:table-cell table:number-columns-repeated="3"/>
          <table:table-cell office:value-type="string" calcext:value-type="string">
            <text:p><text:span text:style-name="T1">In sending terminal:</text:span></text:p>
            <text:p>B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45">A</text:span><text:span text:style-name="T43"> </text:span><text:span text:style-name="T44">(1)</text:span></text:p>
            <text:p><text:span text:style-name="T3">(&gt;&gt;)</text:span><text:span text:style-name="T4"> </text:span><text:span text:style-name="T5">X</text:span><text:span text:style-name="T43"> </text:span><text:span text:style-name="T44">(1)</text:span></text:p>
            <text:p><text:span text:style-name="T3">(&lt;&lt;)</text:span><text:span text:style-name="T4"> </text:span><text:span text:style-name="T45">B</text:span><text:span text:style-name="T43"> </text:span><text:span text:style-name="T44">(1)</text:span>    in sending terminal</text:p>
            <text:p/>
            <text:p><text:span text:style-name="T3">(&gt;&gt;)</text:span><text:span text:style-name="T4"> </text:span><text:span text:style-name="T5">A</text:span><text:span text:style-name="T43"> </text:span><text:span text:style-name="T44">(1)</text:span><text:span text:style-name="T108">    in receiving terminal</text:span></text:p>
            <text:p><text:span text:style-name="T3">(&lt;&lt;)</text:span><text:span text:style-name="T4"> </text:span><text:span text:style-name="T45">X</text:span><text:span text:style-name="T111">&lt;CR&gt;&lt;LF&gt;</text:span><text:span text:style-name="T109"> </text:span><text:span text:style-name="T44">(3)</text:span></text:p>
            <text:p><text:span text:style-name="T3">(&gt;&gt;)</text:span><text:span text:style-name="T4"> </text:span><text:span text:style-name="T110">&lt;CR&gt;&lt;LF&gt;</text:span><text:span text:style-name="T4"> </text:span><text:span text:style-name="T29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109"> </text:span><text:span text:style-name="T44">(3)</text:span></text:p>
          </table:table-cell>
          <table:table-cell table:number-columns-repeated="59"/>
        </table:table-row>
        <table:table-row table:style-name="ro40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45">A</text:span><text:span text:style-name="T43"> </text:span><text:span text:style-name="T44">(1)</text:span></text:p>
            <text:p><text:span text:style-name="T3">(&gt;&gt;)</text:span><text:span text:style-name="T4"> </text:span><text:span text:style-name="T5">X</text:span><text:span text:style-name="T43"> </text:span><text:span text:style-name="T44">(1)</text:span></text:p>
            <text:p><text:span text:style-name="T3">(&lt;&lt;)</text:span><text:span text:style-name="T4"> </text:span><text:span text:style-name="T45">B</text:span><text:span text:style-name="T43"> </text:span><text:span text:style-name="T44">(1)</text:span></text:p>
            <text:p><text:span text:style-name="T3">(&gt;&gt;)</text:span><text:span text:style-name="T4"> </text:span><text:span text:style-name="T5">X</text:span><text:span text:style-name="T43"> </text:span><text:span text:style-name="T44">(1)</text:span>    in sending terminal</text:p>
            <text:p/>
            <text:p><text:span text:style-name="T3">(&gt;&gt;)</text:span><text:span text:style-name="T4"> </text:span><text:span text:style-name="T5">A</text:span><text:span text:style-name="T43"> </text:span><text:span text:style-name="T44">(1)</text:span><text:span text:style-name="T108">    in receiving terminal</text:span></text:p>
            <text:p><text:span text:style-name="T3">(&lt;&lt;)</text:span><text:span text:style-name="T4"> </text:span><text:span text:style-name="T45">X</text:span><text:span text:style-name="T111">&lt;CR&gt;&lt;LF&gt;</text:span><text:span text:style-name="T109"> </text:span><text:span text:style-name="T44">(3)</text:span></text:p>
            <text:p><text:span text:style-name="T3">(&gt;&gt;)</text:span><text:span text:style-name="T4"> </text:span><text:span text:style-name="T110">&lt;CR&gt;&lt;LF&gt;</text:span><text:span text:style-name="T4"> </text:span><text:span text:style-name="T29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109"> </text:span><text:span text:style-name="T44">(3)</text:span></text:p>
            <text:p><text:span text:style-name="T3">(&lt;&lt;)</text:span><text:span text:style-name="T4"> </text:span><text:span text:style-name="T45">X</text:span><text:span text:style-name="T111">&lt;CR&gt;&lt;LF&gt;</text:span><text:span text:style-name="T109"> </text:span><text:span text:style-name="T44">(3)</text:span></text:p>
          </table:table-cell>
          <table:table-cell table:number-columns-repeated="59"/>
        </table:table-row>
        <table:table-row table:style-name="ro41">
          <table:table-cell table:number-columns-repeated="3"/>
          <table:table-cell office:value-type="string" calcext:value-type="string">
            <text:p><text:span text:style-name="T1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45">A</text:span><text:span text:style-name="T43"> </text:span><text:span text:style-name="T44">(1)</text:span></text:p>
            <text:p><text:span text:style-name="T3">(&gt;&gt;)</text:span><text:span text:style-name="T4"> </text:span><text:span text:style-name="T5">X</text:span><text:span text:style-name="T43"> </text:span><text:span text:style-name="T44">(1)</text:span></text:p>
            <text:p><text:span text:style-name="T3">(&lt;&lt;)</text:span><text:span text:style-name="T4"> </text:span><text:span text:style-name="T45">B</text:span><text:span text:style-name="T43"> </text:span><text:span text:style-name="T44">(1)</text:span></text:p>
            <text:p><text:span text:style-name="T3">(&gt;&gt;)</text:span><text:span text:style-name="T4"> </text:span><text:span text:style-name="T5">X</text:span><text:span text:style-name="T43"> </text:span><text:span text:style-name="T44">(1)</text:span></text:p>
            <text:p><text:span text:style-name="T3">(&lt;&lt;)</text:span><text:span text:style-name="T4">  </text:span><text:span text:style-name="T29">(0) </text:span>    in sending terminal</text:p>
            <text:p/>
            <text:p><text:span text:style-name="T3">(&gt;&gt;)</text:span><text:span text:style-name="T4"> </text:span><text:span text:style-name="T5">A</text:span><text:span text:style-name="T43"> </text:span><text:span text:style-name="T44">(1)</text:span><text:span text:style-name="T108">    in receiving terminal</text:span></text:p>
            <text:p><text:span text:style-name="T3">(&lt;&lt;)</text:span><text:span text:style-name="T4"> </text:span><text:span text:style-name="T45">X</text:span><text:span text:style-name="T111">&lt;CR&gt;&lt;LF&gt;</text:span><text:span text:style-name="T109"> </text:span><text:span text:style-name="T44">(3)</text:span></text:p>
            <text:p><text:span text:style-name="T3">(&gt;&gt;)</text:span><text:span text:style-name="T4"> </text:span><text:span text:style-name="T110">&lt;CR&gt;&lt;LF&gt;</text:span><text:span text:style-name="T4"> </text:span><text:span text:style-name="T29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109"> </text:span><text:span text:style-name="T44">(3)</text:span></text:p>
            <text:p><text:span text:style-name="T3">(&lt;&lt;)</text:span><text:span text:style-name="T4"> </text:span><text:span text:style-name="T45">X</text:span><text:span text:style-name="T111">&lt;CR&gt;&lt;LF&gt;</text:span><text:span text:style-name="T109"> </text:span><text:span text:style-name="T44">(3)</text:span></text:p>
            <text:p><text:span text:style-name="T3">(&gt;&gt;)</text:span><text:span text:style-name="T4"> </text:span><text:span text:style-name="T110">&lt;CR&gt;&lt;LF&gt;</text:span><text:span text:style-name="T4"> </text:span><text:span text:style-name="T29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58"/>
        </table:table-row>
        <table:table-row table:style-name="ro42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12">(&lt;&lt;)</text:span><text:span text:style-name="T113"> </text:span><text:span text:style-name="T45">A</text:span><text:span text:style-name="T43"> </text:span><text:span text:style-name="T44">(1)</text:span></text:p>
            <text:p><text:span text:style-name="T3">(&lt;&lt;)</text:span><text:span text:style-name="T4"> </text:span><text:span text:style-name="T45">A</text:span><text:span text:style-name="T43"> </text:span><text:span text:style-name="T44">(1)</text:span></text:p>
            <text:p><text:span text:style-name="T3">(&gt;&gt;)</text:span><text:span text:style-name="T4"> </text:span><text:span text:style-name="T5">X</text:span><text:span text:style-name="T43"> </text:span><text:span text:style-name="T44">(1)</text:span></text:p>
            <text:p><text:span text:style-name="T3">(&lt;&lt;)</text:span><text:span text:style-name="T4"> </text:span><text:span text:style-name="T45">B</text:span><text:span text:style-name="T43"> </text:span><text:span text:style-name="T44">(1)</text:span></text:p>
            <text:p><text:span text:style-name="T3">(&gt;&gt;)</text:span><text:span text:style-name="T4"> </text:span><text:span text:style-name="T5">X</text:span><text:span text:style-name="T43"> </text:span><text:span text:style-name="T44">(1)</text:span></text:p>
            <text:p><text:span text:style-name="T3">(&lt;&lt;)</text:span><text:span text:style-name="T4">  </text:span><text:span text:style-name="T29">(0)</text:span></text:p>
            <text:p><text:span text:style-name="T3">(&lt;&lt;)</text:span><text:span text:style-name="T4"> </text:span><text:span text:style-name="T45">B</text:span><text:span text:style-name="T43"> </text:span><text:span text:style-name="T44">(1)</text:span>    in sending terminal</text:p>
            <text:p/>
            <text:p><text:span text:style-name="T112">(&gt;&gt;)</text:span><text:span text:style-name="T113"> </text:span><text:span text:style-name="T5">A</text:span><text:span text:style-name="T6">&lt;CR&gt;&lt;LF&gt;</text:span><text:span text:style-name="T109"> </text:span><text:span text:style-name="T44">(3)</text:span></text:p>
            <text:p><text:span text:style-name="T3">(&gt;&gt;)</text:span><text:span text:style-name="T4"> </text:span><text:span text:style-name="T5">A</text:span><text:span text:style-name="T43"> </text:span><text:span text:style-name="T44">(1)</text:span><text:span text:style-name="T108">    in receiving terminal</text:span></text:p>
            <text:p><text:span text:style-name="T3">(&lt;&lt;)</text:span><text:span text:style-name="T4"> </text:span><text:span text:style-name="T45">X</text:span><text:span text:style-name="T111">&lt;CR&gt;&lt;LF&gt;</text:span><text:span text:style-name="T109"> </text:span><text:span text:style-name="T44">(3)</text:span></text:p>
            <text:p><text:span text:style-name="T3">(&gt;&gt;)</text:span><text:span text:style-name="T4"> </text:span><text:span text:style-name="T110">&lt;CR&gt;&lt;LF&gt;</text:span><text:span text:style-name="T4"> </text:span><text:span text:style-name="T29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109"> </text:span><text:span text:style-name="T44">(3)</text:span></text:p>
            <text:p><text:span text:style-name="T3">(&lt;&lt;)</text:span><text:span text:style-name="T4"> </text:span><text:span text:style-name="T45">X</text:span><text:span text:style-name="T111">&lt;CR&gt;&lt;LF&gt;</text:span><text:span text:style-name="T109"> </text:span><text:span text:style-name="T44">(3)</text:span></text:p>
            <text:p><text:span text:style-name="T3">(&gt;&gt;)</text:span><text:span text:style-name="T4"> </text:span><text:span text:style-name="T110">&lt;CR&gt;&lt;LF&gt;</text:span><text:span text:style-name="T4"> </text:span><text:span text:style-name="T29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109"> </text:span><text:span text:style-name="T44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4">(&lt;&lt;)</text:span><text:span text:style-name="T37"> </text:span><text:span text:style-name="T42">A</text:span><text:span text:style-name="T27">   </text:span><text:span text:style-name="T28"> </text:span>    in sending terminal</text:p>
            <text:p/>
            <text:p><text:span text:style-name="T3">(&gt;&gt;)</text:span><text:span text:style-name="T4"> </text:span><text:span text:style-name="T5">A</text:span><text:span text:style-name="T43">   </text:span><text:span text:style-name="T44"> </text:span><text:span text:style-name="T108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42">A</text:span><text:span text:style-name="T27">   </text:span><text:span text:style-name="T28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108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42">A</text:span><text:span text:style-name="T27"> </text:span><text:span text:style-name="T28">(1)</text:span></text:p>
            <text:p><text:span text:style-name="T64">(&gt;&gt;)</text:span><text:span text:style-name="T37"> </text:span><text:span text:style-name="T17">X</text:span><text:span text:style-name="T27"> </text:span><text:span text:style-name="T28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109"> </text:span><text:span text:style-name="T44">(2)</text:span><text:span text:style-name="T108"> in receiving terminal</text:span></text:p>
            <text:p><text:span text:style-name="T3">(&lt;&lt;)</text:span><text:span text:style-name="T4"> </text:span><text:span text:style-name="T45">X</text:span><text:span text:style-name="T111">&lt;CR&gt;&lt;LF&gt;</text:span><text:span text:style-name="T109"> </text:span><text:span text:style-name="T44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60"/>
        </table:table-row>
        <table:table-row table:style-name="ro3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42">A</text:span><text:span text:style-name="T27"> </text:span><text:span text:style-name="T28">(1)</text:span></text:p>
            <text:p><text:span text:style-name="T64">(&gt;&gt;)</text:span><text:span text:style-name="T37"> </text:span><text:span text:style-name="T17">X</text:span><text:span text:style-name="T27"> </text:span><text:span text:style-name="T28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109"> </text:span><text:span text:style-name="T44">(2)</text:span><text:span text:style-name="T114"> </text:span><text:span text:style-name="T108">in receiving terminal</text:span></text:p>
            <text:p><text:span text:style-name="T112">(&lt;&lt;)</text:span><text:span text:style-name="T113"> </text:span><text:span text:style-name="T45">X</text:span><text:span text:style-name="T111">&lt;CR&gt;&lt;LF&gt;</text:span><text:span text:style-name="T109"> </text:span><text:span text:style-name="T44">(3)</text:span></text:p>
            <text:p><text:span text:style-name="T3">(&gt;&gt;)</text:span><text:span text:style-name="T4"> </text:span><text:span text:style-name="T110">&lt;LF&gt;</text:span><text:span text:style-name="T4"> </text:span><text:span text:style-name="T29">(1)</text:span>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58"/>
        </table:table-row>
        <table:table-row table:style-name="ro39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42">A</text:span><text:span text:style-name="T27"> </text:span><text:span text:style-name="T28">(1)</text:span></text:p>
            <text:p><text:span text:style-name="T64">(&gt;&gt;)</text:span><text:span text:style-name="T37"> </text:span><text:span text:style-name="T17">X</text:span><text:span text:style-name="T27"> </text:span><text:span text:style-name="T28">(1)</text:span></text:p>
            <text:p><text:span text:style-name="T64">(&lt;&lt;)</text:span><text:span text:style-name="T37"> </text:span><text:span text:style-name="T42">B</text:span><text:span text:style-name="T27"> </text:span><text:span text:style-name="T28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109"> </text:span><text:span text:style-name="T44">(2)</text:span><text:span text:style-name="T114"> </text:span><text:span text:style-name="T108">in receiving terminal</text:span></text:p>
            <text:p><text:span text:style-name="T3">(&lt;&lt;)</text:span><text:span text:style-name="T4"> </text:span><text:span text:style-name="T45">X</text:span><text:span text:style-name="T111">&lt;CR&gt;&lt;LF&gt;</text:span><text:span text:style-name="T109"> </text:span><text:span text:style-name="T44">(3)</text:span></text:p>
            <text:p><text:span text:style-name="T3">(&gt;&gt;)</text:span><text:span text:style-name="T4"> </text:span><text:span text:style-name="T110">&lt;LF&gt;</text:span><text:span text:style-name="T4"> </text:span><text:span text:style-name="T29">(1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109"> </text:span><text:span text:style-name="T44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42"> </text:span><text:span text:style-name="T27">   </text:span><text:span text:style-name="T28"> </text:span>    in sending terminal</text:p>
            <text:p/>
            <text:p><text:span text:style-name="T3">(&gt;&gt;)</text:span><text:span text:style-name="T4"> </text:span><text:span text:style-name="T110">&lt;CR&gt; </text:span><text:span text:style-name="T115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58"/>
        </table:table-row>
        <table:table-row table:style-name="ro25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5">(&lt;&lt;)</text:span><text:span text:style-name="T16">  </text:span><text:span text:style-name="T63">(0)</text:span></text:p>
            <text:p><text:span text:style-name="T15">(&gt;&gt;)</text:span><text:span text:style-name="T16"> </text:span><text:span text:style-name="T17">X</text:span><text:span text:style-name="T27"> </text:span><text:span text:style-name="T28">(1)</text:span>    in sending terminal</text:p>
            <text:p/>
            <text:p><text:span text:style-name="T3">(&gt;&gt;)</text:span><text:span text:style-name="T4"> </text:span><text:span text:style-name="T110">&lt;CR&gt;</text:span><text:span text:style-name="T4"> </text:span><text:span text:style-name="T29">(1)</text:span><text:span text:style-name="T115">  in receiving terminal</text:span></text:p>
            <text:p><text:span text:style-name="T3">(&lt;&lt;)</text:span><text:span text:style-name="T4"> </text:span><text:span text:style-name="T45">X</text:span><text:span text:style-name="T111">&lt;CR&gt;&lt;LF&gt;</text:span><text:span text:style-name="T109"> </text:span><text:span text:style-name="T44">(3)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60"/>
        </table:table-row>
        <table:table-row table:style-name="ro3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5">(&lt;&lt;)</text:span><text:span text:style-name="T16">  </text:span><text:span text:style-name="T63">(0)</text:span></text:p>
            <text:p><text:span text:style-name="T15">(&gt;&gt;)</text:span><text:span text:style-name="T16"> </text:span><text:span text:style-name="T17">X</text:span><text:span text:style-name="T27"> </text:span><text:span text:style-name="T28">(1)</text:span>    in sending terminal</text:p>
            <text:p/>
            <text:p><text:span text:style-name="T3">(&gt;&gt;)</text:span><text:span text:style-name="T4"> </text:span><text:span text:style-name="T110">&lt;CR&gt;</text:span><text:span text:style-name="T4"> </text:span><text:span text:style-name="T29">(1)</text:span><text:span text:style-name="T115">  in receiving terminal</text:span></text:p>
            <text:p><text:span text:style-name="T112">(&lt;&lt;)</text:span><text:span text:style-name="T113"> </text:span><text:span text:style-name="T45">X</text:span><text:span text:style-name="T111">&lt;CR&gt;&lt;LF&gt;</text:span><text:span text:style-name="T109"> </text:span><text:span text:style-name="T44">(3)</text:span></text:p>
            <text:p><text:span text:style-name="T3">(&gt;&gt;)</text:span><text:span text:style-name="T4"> </text:span><text:span text:style-name="T110">&lt;LF&gt;</text:span><text:span text:style-name="T4"> </text:span><text:span text:style-name="T29">(1)</text:span>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58"/>
        </table:table-row>
        <table:table-row table:style-name="ro39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5">(&lt;&lt;)</text:span><text:span text:style-name="T16">  </text:span><text:span text:style-name="T63">(0)</text:span></text:p>
            <text:p><text:span text:style-name="T15">(&gt;&gt;)</text:span><text:span text:style-name="T16"> </text:span><text:span text:style-name="T17">X</text:span><text:span text:style-name="T27"> </text:span><text:span text:style-name="T28">(1)</text:span></text:p>
            <text:p><text:span text:style-name="T64">(&lt;&lt;)</text:span><text:span text:style-name="T37"> </text:span><text:span text:style-name="T42">B</text:span><text:span text:style-name="T27"> </text:span><text:span text:style-name="T28">(1)</text:span>    in sending terminal</text:p>
            <text:p/>
            <text:p><text:span text:style-name="T3">(&gt;&gt;)</text:span><text:span text:style-name="T4"> </text:span><text:span text:style-name="T110">&lt;CR&gt;</text:span><text:span text:style-name="T4"> </text:span><text:span text:style-name="T29">(1)</text:span><text:span text:style-name="T115">  in receiving terminal</text:span></text:p>
            <text:p><text:span text:style-name="T3">(&lt;&lt;)</text:span><text:span text:style-name="T4"> </text:span><text:span text:style-name="T45">X</text:span><text:span text:style-name="T111">&lt;CR&gt;&lt;LF&gt;</text:span><text:span text:style-name="T109"> </text:span><text:span text:style-name="T44">(3)</text:span></text:p>
            <text:p><text:span text:style-name="T3">(&gt;&gt;)</text:span><text:span text:style-name="T4"> </text:span><text:span text:style-name="T110">&lt;LF&gt;</text:span><text:span text:style-name="T4"> </text:span><text:span text:style-name="T29">(1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109"> </text:span><text:span text:style-name="T44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4">(&lt;&lt;)</text:span><text:span text:style-name="T37"> </text:span><text:span text:style-name="T42">A</text:span><text:span text:style-name="T27">   </text:span><text:span text:style-name="T28"> </text:span>    in sending terminal</text:p>
            <text:p/>
            <text:p><text:span text:style-name="T3">(&gt;&gt;)</text:span><text:span text:style-name="T4"> </text:span><text:span text:style-name="T5">A</text:span><text:span text:style-name="T43">   </text:span><text:span text:style-name="T44"> </text:span><text:span text:style-name="T108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42">A</text:span><text:span text:style-name="T27">   </text:span><text:span text:style-name="T28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108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25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42">A</text:span><text:span text:style-name="T27"> </text:span><text:span text:style-name="T28">(1)</text:span></text:p>
            <text:p><text:span text:style-name="T64">(&gt;&gt;)</text:span><text:span text:style-name="T37"> </text:span><text:span text:style-name="T17">X</text:span><text:span text:style-name="T27"> </text:span><text:span text:style-name="T28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109"> </text:span><text:span text:style-name="T44">(2)</text:span><text:span text:style-name="T108"> in receiving terminal</text:span></text:p>
            <text:p><text:span text:style-name="T3">(&lt;&lt;)</text:span><text:span text:style-name="T4"> </text:span><text:span text:style-name="T45">X</text:span><text:span text:style-name="T111">&lt;CR&gt;&lt;LF&gt;</text:span><text:span text:style-name="T109"> </text:span><text:span text:style-name="T44">(3)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B&lt;LF&gt;</text:p>
          </table:table-cell>
          <table:table-cell table:number-columns-repeated="60"/>
        </table:table-row>
        <table:table-row table:style-name="ro2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42">A</text:span><text:span text:style-name="T27"> </text:span><text:span text:style-name="T28">(1)</text:span></text:p>
            <text:p><text:span text:style-name="T64">(&gt;&gt;)</text:span><text:span text:style-name="T37"> </text:span><text:span text:style-name="T17">X</text:span><text:span text:style-name="T27"> </text:span><text:span text:style-name="T28">(1)</text:span></text:p>
            <text:p><text:span text:style-name="T64">(&lt;&lt;)</text:span><text:span text:style-name="T37"> </text:span><text:span text:style-name="T65">&lt;CR&gt;</text:span><text:span text:style-name="T42">B</text:span><text:span text:style-name="T67">&lt;LF&gt;</text:span>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109"> </text:span><text:span text:style-name="T44">(2)</text:span><text:span text:style-name="T108"> in receiving terminal</text:span></text:p>
            <text:p><text:span text:style-name="T112">(&lt;&lt;)</text:span><text:span text:style-name="T113"> </text:span><text:span text:style-name="T45">X</text:span><text:span text:style-name="T111">&lt;CR&gt;&lt;LF&gt;</text:span><text:span text:style-name="T109"> </text:span><text:span text:style-name="T44">(3)</text:span></text:p>
            <text:p><text:span text:style-name="T3">(&gt;&gt;)</text:span><text:span text:style-name="T4"> </text:span><text:span text:style-name="T5">B</text:span><text:span text:style-name="T6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58"/>
        </table:table-row>
        <table:table-row table:style-name="ro21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42">A</text:span><text:span text:style-name="T27"> </text:span><text:span text:style-name="T28">(1)</text:span></text:p>
            <text:p><text:span text:style-name="T64">(&gt;&gt;)</text:span><text:span text:style-name="T37"> </text:span><text:span text:style-name="T17">X</text:span><text:span text:style-name="T27"> </text:span><text:span text:style-name="T28">(1)</text:span></text:p>
            <text:p><text:span text:style-name="T64">(&lt;&lt;)</text:span><text:span text:style-name="T37"> </text:span><text:span text:style-name="T65">&lt;CR&gt;</text:span><text:span text:style-name="T42">B</text:span><text:span text:style-name="T67">&lt;LF&gt;</text:span><text:span text:style-name="T31"> </text:span><text:span text:style-name="T28">(3)</text:span>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109"> </text:span><text:span text:style-name="T44">(2)</text:span><text:span text:style-name="T108"> in receiving terminal</text:span></text:p>
            <text:p><text:span text:style-name="T112">(&lt;&lt;)</text:span><text:span text:style-name="T113"> </text:span><text:span text:style-name="T45">X</text:span><text:span text:style-name="T111">&lt;CR&gt;&lt;LF&gt;</text:span><text:span text:style-name="T109"> </text:span><text:span text:style-name="T44">(3)</text:span></text:p>
            <text:p><text:span text:style-name="T3">(&gt;&gt;)</text:span><text:span text:style-name="T4"> </text:span><text:span text:style-name="T5">B</text:span><text:span text:style-name="T6">&lt;LF&gt;&lt;CR&gt;&lt;LF&gt;</text:span><text:span text:style-name="T109"> </text:span><text:span text:style-name="T44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42"> </text:span><text:span text:style-name="T27">   </text:span><text:span text:style-name="T28"> </text:span>    in sending terminal</text:p>
            <text:p/>
            <text:p><text:span text:style-name="T3">(&gt;&gt;)</text:span><text:span text:style-name="T4"> </text:span><text:span text:style-name="T110">&lt;CR&gt; </text:span><text:span text:style-name="T115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58"/>
        </table:table-row>
        <table:table-row table:style-name="ro25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5">(&lt;&lt;)</text:span><text:span text:style-name="T16">  </text:span><text:span text:style-name="T63">(0)</text:span></text:p>
            <text:p><text:span text:style-name="T15">(&gt;&gt;)</text:span><text:span text:style-name="T16"> </text:span><text:span text:style-name="T17">X</text:span><text:span text:style-name="T27"> </text:span><text:span text:style-name="T28">(1)</text:span>    in sending terminal</text:p>
            <text:p/>
            <text:p><text:span text:style-name="T3">(&gt;&gt;)</text:span><text:span text:style-name="T4"> </text:span><text:span text:style-name="T110">&lt;CR&gt;</text:span><text:span text:style-name="T4"> </text:span><text:span text:style-name="T29">(1)</text:span><text:span text:style-name="T115">  in receiving terminal</text:span></text:p>
            <text:p><text:span text:style-name="T3">(&lt;&lt;)</text:span><text:span text:style-name="T4"> </text:span><text:span text:style-name="T45">X</text:span><text:span text:style-name="T111">&lt;CR&gt;&lt;LF&gt;</text:span><text:span text:style-name="T109"> </text:span><text:span text:style-name="T44">(3)</text:span></text:p>
          </table:table-cell>
          <table:table-cell table:number-columns-repeated="59"/>
        </table:table-row>
        <table:table-row table:style-name="ro21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15">(&lt;&lt;)</text:span><text:span text:style-name="T16">  </text:span><text:span text:style-name="T63">(0)</text:span></text:p>
            <text:p><text:span text:style-name="T15">(&gt;&gt;)</text:span><text:span text:style-name="T16"> </text:span><text:span text:style-name="T17">X</text:span><text:span text:style-name="T27"> </text:span><text:span text:style-name="T28">(1)</text:span></text:p>
            <text:p><text:span text:style-name="T64">(&lt;&lt;)</text:span><text:span text:style-name="T37"> </text:span><text:span text:style-name="T65">&lt;CR&gt;</text:span><text:span text:style-name="T42">B</text:span><text:span text:style-name="T27"> </text:span><text:span text:style-name="T28">(2)</text:span>  in sending terminal</text:p>
            <text:p/>
            <text:p><text:span text:style-name="T3">(&gt;&gt;)</text:span><text:span text:style-name="T4"> </text:span><text:span text:style-name="T110">&lt;CR&gt;</text:span><text:span text:style-name="T4"> </text:span><text:span text:style-name="T29">(1)</text:span><text:span text:style-name="T115">  in receiving terminal</text:span></text:p>
            <text:p><text:span text:style-name="T112">(&lt;&lt;)</text:span><text:span text:style-name="T113"> </text:span><text:span text:style-name="T45">X</text:span><text:span text:style-name="T111">&lt;CR&gt;&lt;LF&gt;</text:span><text:span text:style-name="T109"> </text:span><text:span text:style-name="T44">(3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109"> </text:span><text:span text:style-name="T44">(3)</text:span>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all kind of binary line break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60"/>
        </table:table-row>
        <table:table-row table:style-name="ro43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47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58"/>
        </table:table-row>
        <table:table-row table:style-name="ro1" table:number-rows-repeated="6544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.Forms.Settings" table:style-name="ta1" table:print="false">
        <office:forms form:automatic-focus="false" form:apply-design-mode="false"/>
        <table:table-column table:style-name="co9" table:default-cell-style-name="ce39"/>
        <table:table-column table:style-name="co46" table:default-cell-style-name="ce39"/>
        <table:table-column table:style-name="co47" table:default-cell-style-name="ce39"/>
        <table:table-column table:style-name="co26" table:default-cell-style-name="ce39"/>
        <table:table-column table:style-name="co48" table:default-cell-style-name="ce39"/>
        <table:table-column table:style-name="co49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88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88" office:value-type="string" calcext:value-type="string">
            <text:p>Explicitly testing this as the user name is the only non-terminal-settings set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88" office:value-type="string" calcext:value-type="string">
            <text:p>User name is 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defined Settings</text:p>
          </table:table-cell>
          <table:table-cell office:value-type="string" calcext:value-type="string">
            <text:p>Open the 'Predefined'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1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AB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DEF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Modify [Text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DEFGH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Fill-in [Description]</text:p>
          </table:table-cell>
          <table:table-cell office:value-type="string" calcext:value-type="string">
            <text:p>[Description] gets set</text:p>
          </table:table-cell>
          <table:table-cell office:value-type="string" calcext:value-type="string">
            <text:p>#2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IJK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Fill-in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3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Modify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IJKLM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3#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Fill-in [Description]</text:p>
          </table:table-cell>
          <table:table-cell office:value-type="string" calcext:value-type="string">
            <text:p>[Description] gets set</text:p>
          </table:table-cell>
          <table:table-cell office:value-type="string" calcext:value-type="string">
            <text:p>#4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Fill-in some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NOP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Modify [Text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NOPQ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4#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Navigate into [Description] but leave unchanged</text:p>
          </table:table-cell>
          <table:table-cell office:value-type="string" calcext:value-type="string">
            <text:p>[Description] stays empt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5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Modify [Text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STUV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5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6: Fill-in [Description]</text:p>
          </table:table-cell>
          <table:table-cell office:value-type="string" calcext:value-type="string">
            <text:p>[Description] gets set</text:p>
            <text:p>[Text] stays empty</text:p>
          </table:table-cell>
          <table:table-cell office:value-type="string" calcext:value-type="string">
            <text:p>#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he 'Predefined' dialog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Use the command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Use the commands again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'Predefined' dialog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efine a multi-line command</text:p>
          </table:table-cell>
          <table:table-cell office:value-type="string" calcext:value-type="string">
            <text:p>Description is se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editing a line</text:p>
            <text:p>[OK]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adding a line</text:p>
            <text:p><text:span text:style-name="T1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adding a line</text:p>
            <text:p><text:span text:style-name="T1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 table:number-rows-repeated="654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Log" table:style-name="ta1" table:print="false">
        <office:forms form:automatic-focus="false" form:apply-design-mode="false"/>
        <table:table-column table:style-name="co9" table:default-cell-style-name="ce39"/>
        <table:table-column table:style-name="co50" table:default-cell-style-name="ce39"/>
        <table:table-column table:style-name="co51" table:default-cell-style-name="ce39"/>
        <table:table-column table:style-name="co52" table:default-cell-style-name="ce39"/>
        <table:table-column table:style-name="co53" table:default-cell-style-name="ce39"/>
        <table:table-column table:style-name="co54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89" office:value-type="string" calcext:value-type="string">
            <text:p>Note that the operating system may delay flushing.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23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90" office:value-type="string" calcext:value-type="string">
            <text:p><text:span text:style-name="T116">Note that display elements are text-only and no longer contain the underlying typed</text:span></text:p>
            <text:p><text:span text:style-name="T116">information such as the time stamp of the origin. Since the XML schema is strongly-</text:span></text:p>
            <text:p><text:span text:style-name="T116">typed again, the items need to be reconstructed. Not optimal, but simply a trade-off</text:span></text:p>
            <text:p><text:span text:style-name="T116">Between display and log performance. After all, XML logging is probably rarely used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90" office:value-type="string" calcext:value-type="string">
            <text:p>Note that raw XML does contain time stamp and origin.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60"/>
        </table:table-row>
        <table:table-row table:style-name="ro1" table:number-rows-repeated="6549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Info" table:style-name="ta1" table:print="false">
        <office:forms form:automatic-focus="false" form:apply-design-mode="false"/>
        <table:table-column table:style-name="co9" table:default-cell-style-name="ce39"/>
        <table:table-column table:style-name="co55" table:default-cell-style-name="ce39"/>
        <table:table-column table:style-name="co56" table:default-cell-style-name="ce39"/>
        <table:table-column table:style-name="co38" table:default-cell-style-name="ce39"/>
        <table:table-column table:style-name="co57" table:default-cell-style-name="ce39"/>
        <table:table-column table:style-name="co58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4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17">st</text:span> line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4">
          <table:table-cell table:number-columns-repeated="3"/>
          <table:table-cell office:value-type="string" calcext:value-type="string">
            <text:p>"Help &gt; About" &gt; Click 1<text:span text:style-name="T117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4">
          <table:table-cell table:number-columns-repeated="3"/>
          <table:table-cell office:value-type="string" calcext:value-type="string">
            <text:p>"Help &gt; About" &gt; Click 1<text:span text:style-name="T117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91"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4">
          <table:table-cell table:number-columns-repeated="3"/>
          <table:table-cell office:value-type="string" calcext:value-type="string">
            <text:p>"Help &gt; About" &gt; Click 1<text:span text:style-name="T117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91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4">
          <table:table-cell table:number-columns-repeated="3"/>
          <table:table-cell office:value-type="string" calcext:value-type="string">
            <text:p>"Help &gt; About" &gt; Click 1<text:span text:style-name="T117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91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4">
          <table:table-cell table:number-columns-repeated="3"/>
          <table:table-cell office:value-type="string" calcext:value-type="string">
            <text:p>"Help &gt; About" &gt; Click 1<text:span text:style-name="T117">st</text:span> line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">Required to fully verify exception handling</text:span></text:p>
            <text:p>Also required to fully reset exception handl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4">
          <table:table-cell table:number-columns-repeated="3"/>
          <table:table-cell office:value-type="string" calcext:value-type="string">
            <text:p>"Help &gt; About" &gt; Click slightly above the right end of the 2<text:span text:style-name="T117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4">
          <table:table-cell table:number-columns-repeated="3"/>
          <table:table-cell office:value-type="string" calcext:value-type="string">
            <text:p>"Help &gt; About" &gt; Click slightly above the right end of the 3<text:span text:style-name="T117">rd</text:span> line</text:p>
          </table:table-cell>
          <table:table-cell office:value-type="string" calcext:value-type="string">
            <text:p>Repeat steps above, except <text:span text:style-name="T118">[Cancel], [Retry] and [Ignore]</text:span>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58"/>
        </table:table-row>
        <table:table-row table:style-name="ro1" table:number-rows-repeated="654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stallation" table:style-name="ta1" table:print="false">
        <office:forms form:automatic-focus="false" form:apply-design-mode="false"/>
        <table:table-column table:style-name="co9" table:default-cell-style-name="ce39"/>
        <table:table-column table:style-name="co59" table:default-cell-style-name="ce39"/>
        <table:table-column table:style-name="co60" table:default-cell-style-name="ce39"/>
        <table:table-column table:style-name="co61" table:default-cell-style-name="ce39"/>
        <table:table-column table:style-name="co12" table:default-cell-style-name="ce39"/>
        <table:table-column table:style-name="co62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office:value-type="string" calcext:value-type="string">
            <text:p/>
            <text:p/>
            <text:p>In total:</text:p>
            <text:p> &gt; 3 folders</text:p>
            <text:p> &gt; 31 files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92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92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As...]</text:p>
          </table:table-cell>
          <table:table-cell office:value-type="string" calcext:value-type="string">
            <text:p>Files must get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Open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Recent &gt; 'FirstTerminal.yat']</text:p>
          </table:table-cell>
          <table:table-cell office:value-type="string" calcext:value-type="string">
            <text:p>Second terminal must be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4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OK]</text:p>
            <text:p>Resulting in:</text:p>
            <text:p>     LocalUserSettings.General.AutoOpenWorkspace = true</text:p>
            <text:p><text:span text:style-name="T1">     LocalUserSettings.General.AutoSaveWorkspace = true</text:span></text:p>
            <text:p><text:span text:style-name="T1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1">...YAT.Model.Test.FileHandlingTest.TestSequenceOfUseCases_6_through_9_()::UC9 with a third main.</text:span></text:p>
            <text:p/>
            <text:p><text:span text:style-name="T1">However, these tests cannot be done automatically due to limitations of running really concurrent instances out of a single NUnit test script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local user settings folder</text:p>
          </table:table-cell>
          <table:table-cell office:value-type="string" calcext:value-type="string">
            <text:p>Files observab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 table:number-rows-repeated="654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3" table:target-range-address="'YAT.Domain.Terminal'.C106:'YAT.Domain.Terminal'.E107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DejaVu Sans Mono" svg:font-family="'DejaVu Sans Mono'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.00.0000</text:date>, <text:time style:data-style-name="N2" text:time-value="11:02:52.1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41DT10H5M39S</meta:editing-duration>
    <meta:editing-cycles>660</meta:editing-cycles>
    <meta:generator>LibreOffice/6.4.3.2$Windows_X86_64 LibreOffice_project/747b5d0ebf89f41c860ec2a39efd7cb15b54f2d8</meta:generator>
    <dc:date>2021-01-12T18:50:39.694000000</dc:date>
    <meta:print-date>2013-02-02T14:44:49.07</meta:print-date>
    <meta:document-statistic meta:table-count="13" meta:cell-count="2563" meta:object-count="0"/>
    <meta:user-defined meta:name="Info 1"/>
    <meta:user-defined meta:name="Info 2"/>
    <meta:user-defined meta:name="Info 3"/>
    <meta:user-defined meta:name="Info 4"/>
  </office:meta>
</office:document-meta>
</file>